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3mm"/>
    </style:style>
    <style:style style:name="co2" style:family="table-column">
      <style:table-column-properties fo:break-before="auto" style:column-width="45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52mm"/>
    </style:style>
    <style:style style:name="co5" style:family="table-column">
      <style:table-column-properties fo:break-before="auto" style:column-width="13.55mm"/>
    </style:style>
    <style:style style:name="co6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3" table:default-cell-style-name="ce1"/>
        <table:table-row table:style-name="ro1">
          <table:table-cell office:value-type="string" calcext:value-type="string">
            <text:p>1.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rennweitenschätzun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.5" calcext:value-type="float">
            <text:p>7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2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esselverfahr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5 er Linse</text:p>
          </table:table-cell>
          <table:table-cell office:value-type="string" calcext:value-type="string">
            <text:p>PL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Fehlerrundu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1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13]-[.$D$8]" office:value-type="float" office:value="1434" calcext:value-type="float">
            <text:p>143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12]-[.D11]" office:value-type="float" office:value="1097.5" calcext:value-type="float">
            <text:p>1097,5</text:p>
          </table:table-cell>
          <table:table-cell/>
          <table:table-cell office:value-type="string" calcext:value-type="string">
            <text:p>e²/d</text:p>
          </table:table-cell>
          <table:table-cell table:formula="of:=[.J11]*[.J11]/[.J10]" office:value-type="float" office:value="839.962517433752" calcext:value-type="float">
            <text:p>839,96251743375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1452.5" calcext:value-type="float">
            <text:p>1452,5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13]*[.G13]);([.$G$8]*[.$G$8])))" office:value-type="float" office:value="0.707106781186548" calcext:value-type="float">
            <text:p>0,707106781186548</text:p>
          </table:table-cell>
          <table:table-cell table:formula="of:=ROUND([.J12]; 2)" office:value-type="float" office:value="0.71" calcext:value-type="float">
            <text:p>0,71</text:p>
          </table:table-cell>
          <table:table-cell table:style-name="ce2" office:value-type="string" calcext:value-type="string">
            <text:p>Δe^2</text:p>
          </table:table-cell>
          <table:table-cell table:formula="of:=2*[.J11]*[.J13]" office:value-type="float" office:value="1552.09938470447" calcext:value-type="float">
            <text:p>1552,0993847044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1617" calcext:value-type="float">
            <text:p>1617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11]*[.G11]);([.G12]*[.G12])))" office:value-type="float" office:value="0.707106781186548" calcext:value-type="float">
            <text:p>0,707106781186548</text:p>
          </table:table-cell>
          <table:table-cell table:formula="of:=ROUND([.J13]; 2)" office:value-type="float" office:value="0.71" calcext:value-type="float">
            <text:p>0,71</text:p>
          </table:table-cell>
          <table:table-cell table:style-name="ce2" office:value-type="string" calcext:value-type="string">
            <text:p>Δe²/d</text:p>
          </table:table-cell>
          <table:table-cell table:formula="of:=SQRT((([.M12]/[.J10])^2)+(((-[.M11]*[.J12])/([.J10]^2))^2))" office:value-type="float" office:value="1.08235665269765" calcext:value-type="float">
            <text:p>1,082356652697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18]-[.$D$8]" office:value-type="float" office:value="817" calcext:value-type="float">
            <text:p>8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75.5" calcext:value-type="float">
            <text:p>375,5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17]-[.D16]" office:value-type="float" office:value="439.5" calcext:value-type="float">
            <text:p>439,5</text:p>
          </table:table-cell>
          <table:table-cell/>
          <table:table-cell office:value-type="string" calcext:value-type="string">
            <text:p>e²/d</text:p>
          </table:table-cell>
          <table:table-cell table:formula="of:=[.J16]*[.J16]/[.J15]" office:value-type="float" office:value="236.426254589963" calcext:value-type="float">
            <text:p>236,42625458996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18]*[.G18]);([.$G$8]*[.$G$8])))" office:value-type="float" office:value="0.707106781186548" calcext:value-type="float">
            <text:p>0,707106781186548</text:p>
          </table:table-cell>
          <table:table-cell table:formula="of:=ROUND([.J17]; 2)" office:value-type="float" office:value="0.71" calcext:value-type="float">
            <text:p>0,71</text:p>
          </table:table-cell>
          <table:table-cell table:style-name="ce2" office:value-type="string" calcext:value-type="string">
            <text:p>Δe^2</text:p>
          </table:table-cell>
          <table:table-cell table:formula="of:=2*[.J16]*[.J18]" office:value-type="float" office:value="621.546860662975" calcext:value-type="float">
            <text:p>621,5468606629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16]*[.G16]);([.G17]*[.G17])))" office:value-type="float" office:value="0.707106781186548" calcext:value-type="float">
            <text:p>0,707106781186548</text:p>
          </table:table-cell>
          <table:table-cell table:formula="of:=ROUND([.J18]; 2)" office:value-type="float" office:value="0.71" calcext:value-type="float">
            <text:p>0,71</text:p>
          </table:table-cell>
          <table:table-cell table:style-name="ce2" office:value-type="string" calcext:value-type="string">
            <text:p>Δe²/d</text:p>
          </table:table-cell>
          <table:table-cell table:formula="of:=SQRT((([.M17]/[.J15])^2)+(((-[.M16]*[.J17])/([.J15]^2))^2))" office:value-type="float" office:value="0.760767312541225" calcext:value-type="float">
            <text:p>0,7607673125412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3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23]-[.$D$8]" office:value-type="float" office:value="1017" calcext:value-type="float">
            <text:p>10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22]-[.D21]" office:value-type="float" office:value="657" calcext:value-type="float">
            <text:p>657</text:p>
          </table:table-cell>
          <table:table-cell/>
          <table:table-cell office:value-type="string" calcext:value-type="string">
            <text:p>e²/d</text:p>
          </table:table-cell>
          <table:table-cell table:formula="of:=[.J21]*[.J21]/[.J20]" office:value-type="float" office:value="424.433628318584" calcext:value-type="float">
            <text:p>424,43362831858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23]*[.G23]);([.$G$8]*[.$G$8])))" office:value-type="float" office:value="0.707106781186548" calcext:value-type="float">
            <text:p>0,707106781186548</text:p>
          </table:table-cell>
          <table:table-cell table:formula="of:=ROUND([.J22]; 2)" office:value-type="float" office:value="0.71" calcext:value-type="float">
            <text:p>0,71</text:p>
          </table:table-cell>
          <table:table-cell table:style-name="ce2" office:value-type="string" calcext:value-type="string">
            <text:p>Δe^2</text:p>
          </table:table-cell>
          <table:table-cell table:formula="of:=2*[.J21]*[.J23]" office:value-type="float" office:value="929.138310479124" calcext:value-type="float">
            <text:p>929,13831047912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21]*[.G21]);([.G22]*[.G22])))" office:value-type="float" office:value="0.707106781186548" calcext:value-type="float">
            <text:p>0,707106781186548</text:p>
          </table:table-cell>
          <table:table-cell table:formula="of:=ROUND([.J23]; 2)" office:value-type="float" office:value="0.71" calcext:value-type="float">
            <text:p>0,71</text:p>
          </table:table-cell>
          <table:table-cell table:style-name="ce2" office:value-type="string" calcext:value-type="string">
            <text:p>Δe²/d</text:p>
          </table:table-cell>
          <table:table-cell table:formula="of:=SQRT((([.M22]/[.J20])^2)+(((-[.M21]*[.J22])/([.J20]^2))^2))" office:value-type="float" office:value="0.913607037701968" calcext:value-type="float">
            <text:p>0,9136070377019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4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28]-[.$D$8]" office:value-type="float" office:value="1217" calcext:value-type="float">
            <text:p>12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27]-[.D26]" office:value-type="float" office:value="875" calcext:value-type="float">
            <text:p>875</text:p>
          </table:table-cell>
          <table:table-cell/>
          <table:table-cell office:value-type="string" calcext:value-type="string">
            <text:p>e²/d</text:p>
          </table:table-cell>
          <table:table-cell table:formula="of:=[.J26]*[.J26]/[.J25]" office:value-type="float" office:value="629.108463434675" calcext:value-type="float">
            <text:p>629,1084634346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28]*[.G28]);([.$G$8]*[.$G$8])))" office:value-type="float" office:value="0.707106781186548" calcext:value-type="float">
            <text:p>0,707106781186548</text:p>
          </table:table-cell>
          <table:table-cell table:formula="of:=ROUND([.J27]; 2)" office:value-type="float" office:value="0.71" calcext:value-type="float">
            <text:p>0,71</text:p>
          </table:table-cell>
          <table:table-cell table:style-name="ce2" office:value-type="string" calcext:value-type="string">
            <text:p>Δe^2</text:p>
          </table:table-cell>
          <table:table-cell table:formula="of:=2*[.J26]*[.J28]" office:value-type="float" office:value="1237.43686707646" calcext:value-type="float">
            <text:p>1237,4368670764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26]*[.G26]);([.G27]*[.G27])))" office:value-type="float" office:value="0.707106781186548" calcext:value-type="float">
            <text:p>0,707106781186548</text:p>
          </table:table-cell>
          <table:table-cell table:formula="of:=ROUND([.J28]; 2)" office:value-type="float" office:value="0.71" calcext:value-type="float">
            <text:p>0,71</text:p>
          </table:table-cell>
          <table:table-cell table:style-name="ce2" office:value-type="string" calcext:value-type="string">
            <text:p>Δe²/d</text:p>
          </table:table-cell>
          <table:table-cell table:formula="of:=SQRT((([.M27]/[.J25])^2)+(((-[.M26]*[.J27])/([.J25]^2))^2))" office:value-type="float" office:value="1.01679286858107" calcext:value-type="float">
            <text:p>1,0167928685810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5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33]-[.$D$8]" office:value-type="float" office:value="1617" calcext:value-type="float">
            <text:p>16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32]-[.D31]" office:value-type="float" office:value="1289" calcext:value-type="float">
            <text:p>1289</text:p>
          </table:table-cell>
          <table:table-cell/>
          <table:table-cell office:value-type="string" calcext:value-type="string">
            <text:p>e²/d</text:p>
          </table:table-cell>
          <table:table-cell table:formula="of:=[.J31]*[.J31]/[.J30]" office:value-type="float" office:value="1027.53308596166" calcext:value-type="float">
            <text:p>1027,5330859616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1639" calcext:value-type="float">
            <text:p>1639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33]*[.G33]);([.$G$8]*[.$G$8])))" office:value-type="float" office:value="0.707106781186548" calcext:value-type="float">
            <text:p>0,707106781186548</text:p>
          </table:table-cell>
          <table:table-cell table:formula="of:=ROUND([.J32]; 2)" office:value-type="float" office:value="0.71" calcext:value-type="float">
            <text:p>0,71</text:p>
          </table:table-cell>
          <table:table-cell table:style-name="ce2" office:value-type="string" calcext:value-type="string">
            <text:p>Δe^2</text:p>
          </table:table-cell>
          <table:table-cell table:formula="of:=2*[.J31]*[.J33]" office:value-type="float" office:value="1822.92128189892" calcext:value-type="float">
            <text:p>1822,921281898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31]*[.G31]);([.G32]*[.G32])))" office:value-type="float" office:value="0.707106781186548" calcext:value-type="float">
            <text:p>0,707106781186548</text:p>
          </table:table-cell>
          <table:table-cell table:formula="of:=ROUND([.J33]; 2)" office:value-type="float" office:value="0.71" calcext:value-type="float">
            <text:p>0,71</text:p>
          </table:table-cell>
          <table:table-cell table:style-name="ce2" office:value-type="string" calcext:value-type="string">
            <text:p>Δe²/d</text:p>
          </table:table-cell>
          <table:table-cell table:formula="of:=SQRT((([.M32]/[.J30])^2)+(((-[.M31]*[.J32])/([.J30]^2))^2))" office:value-type="float" office:value="1.1273477657871" calcext:value-type="float">
            <text:p>1,12734776578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3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esselverfahr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,5er Linse</text:p>
          </table:table-cell>
          <table:table-cell office:value-type="string" calcext:value-type="string">
            <text:p>PL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1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41]-[.$D$36]" office:value-type="float" office:value="1617" calcext:value-type="float">
            <text:p>16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40]-[.D39]" office:value-type="float" office:value="1350" calcext:value-type="float">
            <text:p>135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1650" calcext:value-type="float">
            <text:p>1650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41]*[.G41]);([.$G$36]*[.$G$36])))" office:value-type="float" office:value="0.707106781186548" calcext:value-type="float">
            <text:p>0,707106781186548</text:p>
          </table:table-cell>
          <table:table-cell table:formula="of:=ROUND([.J40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39]*[.G39]);([.G40]*[.G40])))" office:value-type="float" office:value="0.707106781186548" calcext:value-type="float">
            <text:p>0,707106781186548</text:p>
          </table:table-cell>
          <table:table-cell table:formula="of:=ROUND([.J41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46]-[.$D$36]" office:value-type="float" office:value="1417" calcext:value-type="float">
            <text:p>14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45]-[.D44]" office:value-type="float" office:value="1145" calcext:value-type="float">
            <text:p>114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46]*[.G46]);([.$G$36]*[.$G$36])))" office:value-type="float" office:value="0.707106781186548" calcext:value-type="float">
            <text:p>0,707106781186548</text:p>
          </table:table-cell>
          <table:table-cell table:formula="of:=ROUND([.J45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44]*[.G44]);([.G45]*[.G45])))" office:value-type="float" office:value="0.707106781186548" calcext:value-type="float">
            <text:p>0,707106781186548</text:p>
          </table:table-cell>
          <table:table-cell table:formula="of:=ROUND([.J46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3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51]-[.$D$36]" office:value-type="float" office:value="1217" calcext:value-type="float">
            <text:p>12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50]-[.D49]" office:value-type="float" office:value="942" calcext:value-type="float">
            <text:p>94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51]*[.G51]);([.$G$36]*[.$G$36])))" office:value-type="float" office:value="0.707106781186548" calcext:value-type="float">
            <text:p>0,707106781186548</text:p>
          </table:table-cell>
          <table:table-cell table:formula="of:=ROUND([.J50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49]*[.G49]);([.G50]*[.G50])))" office:value-type="float" office:value="0.707106781186548" calcext:value-type="float">
            <text:p>0,707106781186548</text:p>
          </table:table-cell>
          <table:table-cell table:formula="of:=ROUND([.J51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4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56]-[.$D$36]" office:value-type="float" office:value="1017" calcext:value-type="float">
            <text:p>10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55]-[.D54]" office:value-type="float" office:value="675" calcext:value-type="float">
            <text:p>6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56]*[.G56]);([.$G$36]*[.$G$36])))" office:value-type="float" office:value="0.707106781186548" calcext:value-type="float">
            <text:p>0,707106781186548</text:p>
          </table:table-cell>
          <table:table-cell table:formula="of:=ROUND([.J55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54]*[.G54]);([.G55]*[.G55])))" office:value-type="float" office:value="0.707106781186548" calcext:value-type="float">
            <text:p>0,707106781186548</text:p>
          </table:table-cell>
          <table:table-cell table:formula="of:=ROUND([.J56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5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61]-[.$D$36]" office:value-type="float" office:value="817" calcext:value-type="float">
            <text:p>8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60]-[.D59]" office:value-type="float" office:value="516" calcext:value-type="float">
            <text:p>51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61]*[.G61]);([.$G$36]*[.$G$36])))" office:value-type="float" office:value="0.707106781186548" calcext:value-type="float">
            <text:p>0,707106781186548</text:p>
          </table:table-cell>
          <table:table-cell table:formula="of:=ROUND([.J60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59]*[.G59]);([.G60]*[.G60])))" office:value-type="float" office:value="0.707106781186548" calcext:value-type="float">
            <text:p>0,707106781186548</text:p>
          </table:table-cell>
          <table:table-cell table:formula="of:=ROUND([.J61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6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formula="of:=[.D66]-[.$D$36]" office:value-type="float" office:value="517" calcext:value-type="float">
            <text:p>5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</text:p>
          </table:table-cell>
          <table:table-cell table:formula="of:=[.D65]-[.D64]" office:value-type="float" office:value="115" calcext:value-type="float">
            <text:p>1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d</text:p>
          </table:table-cell>
          <table:table-cell table:formula="of:=SQRT(SUM(([.G66]*[.G66]);([.$G$36]*[.$G$36])))" office:value-type="float" office:value="0.707106781186548" calcext:value-type="float">
            <text:p>0,707106781186548</text:p>
          </table:table-cell>
          <table:table-cell table:formula="of:=ROUND([.J65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office:value-type="string" calcext:value-type="string">
            <text:p>ΔPS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e</text:p>
          </table:table-cell>
          <table:table-cell table:formula="of:=SQRT(SUM(([.G64]*[.G64]);([.G65]*[.G65])))" office:value-type="float" office:value="0.707106781186548" calcext:value-type="float">
            <text:p>0,707106781186548</text:p>
          </table:table-cell>
          <table:table-cell table:formula="of:=ROUND([.J66]; 2)" office:value-type="float" office:value="0.71" calcext:value-type="float">
            <text:p>0,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.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utokollimationsverfahre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PL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Sammellinse 7,5 + Streulinse</text:p>
          </table:table-cell>
          <table:table-cell office:value-type="string" calcext:value-type="string">
            <text:p>P1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</text:p>
          </table:table-cell>
          <table:table-cell table:formula="of:=(([.D71]-[.$D$69])+([.D72]-[.$D$69]))/2" office:value-type="float" office:value="92" calcext:value-type="float">
            <text:p>92</text:p>
          </table:table-cell>
          <table:table-cell table:number-columns-repeated="1014"/>
        </table:table-row>
        <table:table-row table:style-name="ro1">
          <table:table-cell/>
          <table:covered-table-cell/>
          <table:table-cell office:value-type="string" calcext:value-type="string">
            <text:p>P2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f</text:p>
          </table:table-cell>
          <table:table-cell table:formula="of:=SQRT(SQRT([.G71]^2+[.$G$69]^2)^2+SQRT([.G72]^2+[.$G$69]^2)^2)*0.5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mmellinse 7,5</text:p>
          </table:table-cell>
          <table:table-cell office:value-type="string" calcext:value-type="string">
            <text:p>P1</text:p>
          </table:table-cell>
          <table:table-cell office:value-type="float" office:value="257.5" calcext:value-type="float">
            <text:p>257,5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</text:p>
          </table:table-cell>
          <table:table-cell table:formula="of:=(([.D74]-[.$D$69])+([.D75]-[.$D$69]))/2" office:value-type="float" office:value="73.25" calcext:value-type="float">
            <text:p>73,2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f</text:p>
          </table:table-cell>
          <table:table-cell table:formula="of:=SQRT(SQRT([.G74]^2+[.$G$69]^2)^2+SQRT([.G75]^2+[.$G$69]^2)^2)*0.5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mmellinse 15 Nr1</text:p>
          </table:table-cell>
          <table:table-cell office:value-type="string" calcext:value-type="string">
            <text:p>P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</text:p>
          </table:table-cell>
          <table:table-cell table:formula="of:=(([.D77]-[.$D$69])+([.D78]-[.$D$69]))/2" office:value-type="float" office:value="93.5" calcext:value-type="float">
            <text:p>93,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f</text:p>
          </table:table-cell>
          <table:table-cell table:formula="of:=SQRT(SQRT([.G77]^2+[.$G$69]^2)^2+SQRT([.G78]^2+[.$G$69]^2)^2)*0.5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mmellinse 15 Nr2</text:p>
          </table:table-cell>
          <table:table-cell office:value-type="string" calcext:value-type="string">
            <text:p>P1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office:value-type="string" calcext:value-type="string">
            <text:p>ΔP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</text:p>
          </table:table-cell>
          <table:table-cell table:formula="of:=(([.D80]-[.$D$69])+([.D81]-[.$D$69]))/2" office:value-type="float" office:value="95.75" calcext:value-type="float">
            <text:p>95,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221.5" calcext:value-type="float">
            <text:p>221,5</text:p>
          </table:table-cell>
          <table:table-cell/>
          <table:table-cell table:style-name="ce2" office:value-type="string" calcext:value-type="string">
            <text:p>ΔP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f</text:p>
          </table:table-cell>
          <table:table-cell table:formula="of:=SQRT(SQRT([.G80]^2+[.$G$69]^2)^2+SQRT([.G81]^2+[.$G$69]^2)^2)*0.5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utokollimationsverfahre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PL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ØK</text:p>
          </table:table-cell>
          <table:table-cell table:formula="of:=SUM([.M87];[.M91];[.M95];[.M99];[.M103];[.M107])/6" office:value-type="float" office:value="12758.3333333333" calcext:value-type="float">
            <text:p>12758,333333333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ØΔK</text:p>
          </table:table-cell>
          <table:table-cell table:formula="of:=SQRT([.M88]^2+[.M92]^2+[.M96]^2+[.M100]^2+[.M104]^2+[.M108]^2)/6" office:value-type="float" office:value="22.2048543241237" calcext:value-type="float">
            <text:p>22,204854324123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i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office:value-type="string" calcext:value-type="string">
            <text:p>ΔPli 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</text:p>
          </table:table-cell>
          <table:table-cell table:formula="of:=[.D87]-[.$D$84]" office:value-type="float" office:value="250" calcext:value-type="float">
            <text:p>250</text:p>
          </table:table-cell>
          <table:table-cell/>
          <table:table-cell office:value-type="string" calcext:value-type="string">
            <text:p>K</text:p>
          </table:table-cell>
          <table:table-cell table:formula="of:=[.D86]*[.J87]" office:value-type="float" office:value="12500" calcext:value-type="float">
            <text:p>12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ir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office:value-type="string" calcext:value-type="string">
            <text:p>ΔPir 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f</text:p>
          </table:table-cell>
          <table:table-cell table:formula="of:=SQRT([.G88]^2+[.$G$84]^2)" office:value-type="float" office:value="0.707106781186548" calcext:value-type="float">
            <text:p>0,707106781186548</text:p>
          </table:table-cell>
          <table:table-cell/>
          <table:table-cell table:style-name="ce2" office:value-type="string" calcext:value-type="string">
            <text:p>ΔK</text:p>
          </table:table-cell>
          <table:table-cell table:formula="of:=[.J88]*[.D86]" office:value-type="float" office:value="35.3553390593274" calcext:value-type="float">
            <text:p>35,35533905932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i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office:value-type="string" calcext:value-type="string">
            <text:p>ΔPli 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</text:p>
          </table:table-cell>
          <table:table-cell table:formula="of:=[.D91]-[.$D$84]" office:value-type="float" office:value="207" calcext:value-type="float">
            <text:p>207</text:p>
          </table:table-cell>
          <table:table-cell/>
          <table:table-cell office:value-type="string" calcext:value-type="string">
            <text:p>K</text:p>
          </table:table-cell>
          <table:table-cell table:formula="of:=[.D90]*[.J91]" office:value-type="float" office:value="12420" calcext:value-type="float">
            <text:p>1242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ir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office:value-type="string" calcext:value-type="string">
            <text:p>ΔPir 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f</text:p>
          </table:table-cell>
          <table:table-cell table:formula="of:=SQRT([.G92]^2+[.$G$84]^2)" office:value-type="float" office:value="0.707106781186548" calcext:value-type="float">
            <text:p>0,707106781186548</text:p>
          </table:table-cell>
          <table:table-cell/>
          <table:table-cell table:style-name="ce2" office:value-type="string" calcext:value-type="string">
            <text:p>ΔK</text:p>
          </table:table-cell>
          <table:table-cell table:formula="of:=[.J92]*[.D90]" office:value-type="float" office:value="42.4264068711929" calcext:value-type="float">
            <text:p>42,42640687119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i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office:value-type="string" calcext:value-type="string">
            <text:p>ΔPli 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</text:p>
          </table:table-cell>
          <table:table-cell table:formula="of:=[.D95]-[.$D$84]" office:value-type="float" office:value="180" calcext:value-type="float">
            <text:p>180</text:p>
          </table:table-cell>
          <table:table-cell/>
          <table:table-cell office:value-type="string" calcext:value-type="string">
            <text:p>K</text:p>
          </table:table-cell>
          <table:table-cell table:formula="of:=[.D94]*[.J95]" office:value-type="float" office:value="12600" calcext:value-type="float">
            <text:p>126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ir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office:value-type="string" calcext:value-type="string">
            <text:p>ΔPir 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f</text:p>
          </table:table-cell>
          <table:table-cell table:formula="of:=SQRT([.G96]^2+[.$G$84]^2)" office:value-type="float" office:value="0.707106781186548" calcext:value-type="float">
            <text:p>0,707106781186548</text:p>
          </table:table-cell>
          <table:table-cell/>
          <table:table-cell table:style-name="ce2" office:value-type="string" calcext:value-type="string">
            <text:p>ΔK</text:p>
          </table:table-cell>
          <table:table-cell table:formula="of:=[.J96]*[.D94]" office:value-type="float" office:value="49.4974746830583" calcext:value-type="float">
            <text:p>49,497474683058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i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office:value-type="string" calcext:value-type="string">
            <text:p>ΔPli 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</text:p>
          </table:table-cell>
          <table:table-cell table:formula="of:=[.D99]-[.$D$84]" office:value-type="float" office:value="155" calcext:value-type="float">
            <text:p>155</text:p>
          </table:table-cell>
          <table:table-cell/>
          <table:table-cell office:value-type="string" calcext:value-type="string">
            <text:p>K</text:p>
          </table:table-cell>
          <table:table-cell table:formula="of:=[.D98]*[.J99]" office:value-type="float" office:value="12400" calcext:value-type="float">
            <text:p>124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ir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" office:value-type="string" calcext:value-type="string">
            <text:p>ΔPir 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f</text:p>
          </table:table-cell>
          <table:table-cell table:formula="of:=SQRT([.G100]^2+[.$G$84]^2)" office:value-type="float" office:value="0.707106781186548" calcext:value-type="float">
            <text:p>0,707106781186548</text:p>
          </table:table-cell>
          <table:table-cell/>
          <table:table-cell table:style-name="ce2" office:value-type="string" calcext:value-type="string">
            <text:p>ΔK</text:p>
          </table:table-cell>
          <table:table-cell table:formula="of:=[.J100]*[.D98]" office:value-type="float" office:value="56.5685424949238" calcext:value-type="float">
            <text:p>56,568542494923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i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office:value-type="string" calcext:value-type="string">
            <text:p>ΔPli 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</text:p>
          </table:table-cell>
          <table:table-cell table:formula="of:=[.D103]-[.$D$84]" office:value-type="float" office:value="147" calcext:value-type="float">
            <text:p>147</text:p>
          </table:table-cell>
          <table:table-cell/>
          <table:table-cell office:value-type="string" calcext:value-type="string">
            <text:p>K</text:p>
          </table:table-cell>
          <table:table-cell table:formula="of:=[.D102]*[.J103]" office:value-type="float" office:value="13230" calcext:value-type="float">
            <text:p>1323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ir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office:value-type="string" calcext:value-type="string">
            <text:p>ΔPir 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f</text:p>
          </table:table-cell>
          <table:table-cell table:formula="of:=SQRT([.G104]^2+[.$G$84]^2)" office:value-type="float" office:value="0.707106781186548" calcext:value-type="float">
            <text:p>0,707106781186548</text:p>
          </table:table-cell>
          <table:table-cell/>
          <table:table-cell table:style-name="ce2" office:value-type="string" calcext:value-type="string">
            <text:p>ΔK</text:p>
          </table:table-cell>
          <table:table-cell table:formula="of:=[.J104]*[.D102]" office:value-type="float" office:value="63.6396103067893" calcext:value-type="float">
            <text:p>63,639610306789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i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office:value-type="string" calcext:value-type="string">
            <text:p>ΔPli 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</text:p>
          </table:table-cell>
          <table:table-cell table:formula="of:=[.D107]-[.$D$84]" office:value-type="float" office:value="134" calcext:value-type="float">
            <text:p>134</text:p>
          </table:table-cell>
          <table:table-cell/>
          <table:table-cell office:value-type="string" calcext:value-type="string">
            <text:p>K</text:p>
          </table:table-cell>
          <table:table-cell table:formula="of:=[.D106]*[.J107]" office:value-type="float" office:value="13400" calcext:value-type="float">
            <text:p>134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ir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office:value-type="string" calcext:value-type="string">
            <text:p>ΔPir 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f</text:p>
          </table:table-cell>
          <table:table-cell table:formula="of:=SQRT([.G108]^2+[.$G$84]^2)" office:value-type="float" office:value="0.707106781186548" calcext:value-type="float">
            <text:p>0,707106781186548</text:p>
          </table:table-cell>
          <table:table-cell/>
          <table:table-cell table:style-name="ce2" office:value-type="string" calcext:value-type="string">
            <text:p>ΔK</text:p>
          </table:table-cell>
          <table:table-cell table:formula="of:=[.J108]*[.D106]" office:value-type="float" office:value="70.7106781186548" calcext:value-type="float">
            <text:p>70,71067811865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2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ormalsichtiges Aug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0-Lampe</text:p>
          </table:table-cell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 table:number-columns-spanned="2" table:number-rows-spanned="1">
            <text:p>P-Schirm</text:p>
          </table:table-cell>
          <table:covered-table-cell/>
          <table:table-cell office:value-type="float" office:value="1980" calcext:value-type="float">
            <text:p>198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lampe-OFFSET</text:p>
          </table:table-cell>
          <table:covered-table-cell/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 table:number-columns-spanned="2" table:number-rows-spanned="1">
            <text:p>P-Linse</text:p>
          </table:table-cell>
          <table:covered-table-cell/>
          <table:table-cell office:value-type="float" office:value="1760" calcext:value-type="float">
            <text:p>176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0-Spritze</text:p>
          </table:table-cell>
          <table:covered-table-cell/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 table:number-columns-spanned="2" table:number-rows-spanned="1">
            <text:p>P-Iris</text:p>
          </table:table-cell>
          <table:covered-table-cell/>
          <table:table-cell office:value-type="float" office:value="1730" calcext:value-type="float">
            <text:p>173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spritze-OFFSET</text:p>
          </table:table-cell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1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12]-([.D117]+[.$F$112])-220" office:value-type="float" office:value="1452" calcext:value-type="float">
            <text:p>14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17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17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16]^(-1)+220^(-1))^(-1)" office:value-type="float" office:value="191.052631578947" calcext:value-type="float">
            <text:p>191,05263157894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16]^(-1)+220^(-1))*(SQRT(([.J116]^(-2)*[.J117])^2+(220^(-2)*0.5)^2))" office:value-type="float" office:value="0.0000000541003878302502" calcext:value-type="float">
            <text:p>5,41003878302502E-08</text:p>
          </table:table-cell>
          <table:table-cell table:style-name="ce6" office:value-type="string" calcext:value-type="string">
            <text:p>≈</text:p>
          </table:table-cell>
          <table:table-cell table:formula="of:=ROUND([.J119];3-(1+INT(LOG10(ABS([.J119])))))" office:value-type="float" office:value="0.0000000541" calcext:value-type="float">
            <text:p>5,41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2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12]-([.D122]+[.$F$112])-220" office:value-type="float" office:value="1252" calcext:value-type="float">
            <text:p>12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22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22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21]^(-1)+220^(-1))^(-1)" office:value-type="float" office:value="187.119565217391" calcext:value-type="float">
            <text:p>187,11956521739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21]^(-1)+220^(-1))*(SQRT(([.J121]^(-2)*[.J122])^2+(220^(-2)*0.5)^2))" office:value-type="float" office:value="0.0000000552610462935214" calcext:value-type="float">
            <text:p>5,52610462935214E-08</text:p>
          </table:table-cell>
          <table:table-cell table:style-name="ce6" office:value-type="string" calcext:value-type="string">
            <text:p>≈</text:p>
          </table:table-cell>
          <table:table-cell table:formula="of:=ROUND([.J124];3-(1+INT(LOG10(ABS([.J124])))))" office:value-type="float" office:value="0.0000000553" calcext:value-type="float">
            <text:p>5,53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3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12]-([.D127]+[.$F$112])-220" office:value-type="float" office:value="1052" calcext:value-type="float">
            <text:p>10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27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27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26]^(-1)+220^(-1))^(-1)" office:value-type="float" office:value="181.949685534591" calcext:value-type="float">
            <text:p>181,94968553459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26]^(-1)+220^(-1))*(SQRT(([.J126]^(-2)*[.J127])^2+(220^(-2)*0.5)^2))" office:value-type="float" office:value="0.0000000568856057745552" calcext:value-type="float">
            <text:p>5,68856057745552E-08</text:p>
          </table:table-cell>
          <table:table-cell table:style-name="ce6" office:value-type="string" calcext:value-type="string">
            <text:p>≈</text:p>
          </table:table-cell>
          <table:table-cell table:formula="of:=ROUND([.J129];3-(1+INT(LOG10(ABS([.J129])))))" office:value-type="float" office:value="0.0000000569" calcext:value-type="float">
            <text:p>5,69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4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12]-([.D132]+[.$F$112])-220" office:value-type="float" office:value="852" calcext:value-type="float">
            <text:p>8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32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32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31]^(-1)+220^(-1))^(-1)" office:value-type="float" office:value="174.850746268657" calcext:value-type="float">
            <text:p>174,85074626865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31]^(-1)+220^(-1))*(SQRT(([.J131]^(-2)*[.J132])^2+(220^(-2)*0.5)^2))" office:value-type="float" office:value="0.0000000593443432636753" calcext:value-type="float">
            <text:p>5,93443432636753E-08</text:p>
          </table:table-cell>
          <table:table-cell table:style-name="ce6" office:value-type="string" calcext:value-type="string">
            <text:p>≈</text:p>
          </table:table-cell>
          <table:table-cell table:formula="of:=ROUND([.J134];3-(1+INT(LOG10(ABS([.J134])))))" office:value-type="float" office:value="0.0000000593" calcext:value-type="float">
            <text:p>5,93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5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12]-([.D137]+[.$F$112])-220" office:value-type="float" office:value="652" calcext:value-type="float">
            <text:p>6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37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37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36]^(-1)+220^(-1))^(-1)" office:value-type="float" office:value="164.495412844037" calcext:value-type="float">
            <text:p>164,49541284403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36]^(-1)+220^(-1))*(SQRT(([.J136]^(-2)*[.J137])^2+(220^(-2)*0.5)^2))" office:value-type="float" office:value="0.0000000636104991871857" calcext:value-type="float">
            <text:p>6,36104991871857E-08</text:p>
          </table:table-cell>
          <table:table-cell table:style-name="ce6" office:value-type="string" calcext:value-type="string">
            <text:p>≈</text:p>
          </table:table-cell>
          <table:table-cell table:formula="of:=ROUND([.J139];3-(1+INT(LOG10(ABS([.J139])))))" office:value-type="float" office:value="0.0000000636" calcext:value-type="float">
            <text:p>6,36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6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12]-([.D142]+[.$F$112])-220" office:value-type="float" office:value="452" calcext:value-type="float">
            <text:p>4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42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42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41]^(-1)+220^(-1))^(-1)" office:value-type="float" office:value="147.97619047619" calcext:value-type="float">
            <text:p>147,9761904761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41]^(-1)+220^(-1))*(SQRT(([.J141]^(-2)*[.J142])^2+(220^(-2)*0.5)^2))" office:value-type="float" office:value="0.0000000736263091263183" calcext:value-type="float">
            <text:p>7,36263091263183E-08</text:p>
          </table:table-cell>
          <table:table-cell table:style-name="ce6" office:value-type="string" calcext:value-type="string">
            <text:p>≈</text:p>
          </table:table-cell>
          <table:table-cell table:formula="of:=ROUND([.J144];3-(1+INT(LOG10(ABS([.J144])))))" office:value-type="float" office:value="0.0000000736" calcext:value-type="float">
            <text:p>7,36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7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12]-([.D147]+[.$F$112])-220" office:value-type="float" office:value="252" calcext:value-type="float">
            <text:p>2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47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47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46]^(-1)+220^(-1))^(-1)" office:value-type="float" office:value="117.457627118644" calcext:value-type="float">
            <text:p>117,45762711864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46]^(-1)+220^(-1))*(SQRT(([.J146]^(-2)*[.J147])^2+(220^(-2)*0.5)^2))" office:value-type="float" office:value="0.000000129314651015883" calcext:value-type="float">
            <text:p>1,29314651015883E-07</text:p>
          </table:table-cell>
          <table:table-cell table:style-name="ce6" office:value-type="string" calcext:value-type="string">
            <text:p>≈</text:p>
          </table:table-cell>
          <table:table-cell table:formula="of:=ROUND([.J149];3-(1+INT(LOG10(ABS([.J149])))))" office:value-type="float" office:value="0.000000129" calcext:value-type="float">
            <text:p>1,29E-07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8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12]-([.D152]+[.$F$112])-220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52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52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51]^(-1)+220^(-1))^(-1)" office:value-type="float" office:value="42.0588235294118" calcext:value-type="float">
            <text:p>42,058823529411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51]^(-1)+220^(-1))*(SQRT(([.J151]^(-2)*[.J152])^2+(220^(-2)*0.5)^2))" office:value-type="float" office:value="0.00000622242701223093" calcext:value-type="float">
            <text:p>6,22242701223093E-06</text:p>
          </table:table-cell>
          <table:table-cell table:style-name="ce6" office:value-type="string" calcext:value-type="string">
            <text:p>≈</text:p>
          </table:table-cell>
          <table:table-cell table:formula="of:=ROUND([.J154];3-(1+INT(LOG10(ABS([.J154])))))" office:value-type="float" office:value="0.00000622" calcext:value-type="float">
            <text:p>6,22E-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3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eitsichtiges Au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50mm</text:p>
          </table:table-cell>
          <table:table-cell office:value-type="string" calcext:value-type="string" table:number-columns-spanned="2" table:number-rows-spanned="1">
            <text:p>P0-Lampe</text:p>
          </table:table-cell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 table:number-columns-spanned="2" table:number-rows-spanned="1">
            <text:p>P-Schirm</text:p>
          </table:table-cell>
          <table:covered-table-cell/>
          <table:table-cell office:value-type="float" office:value="1980" calcext:value-type="float">
            <text:p>198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lampe-OFFSET</text:p>
          </table:table-cell>
          <table:covered-table-cell/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 table:number-columns-spanned="2" table:number-rows-spanned="1">
            <text:p>P-Linse</text:p>
          </table:table-cell>
          <table:covered-table-cell/>
          <table:table-cell office:value-type="float" office:value="1810" calcext:value-type="float">
            <text:p>18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0-Spritze</text:p>
          </table:table-cell>
          <table:covered-table-cell/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 table:number-columns-spanned="2" table:number-rows-spanned="1">
            <text:p>P-Iris</text:p>
          </table:table-cell>
          <table:covered-table-cell/>
          <table:table-cell office:value-type="float" office:value="1730" calcext:value-type="float">
            <text:p>173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spritze-OFFSET</text:p>
          </table:table-cell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1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57]-([.D163]+[.$F$158])-170" office:value-type="float" office:value="1722" calcext:value-type="float">
            <text:p>17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63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63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62]^(-1)+220^(-1))^(-1)" office:value-type="float" office:value="195.077239958805" calcext:value-type="float">
            <text:p>195,07723995880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62]^(-1)+220^(-1))*(SQRT(([.J162]^(-2)*[.J163])^2+(220^(-2)*0.5)^2))" office:value-type="float" office:value="0.0000000529704560394774" calcext:value-type="float">
            <text:p>5,29704560394774E-08</text:p>
          </table:table-cell>
          <table:table-cell table:style-name="ce6" office:value-type="string" calcext:value-type="string">
            <text:p>≈</text:p>
          </table:table-cell>
          <table:table-cell table:formula="of:=ROUND([.J165];3-(1+INT(LOG10(ABS([.J165])))))" office:value-type="float" office:value="0.000000053" calcext:value-type="float">
            <text:p>5,3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2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57]-([.D168]+[.$F$158])-170" office:value-type="float" office:value="1522" calcext:value-type="float">
            <text:p>15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68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68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67]^(-1)+220^(-1))^(-1)" office:value-type="float" office:value="192.215843857635" calcext:value-type="float">
            <text:p>192,21584385763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67]^(-1)+220^(-1))*(SQRT(([.J167]^(-2)*[.J168])^2+(220^(-2)*0.5)^2))" office:value-type="float" office:value="0.0000000537681343825504" calcext:value-type="float">
            <text:p>5,37681343825504E-08</text:p>
          </table:table-cell>
          <table:table-cell table:style-name="ce6" office:value-type="string" calcext:value-type="string">
            <text:p>≈</text:p>
          </table:table-cell>
          <table:table-cell table:formula="of:=ROUND([.J170];3-(1+INT(LOG10(ABS([.J170])))))" office:value-type="float" office:value="0.0000000538" calcext:value-type="float">
            <text:p>5,38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3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57]-([.D173]+[.$F$158])-170" office:value-type="float" office:value="1322" calcext:value-type="float">
            <text:p>13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73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73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72]^(-1)+220^(-1))^(-1)" office:value-type="float" office:value="188.612191958495" calcext:value-type="float">
            <text:p>188,61219195849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72]^(-1)+220^(-1))*(SQRT(([.J172]^(-2)*[.J173])^2+(220^(-2)*0.5)^2))" office:value-type="float" office:value="0.0000000548135216875393" calcext:value-type="float">
            <text:p>5,48135216875393E-08</text:p>
          </table:table-cell>
          <table:table-cell table:style-name="ce6" office:value-type="string" calcext:value-type="string">
            <text:p>≈</text:p>
          </table:table-cell>
          <table:table-cell table:formula="of:=ROUND([.J175];3-(1+INT(LOG10(ABS([.J175])))))" office:value-type="float" office:value="0.0000000548" calcext:value-type="float">
            <text:p>5,48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4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57]-([.D178]+[.$F$158])-170" office:value-type="float" office:value="1122" calcext:value-type="float">
            <text:p>11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78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78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77]^(-1)+220^(-1))^(-1)" office:value-type="float" office:value="183.934426229508" calcext:value-type="float">
            <text:p>183,93442622950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77]^(-1)+220^(-1))*(SQRT(([.J177]^(-2)*[.J178])^2+(220^(-2)*0.5)^2))" office:value-type="float" office:value="0.000000056247422669244" calcext:value-type="float">
            <text:p>5,6247422669244E-08</text:p>
          </table:table-cell>
          <table:table-cell table:style-name="ce6" office:value-type="string" calcext:value-type="string">
            <text:p>≈</text:p>
          </table:table-cell>
          <table:table-cell table:formula="of:=ROUND([.J180];3-(1+INT(LOG10(ABS([.J180])))))" office:value-type="float" office:value="0.0000000562" calcext:value-type="float">
            <text:p>5,62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5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57]-([.D183]+[.$F$158])-170" office:value-type="float" office:value="922" calcext:value-type="float">
            <text:p>9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83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83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82]^(-1)+220^(-1))^(-1)" office:value-type="float" office:value="177.618213660245" calcext:value-type="float">
            <text:p>177,61821366024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82]^(-1)+220^(-1))*(SQRT(([.J182]^(-2)*[.J183])^2+(220^(-2)*0.5)^2))" office:value-type="float" office:value="0.0000000583499427562787" calcext:value-type="float">
            <text:p>5,83499427562787E-08</text:p>
          </table:table-cell>
          <table:table-cell table:style-name="ce6" office:value-type="string" calcext:value-type="string">
            <text:p>≈</text:p>
          </table:table-cell>
          <table:table-cell table:formula="of:=ROUND([.J185];3-(1+INT(LOG10(ABS([.J185])))))" office:value-type="float" office:value="0.0000000583" calcext:value-type="float">
            <text:p>5,83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6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57]-([.D188]+[.$F$158])-170" office:value-type="float" office:value="722" calcext:value-type="float">
            <text:p>7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88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88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87]^(-1)+220^(-1))^(-1)" office:value-type="float" office:value="168.619957537155" calcext:value-type="float">
            <text:p>168,61995753715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87]^(-1)+220^(-1))*(SQRT(([.J187]^(-2)*[.J188])^2+(220^(-2)*0.5)^2))" office:value-type="float" office:value="0.0000000617913488349506" calcext:value-type="float">
            <text:p>6,17913488349506E-08</text:p>
          </table:table-cell>
          <table:table-cell table:style-name="ce6" office:value-type="string" calcext:value-type="string">
            <text:p>≈</text:p>
          </table:table-cell>
          <table:table-cell table:formula="of:=ROUND([.J190];3-(1+INT(LOG10(ABS([.J190])))))" office:value-type="float" office:value="0.0000000618" calcext:value-type="float">
            <text:p>6,18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7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57]-([.D193]+[.$F$158])-170" office:value-type="float" office:value="522" calcext:value-type="float">
            <text:p>5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93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93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92]^(-1)+220^(-1))^(-1)" office:value-type="float" office:value="154.770889487871" calcext:value-type="float">
            <text:p>154,77088948787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92]^(-1)+220^(-1))*(SQRT(([.J192]^(-2)*[.J193])^2+(220^(-2)*0.5)^2))" office:value-type="float" office:value="0.0000000688212728500026" calcext:value-type="float">
            <text:p>6,88212728500026E-08</text:p>
          </table:table-cell>
          <table:table-cell table:style-name="ce6" office:value-type="string" calcext:value-type="string">
            <text:p>≈</text:p>
          </table:table-cell>
          <table:table-cell table:formula="of:=ROUND([.J195];3-(1+INT(LOG10(ABS([.J195])))))" office:value-type="float" office:value="0.0000000688" calcext:value-type="float">
            <text:p>6,88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8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57]-([.D198]+[.$F$158])-170" office:value-type="float" office:value="322" calcext:value-type="float">
            <text:p>3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198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198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197]^(-1)+220^(-1))^(-1)" office:value-type="float" office:value="130.70110701107" calcext:value-type="float">
            <text:p>130,7011070110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197]^(-1)+220^(-1))*(SQRT(([.J197]^(-2)*[.J198])^2+(220^(-2)*0.5)^2))" office:value-type="float" office:value="0.0000000947095710814647" calcext:value-type="float">
            <text:p>9,47095710814647E-08</text:p>
          </table:table-cell>
          <table:table-cell table:style-name="ce6" office:value-type="string" calcext:value-type="string">
            <text:p>≈</text:p>
          </table:table-cell>
          <table:table-cell table:formula="of:=ROUND([.J200];3-(1+INT(LOG10(ABS([.J200])))))" office:value-type="float" office:value="0.0000000947" calcext:value-type="float">
            <text:p>9,47E-0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9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157]-([.D203]+[.$F$158])-170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620" calcext:value-type="float">
            <text:p>16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203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203];2)" office:value-type="float" office:value="0.71" calcext:value-type="float">
            <text:p>0,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202]^(-1)+220^(-1))^(-1)" office:value-type="float" office:value="78.4795321637427" calcext:value-type="float">
            <text:p>78,479532163742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202]^(-1)+220^(-1))*(SQRT(([.J202]^(-2)*[.J203])^2+(220^(-2)*0.5)^2))" office:value-type="float" office:value="0.000000619499940351489" calcext:value-type="float">
            <text:p>6,19499940351489E-07</text:p>
          </table:table-cell>
          <table:table-cell table:style-name="ce6" office:value-type="string" calcext:value-type="string">
            <text:p>≈</text:p>
          </table:table-cell>
          <table:table-cell table:formula="of:=ROUND([.J205];3-(1+INT(LOG10(ABS([.J205])))))" office:value-type="float" office:value="0.000000619" calcext:value-type="float">
            <text:p>6,19E-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/>
          <table:table-cell table:number-columns-repeated="2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2.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eitsichtiges Au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5 dtp</text:p>
          </table:table-cell>
          <table:table-cell office:value-type="string" calcext:value-type="string" table:number-columns-spanned="2" table:number-rows-spanned="1">
            <text:p>P0-Lampe</text:p>
          </table:table-cell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 table:number-columns-spanned="2" table:number-rows-spanned="1">
            <text:p>P-Schirm</text:p>
          </table:table-cell>
          <table:covered-table-cell/>
          <table:table-cell office:value-type="float" office:value="1980" calcext:value-type="float">
            <text:p>198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lampe-OFFSET</text:p>
          </table:table-cell>
          <table:covered-table-cell/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 table:number-columns-spanned="2" table:number-rows-spanned="1">
            <text:p>P-Linse</text:p>
          </table:table-cell>
          <table:covered-table-cell/>
          <table:table-cell office:value-type="float" office:value="1810" calcext:value-type="float">
            <text:p>18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0-Spritze</text:p>
          </table:table-cell>
          <table:covered-table-cell/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 table:number-columns-spanned="2" table:number-rows-spanned="1">
            <text:p>P-Iris</text:p>
          </table:table-cell>
          <table:covered-table-cell/>
          <table:table-cell office:value-type="float" office:value="1780" calcext:value-type="float">
            <text:p>178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spritze-OFFSET</text:p>
          </table:table-cell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 table:number-columns-spanned="2" table:number-rows-spanned="1">
            <text:p>P-Sehhilfe</text:p>
          </table:table-cell>
          <table:covered-table-cell/>
          <table:table-cell office:value-type="float" office:value="1750" calcext:value-type="float">
            <text:p>175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 table:number-columns-spanned="4" table:number-rows-spanned="1">
            <text:p>Experimentell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Nr1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212]-([.D218]+[.$F$213])-170" office:value-type="float" office:value="1722" calcext:value-type="float">
            <text:p>1722</text:p>
          </table:table-cell>
          <table:table-cell table:number-columns-repeated="2"/>
          <table:table-cell office:value-type="string" calcext:value-type="string">
            <text:p>absV</text:p>
          </table:table-cell>
          <table:table-cell table:formula="of:=[.$F$214]-[.D219]+50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formula="of:=[.$K$213]-[.$K$215]" office:value-type="float" office:value="60" calcext:value-type="float">
            <text:p>60</text:p>
          </table:table-cell>
          <table:table-cell office:value-type="string" calcext:value-type="string">
            <text:p>fges</text:p>
          </table:table-cell>
          <table:table-cell table:formula="of:=(([.N219]^(-1))+(200^(-1))-([.P217]/([.N219]*200)))^(-1)" office:value-type="float" office:value="138.992283250113" calcext:value-type="float">
            <text:p>138,99228325011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218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218];2)" office:value-type="float" office:value="0.71" calcext:value-type="float">
            <text:p>0,71</text:p>
          </table:table-cell>
          <table:table-cell table:style-name="ce2" office:value-type="string" calcext:value-type="string">
            <text:p>ΔabsV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Δc</text:p>
          </table:table-cell>
          <table:table-cell table:formula="of:=SQRT(0.5)" office:value-type="float" office:value="0.707106781186548" calcext:value-type="float">
            <text:p>0,707106781186548</text:p>
          </table:table-cell>
          <table:table-cell table:style-name="ce2" office:value-type="string" calcext:value-type="string">
            <text:p>Δfges</text:p>
          </table:table-cell>
          <table:table-cell table:style-name="Default" table:formula="of:=SQRT((([.N219]/[.N219]^2))^2+(([.P218]/(200*[.N219]))^2)+(([.P217]*200*[.N220])/(200*[.N219])^2)^2)*(([.N219]^(-1))+(200^(-1))-([.P217]/(200*[.N219])))^(-2)" office:value-type="float" office:value="60.583874282208" calcext:value-type="float">
            <text:p>60,5838742822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217]^(-1)+220^(-1))^(-1)" office:value-type="float" office:value="195.077239958805" calcext:value-type="float">
            <text:p>195,077239958805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formula="of:=[.$J$84]/[.N217]" office:value-type="float" office:value="318.958333333333" calcext:value-type="float">
            <text:p>318,95833333333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217]^(-1)+220^(-1))*(SQRT(([.J217]^(-2)*[.J218])^2+(220^(-2)*0.5)^2))" office:value-type="float" office:value="0.0000000529704560394774" calcext:value-type="float">
            <text:p>5,29704560394774E-08</text:p>
          </table:table-cell>
          <table:table-cell table:style-name="ce6" office:value-type="string" calcext:value-type="string">
            <text:p>≈</text:p>
          </table:table-cell>
          <table:table-cell table:formula="of:=ROUND([.J220];3-(1+INT(LOG10(ABS([.J220])))))" office:value-type="float" office:value="0.000000053" calcext:value-type="float">
            <text:p>5,3E-08</text:p>
          </table:table-cell>
          <table:table-cell table:style-name="ce2" office:value-type="string" calcext:value-type="string">
            <text:p>Δf1</text:p>
          </table:table-cell>
          <table:table-cell table:formula="of:=SQRT((([.J85]/[.N218])^2)+(-(([.J84]*[.N218])/([.N217]^2)))^2)" office:value-type="float" office:value="23.5932101897408" calcext:value-type="float">
            <text:p>23,5932101897408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2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212]-([.D223]+[.$F$213])-170"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absV</text:p>
          </table:table-cell>
          <table:table-cell table:formula="of:=[.$F$214]-[.D224]+50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formula="of:=[.$K$213]-[.$K$215]" office:value-type="float" office:value="60" calcext:value-type="float">
            <text:p>60</text:p>
          </table:table-cell>
          <table:table-cell office:value-type="string" calcext:value-type="string">
            <text:p>fges</text:p>
          </table:table-cell>
          <table:table-cell table:formula="of:=(([.N224]^(-1))+(200^(-1))-([.P222]/([.N224]*200)))^(-1)" office:value-type="float" office:value="129.143821172501" calcext:value-type="float">
            <text:p>129,14382117250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223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223];2)" office:value-type="float" office:value="0.71" calcext:value-type="float">
            <text:p>0,71</text:p>
          </table:table-cell>
          <table:table-cell table:style-name="ce2" office:value-type="string" calcext:value-type="string">
            <text:p>ΔabsV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Δc</text:p>
          </table:table-cell>
          <table:table-cell table:formula="of:=SQRT(0.5)" office:value-type="float" office:value="0.707106781186548" calcext:value-type="float">
            <text:p>0,707106781186548</text:p>
          </table:table-cell>
          <table:table-cell table:style-name="ce2" office:value-type="string" calcext:value-type="string">
            <text:p>Δfges</text:p>
          </table:table-cell>
          <table:table-cell table:style-name="Default" table:formula="of:=SQRT((([.N224]/[.N224]^2))^2+(([.P223]/(200*[.N224]))^2)+(([.P222]*200*[.N225])/(200*[.N224])^2)^2)*(([.N224]^(-1))+(200^(-1))-([.P222]/(200*[.N224])))^(-2)" office:value-type="float" office:value="65.3621062769436" calcext:value-type="float">
            <text:p>65,362106276943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222]^(-1)+220^(-1))^(-1)" office:value-type="float" office:value="192.215843857635" calcext:value-type="float">
            <text:p>192,215843857635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formula="of:=[.$J$84]/[.N222]" office:value-type="float" office:value="255.166666666667" calcext:value-type="float">
            <text:p>255,166666666667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222]^(-1)+220^(-1))*(SQRT(([.J222]^(-2)*[.J223])^2+(220^(-2)*0.5)^2))" office:value-type="float" office:value="0.0000000537681343825504" calcext:value-type="float">
            <text:p>5,37681343825504E-08</text:p>
          </table:table-cell>
          <table:table-cell table:style-name="ce6" office:value-type="string" calcext:value-type="string">
            <text:p>≈</text:p>
          </table:table-cell>
          <table:table-cell table:formula="of:=ROUND([.J225];3-(1+INT(LOG10(ABS([.J225])))))" office:value-type="float" office:value="0.0000000538" calcext:value-type="float">
            <text:p>5,38E-08</text:p>
          </table:table-cell>
          <table:table-cell table:style-name="ce2" office:value-type="string" calcext:value-type="string">
            <text:p>Δf1</text:p>
          </table:table-cell>
          <table:table-cell table:formula="of:=SQRT((([.J90]/[.N223])^2)+(-(([.J89]*[.N223])/([.N222]^2)))^2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3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212]-([.D228]+[.$F$213])-170" office:value-type="float" office:value="1322" calcext:value-type="float">
            <text:p>1322</text:p>
          </table:table-cell>
          <table:table-cell table:number-columns-repeated="2"/>
          <table:table-cell office:value-type="string" calcext:value-type="string">
            <text:p>absV</text:p>
          </table:table-cell>
          <table:table-cell table:formula="of:=[.$F$214]-[.D229]+50"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table:formula="of:=[.$K$213]-[.$K$215]" office:value-type="float" office:value="60" calcext:value-type="float">
            <text:p>60</text:p>
          </table:table-cell>
          <table:table-cell office:value-type="string" calcext:value-type="string">
            <text:p>fges</text:p>
          </table:table-cell>
          <table:table-cell table:formula="of:=(([.N229]^(-1))+(200^(-1))-([.P227]/([.N229]*200)))^(-1)" office:value-type="float" office:value="123.877336354074" calcext:value-type="float">
            <text:p>123,87733635407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228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228];2)" office:value-type="float" office:value="0.71" calcext:value-type="float">
            <text:p>0,71</text:p>
          </table:table-cell>
          <table:table-cell table:style-name="ce2" office:value-type="string" calcext:value-type="string">
            <text:p>ΔabsV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Δc</text:p>
          </table:table-cell>
          <table:table-cell table:formula="of:=SQRT(0.5)" office:value-type="float" office:value="0.707106781186548" calcext:value-type="float">
            <text:p>0,707106781186548</text:p>
          </table:table-cell>
          <table:table-cell table:style-name="ce2" office:value-type="string" calcext:value-type="string">
            <text:p>Δfges</text:p>
          </table:table-cell>
          <table:table-cell table:style-name="Default" table:formula="of:=SQRT((([.N229]/[.N229]^2))^2+(([.P228]/(200*[.N229]))^2)+(([.P227]*200*[.N230])/(200*[.N229])^2)^2)*(([.N229]^(-1))+(200^(-1))-([.P227]/(200*[.N229])))^(-2)" office:value-type="float" office:value="69.2228025265655" calcext:value-type="float">
            <text:p>69,222802526565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227]^(-1)+220^(-1))^(-1)" office:value-type="float" office:value="188.612191958495" calcext:value-type="float">
            <text:p>188,612191958495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formula="of:=[.$J$84]/[.N227]" office:value-type="float" office:value="227.827380952381" calcext:value-type="float">
            <text:p>227,82738095238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227]^(-1)+220^(-1))*(SQRT(([.J227]^(-2)*[.J228])^2+(220^(-2)*0.5)^2))" office:value-type="float" office:value="0.0000000548135216875393" calcext:value-type="float">
            <text:p>5,48135216875393E-08</text:p>
          </table:table-cell>
          <table:table-cell table:style-name="ce6" office:value-type="string" calcext:value-type="string">
            <text:p>≈</text:p>
          </table:table-cell>
          <table:table-cell table:formula="of:=ROUND([.J230];3-(1+INT(LOG10(ABS([.J230])))))" office:value-type="float" office:value="0.0000000548" calcext:value-type="float">
            <text:p>5,48E-08</text:p>
          </table:table-cell>
          <table:table-cell table:style-name="ce2" office:value-type="string" calcext:value-type="string">
            <text:p>Δf1</text:p>
          </table:table-cell>
          <table:table-cell table:formula="of:=SQRT((([.J95]/[.N228])^2)+(-(([.J94]*[.N228])/([.N227]^2)))^2)" office:value-type="float" office:value="180" calcext:value-type="float">
            <text:p>18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4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212]-([.D233]+[.$F$213])-170" office:value-type="float" office:value="1122" calcext:value-type="float">
            <text:p>1122</text:p>
          </table:table-cell>
          <table:table-cell table:number-columns-repeated="2"/>
          <table:table-cell office:value-type="string" calcext:value-type="string">
            <text:p>absV</text:p>
          </table:table-cell>
          <table:table-cell table:formula="of:=[.$F$214]-[.D234]+50"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formula="of:=[.$K$213]-[.$K$215]" office:value-type="float" office:value="60" calcext:value-type="float">
            <text:p>60</text:p>
          </table:table-cell>
          <table:table-cell office:value-type="string" calcext:value-type="string">
            <text:p>fges</text:p>
          </table:table-cell>
          <table:table-cell table:formula="of:=(([.N234]^(-1))+(200^(-1))-([.P232]/([.N234]*200)))^(-1)" office:value-type="float" office:value="120.598660890114" calcext:value-type="float">
            <text:p>120,59866089011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233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233];2)" office:value-type="float" office:value="0.71" calcext:value-type="float">
            <text:p>0,71</text:p>
          </table:table-cell>
          <table:table-cell table:style-name="ce2" office:value-type="string" calcext:value-type="string">
            <text:p>ΔabsV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Δc</text:p>
          </table:table-cell>
          <table:table-cell table:formula="of:=SQRT(0.5)" office:value-type="float" office:value="0.707106781186548" calcext:value-type="float">
            <text:p>0,707106781186548</text:p>
          </table:table-cell>
          <table:table-cell table:style-name="ce2" office:value-type="string" calcext:value-type="string">
            <text:p>Δfges</text:p>
          </table:table-cell>
          <table:table-cell table:style-name="Default" table:formula="of:=SQRT((([.N234]/[.N234]^2))^2+(([.P233]/(200*[.N234]))^2)+(([.P232]*200*[.N235])/(200*[.N234])^2)^2)*(([.N234]^(-1))+(200^(-1))-([.P232]/(200*[.N234])))^(-2)" office:value-type="float" office:value="68.3982842866234" calcext:value-type="float">
            <text:p>68,398284286623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232]^(-1)+220^(-1))^(-1)" office:value-type="float" office:value="183.934426229508" calcext:value-type="float">
            <text:p>183,934426229508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formula="of:=[.$J$84]/[.N232]" office:value-type="float" office:value="212.638888888889" calcext:value-type="float">
            <text:p>212,638888888889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232]^(-1)+220^(-1))*(SQRT(([.J232]^(-2)*[.J233])^2+(220^(-2)*0.5)^2))" office:value-type="float" office:value="0.000000056247422669244" calcext:value-type="float">
            <text:p>5,6247422669244E-08</text:p>
          </table:table-cell>
          <table:table-cell table:style-name="ce6" office:value-type="string" calcext:value-type="string">
            <text:p>≈</text:p>
          </table:table-cell>
          <table:table-cell table:formula="of:=ROUND([.J235];3-(1+INT(LOG10(ABS([.J235])))))" office:value-type="float" office:value="0.0000000562" calcext:value-type="float">
            <text:p>5,62E-08</text:p>
          </table:table-cell>
          <table:table-cell table:style-name="ce2" office:value-type="string" calcext:value-type="string">
            <text:p>Δf1</text:p>
          </table:table-cell>
          <table:table-cell table:formula="of:=SQRT((([.J100]/[.N233])^2)+(-(([.J99]*[.N233])/([.N232]^2)))^2)" office:value-type="float" office:value="0.708416389466109" calcext:value-type="float">
            <text:p>0,708416389466109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5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212]-([.D238]+[.$F$213])-170" office:value-type="float" office:value="922" calcext:value-type="float">
            <text:p>922</text:p>
          </table:table-cell>
          <table:table-cell table:number-columns-repeated="2"/>
          <table:table-cell office:value-type="string" calcext:value-type="string">
            <text:p>absV</text:p>
          </table:table-cell>
          <table:table-cell table:formula="of:=[.$F$214]-[.D239]+50"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table:formula="of:=[.$K$213]-[.$K$215]" office:value-type="float" office:value="60" calcext:value-type="float">
            <text:p>60</text:p>
          </table:table-cell>
          <table:table-cell office:value-type="string" calcext:value-type="string">
            <text:p>fges</text:p>
          </table:table-cell>
          <table:table-cell table:formula="of:=(([.N239]^(-1))+(200^(-1))-([.P237]/([.N239]*200)))^(-1)" office:value-type="float" office:value="117.489064538408" calcext:value-type="float">
            <text:p>117,4890645384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238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238];2)" office:value-type="float" office:value="0.71" calcext:value-type="float">
            <text:p>0,71</text:p>
          </table:table-cell>
          <table:table-cell table:style-name="ce2" office:value-type="string" calcext:value-type="string">
            <text:p>ΔabsV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Δc</text:p>
          </table:table-cell>
          <table:table-cell table:formula="of:=SQRT(0.5)" office:value-type="float" office:value="0.707106781186548" calcext:value-type="float">
            <text:p>0,707106781186548</text:p>
          </table:table-cell>
          <table:table-cell table:style-name="ce2" office:value-type="string" calcext:value-type="string">
            <text:p>Δfges</text:p>
          </table:table-cell>
          <table:table-cell table:style-name="Default" table:formula="of:=SQRT((([.N239]/[.N239]^2))^2+(([.P238]/(200*[.N239]))^2)+(([.P237]*200*[.N240])/(200*[.N239])^2)^2)*(([.N239]^(-1))+(200^(-1))-([.P237]/(200*[.N239])))^(-2)" office:value-type="float" office:value="69.2442372122233" calcext:value-type="float">
            <text:p>69,244237212223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237]^(-1)+220^(-1))^(-1)" office:value-type="float" office:value="177.618213660245" calcext:value-type="float">
            <text:p>177,618213660245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formula="of:=[.$J$84]/[.N237]" office:value-type="float" office:value="199.348958333333" calcext:value-type="float">
            <text:p>199,34895833333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237]^(-1)+220^(-1))*(SQRT(([.J237]^(-2)*[.J238])^2+(220^(-2)*0.5)^2))" office:value-type="float" office:value="0.0000000583499427562787" calcext:value-type="float">
            <text:p>5,83499427562787E-08</text:p>
          </table:table-cell>
          <table:table-cell table:style-name="ce6" office:value-type="string" calcext:value-type="string">
            <text:p>≈</text:p>
          </table:table-cell>
          <table:table-cell table:formula="of:=ROUND([.J240];3-(1+INT(LOG10(ABS([.J240])))))" office:value-type="float" office:value="0.0000000583" calcext:value-type="float">
            <text:p>5,83E-08</text:p>
          </table:table-cell>
          <table:table-cell table:style-name="ce2" office:value-type="string" calcext:value-type="string">
            <text:p>Δf1</text:p>
          </table:table-cell>
          <table:table-cell table:formula="of:=SQRT((([.J105]/[.N238])^2)+(-(([.J104]*[.N238])/([.N237]^2)))^2)" office:value-type="float" office:value="0.000172633491500622" calcext:value-type="float">
            <text:p>0,000172633491501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6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212]-([.D243]+[.$F$213])-170" office:value-type="float" office:value="722" calcext:value-type="float">
            <text:p>722</text:p>
          </table:table-cell>
          <table:table-cell table:number-columns-repeated="2"/>
          <table:table-cell office:value-type="string" calcext:value-type="string">
            <text:p>absV</text:p>
          </table:table-cell>
          <table:table-cell table:formula="of:=[.$F$214]-[.D244]+50"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table:formula="of:=[.$K$213]-[.$K$215]" office:value-type="float" office:value="60" calcext:value-type="float">
            <text:p>60</text:p>
          </table:table-cell>
          <table:table-cell office:value-type="string" calcext:value-type="string">
            <text:p>fges</text:p>
          </table:table-cell>
          <table:table-cell table:formula="of:=(([.N244]^(-1))+(200^(-1))-([.P242]/([.N244]*200)))^(-1)" office:value-type="float" office:value="114.535797112291" calcext:value-type="float">
            <text:p>114,5357971122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243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243];2)" office:value-type="float" office:value="0.71" calcext:value-type="float">
            <text:p>0,71</text:p>
          </table:table-cell>
          <table:table-cell table:style-name="ce2" office:value-type="string" calcext:value-type="string">
            <text:p>ΔabsV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Δc</text:p>
          </table:table-cell>
          <table:table-cell table:formula="of:=SQRT(0.5)" office:value-type="float" office:value="0.707106781186548" calcext:value-type="float">
            <text:p>0,707106781186548</text:p>
          </table:table-cell>
          <table:table-cell table:style-name="ce2" office:value-type="string" calcext:value-type="string">
            <text:p>Δfges</text:p>
          </table:table-cell>
          <table:table-cell table:style-name="Default" table:formula="of:=SQRT((([.N244]/[.N244]^2))^2+(([.P243]/(200*[.N244]))^2)+(([.P242]*200*[.N245])/(200*[.N244])^2)^2)*(([.N244]^(-1))+(200^(-1))-([.P242]/(200*[.N244])))^(-2)" office:value-type="float" office:value="69.919798439717" calcext:value-type="float">
            <text:p>69,9197984397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242]^(-1)+220^(-1))^(-1)" office:value-type="float" office:value="168.619957537155" calcext:value-type="float">
            <text:p>168,619957537155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formula="of:=[.$J$84]/[.N242]" office:value-type="float" office:value="187.622549019608" calcext:value-type="float">
            <text:p>187,622549019608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242]^(-1)+220^(-1))*(SQRT(([.J242]^(-2)*[.J243])^2+(220^(-2)*0.5)^2))" office:value-type="float" office:value="0.0000000617913488349506" calcext:value-type="float">
            <text:p>6,17913488349506E-08</text:p>
          </table:table-cell>
          <table:table-cell table:style-name="ce6" office:value-type="string" calcext:value-type="string">
            <text:p>≈</text:p>
          </table:table-cell>
          <table:table-cell table:formula="of:=ROUND([.J245];3-(1+INT(LOG10(ABS([.J245])))))" office:value-type="float" office:value="0.0000000618" calcext:value-type="float">
            <text:p>6,18E-08</text:p>
          </table:table-cell>
          <table:table-cell table:style-name="ce2" office:value-type="string" calcext:value-type="string">
            <text:p>Δf1</text:p>
          </table:table-cell>
          <table:table-cell table:formula="of:=SQRT((([.J110]/[.N243])^2)+(-(([.J109]*[.N243])/([.N242]^2)))^2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7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212]-([.D248]+[.$F$213])-170" office:value-type="float" office:value="522" calcext:value-type="float">
            <text:p>522</text:p>
          </table:table-cell>
          <table:table-cell table:number-columns-repeated="2"/>
          <table:table-cell office:value-type="string" calcext:value-type="string">
            <text:p>absV</text:p>
          </table:table-cell>
          <table:table-cell table:formula="of:=[.$F$214]-[.D249]+50" office:value-type="float" office:value="78" calcext:value-type="float">
            <text:p>78</text:p>
          </table:table-cell>
          <table:table-cell office:value-type="string" calcext:value-type="string">
            <text:p>c</text:p>
          </table:table-cell>
          <table:table-cell table:formula="of:=[.$K$213]-[.$K$215]" office:value-type="float" office:value="60" calcext:value-type="float">
            <text:p>60</text:p>
          </table:table-cell>
          <table:table-cell office:value-type="string" calcext:value-type="string">
            <text:p>fges</text:p>
          </table:table-cell>
          <table:table-cell table:formula="of:=(([.N249]^(-1))+(200^(-1))-([.P247]/([.N249]*200)))^(-1)" office:value-type="float" office:value="107.763778419089" calcext:value-type="float">
            <text:p>107,76377841908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248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248];2)" office:value-type="float" office:value="0.71" calcext:value-type="float">
            <text:p>0,71</text:p>
          </table:table-cell>
          <table:table-cell table:style-name="ce2" office:value-type="string" calcext:value-type="string">
            <text:p>ΔabsV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Δc</text:p>
          </table:table-cell>
          <table:table-cell table:formula="of:=SQRT(0.5)" office:value-type="float" office:value="0.707106781186548" calcext:value-type="float">
            <text:p>0,707106781186548</text:p>
          </table:table-cell>
          <table:table-cell table:style-name="ce2" office:value-type="string" calcext:value-type="string">
            <text:p>Δfges</text:p>
          </table:table-cell>
          <table:table-cell table:style-name="Default" table:formula="of:=SQRT((([.N249]/[.N249]^2))^2+(([.P248]/(200*[.N249]))^2)+(([.P247]*200*[.N250])/(200*[.N249])^2)^2)*(([.N249]^(-1))+(200^(-1))-([.P247]/(200*[.N249])))^(-2)" office:value-type="float" office:value="70.9984704838468" calcext:value-type="float">
            <text:p>70,998470483846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247]^(-1)+220^(-1))^(-1)" office:value-type="float" office:value="154.770889487871" calcext:value-type="float">
            <text:p>154,770889487871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formula="of:=[.$J$84]/[.N247]" office:value-type="float" office:value="163.568376068376" calcext:value-type="float">
            <text:p>163,568376068376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247]^(-1)+220^(-1))*(SQRT(([.J247]^(-2)*[.J248])^2+(220^(-2)*0.5)^2))" office:value-type="float" office:value="0.0000000688212728500026" calcext:value-type="float">
            <text:p>6,88212728500026E-08</text:p>
          </table:table-cell>
          <table:table-cell table:style-name="ce6" office:value-type="string" calcext:value-type="string">
            <text:p>≈</text:p>
          </table:table-cell>
          <table:table-cell table:formula="of:=ROUND([.J250];3-(1+INT(LOG10(ABS([.J250])))))" office:value-type="float" office:value="0.0000000688" calcext:value-type="float">
            <text:p>6,88E-08</text:p>
          </table:table-cell>
          <table:table-cell table:style-name="ce2" office:value-type="string" calcext:value-type="string">
            <text:p>Δf1</text:p>
          </table:table-cell>
          <table:table-cell table:formula="of:=SQRT((([.J115]/[.N248])^2)+(-(([.J114]*[.N248])/([.N247]^2)))^2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r8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212]-([.D253]+[.$F$213])-170"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absV</text:p>
          </table:table-cell>
          <table:table-cell table:formula="of:=[.$F$214]-[.D254]+50" office:value-type="float" office:value="94" calcext:value-type="float">
            <text:p>94</text:p>
          </table:table-cell>
          <table:table-cell office:value-type="string" calcext:value-type="string">
            <text:p>c</text:p>
          </table:table-cell>
          <table:table-cell table:formula="of:=[.$K$213]-[.$K$215]" office:value-type="float" office:value="60" calcext:value-type="float">
            <text:p>60</text:p>
          </table:table-cell>
          <table:table-cell office:value-type="string" calcext:value-type="string">
            <text:p>fges</text:p>
          </table:table-cell>
          <table:table-cell table:formula="of:=(([.N254]^(-1))+(200^(-1))-([.P252]/([.N254]*200)))^(-1)" office:value-type="float" office:value="98.4502604334126" calcext:value-type="float">
            <text:p>98,450260433412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253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253];2)" office:value-type="float" office:value="0.71" calcext:value-type="float">
            <text:p>0,71</text:p>
          </table:table-cell>
          <table:table-cell table:style-name="ce2" office:value-type="string" calcext:value-type="string">
            <text:p>ΔabsV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Δc</text:p>
          </table:table-cell>
          <table:table-cell table:formula="of:=SQRT(0.5)" office:value-type="float" office:value="0.707106781186548" calcext:value-type="float">
            <text:p>0,707106781186548</text:p>
          </table:table-cell>
          <table:table-cell table:style-name="ce2" office:value-type="string" calcext:value-type="string">
            <text:p>Δfges</text:p>
          </table:table-cell>
          <table:table-cell table:style-name="Default" table:formula="of:=SQRT((([.N254]/[.N254]^2))^2+(([.P253]/(200*[.N254]))^2)+(([.P252]*200*[.N255])/(200*[.N254])^2)^2)*(([.N254]^(-1))+(200^(-1))-([.P252]/(200*[.N254])))^(-2)" office:value-type="float" office:value="71.4118628004993" calcext:value-type="float">
            <text:p>71,411862800499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252]^(-1)+220^(-1))^(-1)" office:value-type="float" office:value="130.70110701107" calcext:value-type="float">
            <text:p>130,70110701107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formula="of:=[.$J$84]/[.N252]" office:value-type="float" office:value="135.72695035461" calcext:value-type="float">
            <text:p>135,7269503546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252]^(-1)+220^(-1))*(SQRT(([.J252]^(-2)*[.J253])^2+(220^(-2)*0.5)^2))" office:value-type="float" office:value="0.0000000947095710814647" calcext:value-type="float">
            <text:p>9,47095710814647E-08</text:p>
          </table:table-cell>
          <table:table-cell table:style-name="ce6" office:value-type="string" calcext:value-type="string">
            <text:p>≈</text:p>
          </table:table-cell>
          <table:table-cell table:formula="of:=ROUND([.J255];3-(1+INT(LOG10(ABS([.J255])))))" office:value-type="float" office:value="0.0000000947" calcext:value-type="float">
            <text:p>9,47E-08</text:p>
          </table:table-cell>
          <table:table-cell table:style-name="ce2" office:value-type="string" calcext:value-type="string">
            <text:p>Δf1</text:p>
          </table:table-cell>
          <table:table-cell table:formula="of:=SQRT((([.J120]/[.N253])^2)+(-(([.J119]*[.N253])/([.N252]^2)))^2)" office:value-type="float" office:value="0.00000000000612272383773769" calcext:value-type="float">
            <text:p>6,12272383773769E-1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r8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formula="of:=[.$K$212]-([.D258]+[.$F$213])-170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lampe</text:p>
          </table:table-cell>
          <table:table-cell office:value-type="float" office:value="1620" calcext:value-type="float">
            <text:p>1620</text:p>
          </table:table-cell>
          <table:table-cell/>
          <table:table-cell table:style-name="ce2" office:value-type="string" calcext:value-type="string">
            <text:p>ΔPL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" office:value-type="string" calcext:value-type="string">
            <text:p>Δa</text:p>
          </table:table-cell>
          <table:table-cell table:formula="of:=SQRT(0.5^2+[.G258]^2)" office:value-type="float" office:value="0.707106781186548" calcext:value-type="float">
            <text:p>0,707106781186548</text:p>
          </table:table-cell>
          <table:table-cell table:style-name="ce6" office:value-type="string" calcext:value-type="string">
            <text:p>≈</text:p>
          </table:table-cell>
          <table:table-cell table:formula="of:=ROUND([.J258];2)" office:value-type="float" office:value="0.71" calcext:value-type="float">
            <text:p>0,71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spritze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ΔPS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formula="of:=([.J257]^(-1)+220^(-1))^(-1)" office:value-type="float" office:value="78.4795321637427" calcext:value-type="float">
            <text:p>78,4795321637427</text:p>
          </table:table-cell>
          <table:table-cell table:number-columns-repeated="6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2" office:value-type="string" calcext:value-type="string">
            <text:p>Δf</text:p>
          </table:table-cell>
          <table:table-cell table:formula="of:=([.J257]^(-1)+220^(-1))*(SQRT(([.J257]^(-2)*[.J258])^2+(220^(-2)*0.5)^2))" office:value-type="float" office:value="0.000000619499940351489" calcext:value-type="float">
            <text:p>6,19499940351489E-07</text:p>
          </table:table-cell>
          <table:table-cell table:style-name="ce6" office:value-type="string" calcext:value-type="string">
            <text:p>≈</text:p>
          </table:table-cell>
          <table:table-cell table:formula="of:=ROUND([.J260];3-(1+INT(LOG10(ABS([.J260])))))" office:value-type="float" office:value="0.000000619" calcext:value-type="float">
            <text:p>6,19E-07</text:p>
          </table:table-cell>
          <table:table-cell table:style-name="ce2"/>
          <table:table-cell table:number-columns-repeated="1011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daten" table:style-name="ta1">
        <table:table-column table:style-name="co3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" table:number-rows-spanned="8">
            <text:p>AUFGABE 2</text:p>
          </table:table-cell>
          <table:table-cell office:value-type="string" calcext:value-type="string">
            <text:p>P Fehler</text:p>
          </table:table-cell>
          <table:table-cell office:value-type="float" office:value="0.5" calcext:value-type="float">
            <text:p>0,5</text:p>
          </table:table-cell>
          <table:table-cell table:style-name="Default"/>
          <table:table-cell office:value-type="string" calcext:value-type="string">
            <text:p>P Lamp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0,990323335751592x - 577,097809003517</text:p>
          </table:table-cell>
          <table:table-cell/>
          <table:table-cell office:value-type="string" calcext:value-type="string">
            <text:p>fges </text:p>
          </table:table-cell>
          <table:table-cell table:formula="of:=577.097809003517/4" office:value-type="float" office:value="144.274452250879" calcext:value-type="float">
            <text:p>144,274452250879</text:p>
          </table:table-cell>
          <table:table-cell/>
          <table:table-cell table:style-name="ce2" office:value-type="string" calcext:value-type="string">
            <text:p>Δfges</text:p>
          </table:table-cell>
          <table:table-cell table:formula="of:=MAX([.S5:.S9])" office:value-type="float" office:value="3.99846815063194" calcext:value-type="float">
            <text:p>3,99846815063194</text:p>
          </table:table-cell>
          <table:table-cell table:number-columns-repeated="1009"/>
        </table:table-row>
        <table:table-row table:style-name="ro1">
          <table:covered-table-cell table:style-name="ce9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covered-table-cell/>
          <table:table-cell/>
          <table:table-cell office:value-type="string" calcext:value-type="string">
            <text:p>P_1</text:p>
          </table:table-cell>
          <table:table-cell office:value-type="string" calcext:value-type="string">
            <text:p>P_2</text:p>
          </table:table-cell>
          <table:table-cell office:value-type="string" calcext:value-type="string">
            <text:p>P_Schirm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Δd</text:p>
          </table:table-cell>
          <table:table-cell office:value-type="string" calcext:value-type="string">
            <text:p>d² </text:p>
          </table:table-cell>
          <table:table-cell table:style-name="ce2" office:value-type="string" calcext:value-type="string">
            <text:p>Δd²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Δe</text:p>
          </table:table-cell>
          <table:table-cell office:value-type="string" calcext:value-type="string">
            <text:p>e²</text:p>
          </table:table-cell>
          <table:table-cell table:style-name="ce2" office:value-type="string" calcext:value-type="string">
            <text:p>Δe²</text:p>
          </table:table-cell>
          <table:table-cell office:value-type="string" calcext:value-type="string">
            <text:p>e²/d</text:p>
          </table:table-cell>
          <table:table-cell table:style-name="ce2" office:value-type="string" calcext:value-type="string">
            <text:p>Δe²/d</text:p>
          </table:table-cell>
          <table:table-cell office:value-type="string" calcext:value-type="string">
            <text:p>(d²-e²)/4d</text:p>
          </table:table-cell>
          <table:table-cell office:value-type="string" calcext:value-type="string">
            <text:p>Diff x</text:p>
          </table:table-cell>
          <table:table-cell office:value-type="string" calcext:value-type="string">
            <text:p>Diff y</text:p>
          </table:table-cell>
          <table:table-cell office:value-type="string" calcext:value-type="string">
            <text:p>diff xy</text:p>
          </table:table-cell>
          <table:table-cell table:number-columns-repeated="1005"/>
        </table:table-row>
        <table:table-row table:style-name="ro1">
          <table:covered-table-cell table:style-name="ce9"/>
          <table:table-cell office:value-type="string" calcext:value-type="string">
            <text:p>Nr 1</text:p>
          </table:table-cell>
          <table:table-cell office:value-type="float" office:value="355" calcext:value-type="float">
            <text:p>355</text:p>
          </table:table-cell>
          <table:table-cell office:value-type="float" office:value="1452.5" calcext:value-type="float">
            <text:p>1452,5</text:p>
          </table:table-cell>
          <table:table-cell office:value-type="float" office:value="1617" calcext:value-type="float">
            <text:p>1617</text:p>
          </table:table-cell>
          <table:table-cell table:formula="of:=[.E5]-[.$F$2]" office:value-type="float" office:value="1434" calcext:value-type="float">
            <text:p>1434</text:p>
          </table:table-cell>
          <table:table-cell table:formula="of:=SQRT(([.$C$2]^2)+([.$C$2]^2))" office:value-type="float" office:value="0.707106781186548" calcext:value-type="float">
            <text:p>0,707106781186548</text:p>
          </table:table-cell>
          <table:table-cell table:formula="of:=[.F5]^2" office:value-type="float" office:value="2056356" calcext:value-type="float">
            <text:p>2056356</text:p>
          </table:table-cell>
          <table:table-cell table:formula="of:=2*[.F5]*[.G5]" office:value-type="float" office:value="2027.98224844302" calcext:value-type="float">
            <text:p>2027,98224844302</text:p>
          </table:table-cell>
          <table:table-cell table:formula="of:=[.D5]-[.C5]" office:value-type="float" office:value="1097.5" calcext:value-type="float">
            <text:p>1097,5</text:p>
          </table:table-cell>
          <table:table-cell table:formula="of:=SQRT(([.$C$2]^2)+([.$C$2]^2))" office:value-type="float" office:value="0.707106781186548" calcext:value-type="float">
            <text:p>0,707106781186548</text:p>
          </table:table-cell>
          <table:table-cell table:formula="of:=[.J5]^2" office:value-type="float" office:value="1204506.25" calcext:value-type="float">
            <text:p>1204506,25</text:p>
          </table:table-cell>
          <table:table-cell table:formula="of:=2*[.J5]*[.K5]" office:value-type="float" office:value="1552.09938470447" calcext:value-type="float">
            <text:p>1552,09938470447</text:p>
          </table:table-cell>
          <table:table-cell table:formula="of:=[.L5]/[.F5]" office:value-type="float" office:value="839.962517433752" calcext:value-type="float">
            <text:p>839,962517433752</text:p>
          </table:table-cell>
          <table:table-cell table:formula="of:=SQRT((([.K5]/[.F5])^2)+(((-1*[.J5]*[.G5])/([.F5]^2))^2))" office:value-type="float" office:value="0.000620944702132416" calcext:value-type="float">
            <text:p>0,000620944702132</text:p>
          </table:table-cell>
          <table:table-cell table:formula="of:=([.H5]-[.L5])/(4*[.F5])" office:value-type="float" office:value="148.509370641562" calcext:value-type="float">
            <text:p>148,509370641562</text:p>
          </table:table-cell>
          <table:table-cell table:formula="of:=(0.990323335751592*[.F5]-577.097809003517)-[.N5]" office:value-type="float" office:value="3.06333703051428" calcext:value-type="float">
            <text:p>3,06333703051428</text:p>
          </table:table-cell>
          <table:table-cell table:formula="of:=(([.N5]+577.097809003517)/0.990323335751592)-[.F5]" office:value-type="float" office:value="-3.09326956149062" calcext:value-type="float">
            <text:p>-3,09326956149062</text:p>
          </table:table-cell>
          <table:table-cell table:formula="of:=ABS(([.R5]*[.Q5])/(SQRT(([.R5]^2)+([.Q5]^2))))" office:value-type="float" office:value="2.17661195853204" calcext:value-type="float">
            <text:p>2,17661195853204</text:p>
          </table:table-cell>
          <table:table-cell table:number-columns-repeated="1005"/>
        </table:table-row>
        <table:table-row table:style-name="ro1">
          <table:covered-table-cell/>
          <table:table-cell office:value-type="string" calcext:value-type="string">
            <text:p>Nr 2</text:p>
          </table:table-cell>
          <table:table-cell office:value-type="float" office:value="375.5" calcext:value-type="float">
            <text:p>375,5</text:p>
          </table:table-cell>
          <table:table-cell office:value-type="float" office:value="815" calcext:value-type="float">
            <text:p>815</text:p>
          </table:table-cell>
          <table:table-cell office:value-type="float" office:value="1000" calcext:value-type="float">
            <text:p>1000</text:p>
          </table:table-cell>
          <table:table-cell table:formula="of:=[.E6]-[.$F$2]" office:value-type="float" office:value="817" calcext:value-type="float">
            <text:p>817</text:p>
          </table:table-cell>
          <table:table-cell table:formula="of:=SQRT(([.$C$2]^2)+([.$C$2]^2))" office:value-type="float" office:value="0.707106781186548" calcext:value-type="float">
            <text:p>0,707106781186548</text:p>
          </table:table-cell>
          <table:table-cell table:formula="of:=[.F6]^2" office:value-type="float" office:value="667489" calcext:value-type="float">
            <text:p>667489</text:p>
          </table:table-cell>
          <table:table-cell table:formula="of:=2*[.F6]*[.G6]" office:value-type="float" office:value="1155.41248045882" calcext:value-type="float">
            <text:p>1155,41248045882</text:p>
          </table:table-cell>
          <table:table-cell table:formula="of:=[.D6]-[.C6]" office:value-type="float" office:value="439.5" calcext:value-type="float">
            <text:p>439,5</text:p>
          </table:table-cell>
          <table:table-cell table:formula="of:=SQRT(([.$C$2]^2)+([.$C$2]^2))" office:value-type="float" office:value="0.707106781186548" calcext:value-type="float">
            <text:p>0,707106781186548</text:p>
          </table:table-cell>
          <table:table-cell table:formula="of:=[.J6]^2" office:value-type="float" office:value="193160.25" calcext:value-type="float">
            <text:p>193160,25</text:p>
          </table:table-cell>
          <table:table-cell table:formula="of:=2*[.J6]*[.K6]" office:value-type="float" office:value="621.546860662975" calcext:value-type="float">
            <text:p>621,546860662975</text:p>
          </table:table-cell>
          <table:table-cell table:formula="of:=[.L6]/[.F6]" office:value-type="float" office:value="236.426254589963" calcext:value-type="float">
            <text:p>236,426254589963</text:p>
          </table:table-cell>
          <table:table-cell table:formula="of:=SQRT((([.K6]/[.F6])^2)+(((-[.J6]*[.G6])/([.F6]^2))^2))" office:value-type="float" office:value="0.000982774742315146" calcext:value-type="float">
            <text:p>0,000982774742315</text:p>
          </table:table-cell>
          <table:table-cell table:formula="of:=([.H6]-[.L6])/(4*[.F6])" office:value-type="float" office:value="145.143436352509" calcext:value-type="float">
            <text:p>145,143436352509</text:p>
          </table:table-cell>
          <table:table-cell table:formula="of:=(0.990323335751592*[.F6]-577.097809003517)-[.N6]" office:value-type="float" office:value="-4.42989828442958" calcext:value-type="float">
            <text:p>-4,42989828442958</text:p>
          </table:table-cell>
          <table:table-cell table:formula="of:=(([.N6]+577.097809003517)/0.990323335751592)-[.F6]" office:value-type="float" office:value="4.47318378200953" calcext:value-type="float">
            <text:p>4,47318378200953</text:p>
          </table:table-cell>
          <table:table-cell table:formula="of:=ABS(([.R6]*[.Q6])/(SQRT(([.R6]^2)+([.Q6]^2))))" office:value-type="float" office:value="3.14760324604286" calcext:value-type="float">
            <text:p>3,14760324604286</text:p>
          </table:table-cell>
          <table:table-cell table:number-columns-repeated="1005"/>
        </table:table-row>
        <table:table-row table:style-name="ro1">
          <table:covered-table-cell/>
          <table:table-cell office:value-type="string" calcext:value-type="string">
            <text:p>Nr 3</text:p>
          </table:table-cell>
          <table:table-cell office:value-type="float" office:value="365" calcext:value-type="float">
            <text:p>365</text:p>
          </table:table-cell>
          <table:table-cell office:value-type="float" office:value="1022" calcext:value-type="float">
            <text:p>1022</text:p>
          </table:table-cell>
          <table:table-cell office:value-type="float" office:value="1200" calcext:value-type="float">
            <text:p>1200</text:p>
          </table:table-cell>
          <table:table-cell table:formula="of:=[.E7]-[.$F$2]" office:value-type="float" office:value="1017" calcext:value-type="float">
            <text:p>1017</text:p>
          </table:table-cell>
          <table:table-cell table:formula="of:=SQRT(([.$C$2]^2)+([.$C$2]^2))" office:value-type="float" office:value="0.707106781186548" calcext:value-type="float">
            <text:p>0,707106781186548</text:p>
          </table:table-cell>
          <table:table-cell table:formula="of:=[.F7]^2" office:value-type="float" office:value="1034289" calcext:value-type="float">
            <text:p>1034289</text:p>
          </table:table-cell>
          <table:table-cell table:formula="of:=2*[.F7]*[.G7]" office:value-type="float" office:value="1438.25519293344" calcext:value-type="float">
            <text:p>1438,25519293344</text:p>
          </table:table-cell>
          <table:table-cell table:formula="of:=[.D7]-[.C7]" office:value-type="float" office:value="657" calcext:value-type="float">
            <text:p>657</text:p>
          </table:table-cell>
          <table:table-cell table:formula="of:=SQRT(([.$C$2]^2)+([.$C$2]^2))" office:value-type="float" office:value="0.707106781186548" calcext:value-type="float">
            <text:p>0,707106781186548</text:p>
          </table:table-cell>
          <table:table-cell table:formula="of:=[.J7]^2" office:value-type="float" office:value="431649" calcext:value-type="float">
            <text:p>431649</text:p>
          </table:table-cell>
          <table:table-cell table:formula="of:=2*[.J7]*[.K7]" office:value-type="float" office:value="929.138310479124" calcext:value-type="float">
            <text:p>929,138310479124</text:p>
          </table:table-cell>
          <table:table-cell table:formula="of:=[.L7]/[.F7]" office:value-type="float" office:value="424.433628318584" calcext:value-type="float">
            <text:p>424,433628318584</text:p>
          </table:table-cell>
          <table:table-cell table:formula="of:=SQRT((([.K7]/[.F7])^2)+(((-[.J7]*[.G7])/([.F7]^2))^2))" office:value-type="float" office:value="0.000827753255920953" calcext:value-type="float">
            <text:p>0,000827753255921</text:p>
          </table:table-cell>
          <table:table-cell table:formula="of:=([.H7]-[.L7])/(4*[.F7])" office:value-type="float" office:value="148.141592920354" calcext:value-type="float">
            <text:p>148,141592920354</text:p>
          </table:table-cell>
          <table:table-cell table:formula="of:=(0.990323335751592*[.F7]-577.097809003517)-[.N7]" office:value-type="float" office:value="5.62739513726808" calcext:value-type="float">
            <text:p>5,62739513726808</text:p>
          </table:table-cell>
          <table:table-cell table:formula="of:=(([.N7]+577.097809003517)/0.990323335751592)-[.F7]" office:value-type="float" office:value="-5.68238163649573" calcext:value-type="float">
            <text:p>-5,68238163649573</text:p>
          </table:table-cell>
          <table:table-cell table:formula="of:=ABS(([.R7]*[.Q7])/(SQRT(([.R7]^2)+([.Q7]^2))))" office:value-type="float" office:value="3.99846815063194" calcext:value-type="float">
            <text:p>3,99846815063194</text:p>
          </table:table-cell>
          <table:table-cell table:number-columns-repeated="1005"/>
        </table:table-row>
        <table:table-row table:style-name="ro1">
          <table:covered-table-cell/>
          <table:table-cell office:value-type="string" calcext:value-type="string">
            <text:p>Nr 4</text:p>
          </table:table-cell>
          <table:table-cell office:value-type="float" office:value="356" calcext:value-type="float">
            <text:p>356</text:p>
          </table:table-cell>
          <table:table-cell office:value-type="float" office:value="1231" calcext:value-type="float">
            <text:p>1231</text:p>
          </table:table-cell>
          <table:table-cell office:value-type="float" office:value="1400" calcext:value-type="float">
            <text:p>1400</text:p>
          </table:table-cell>
          <table:table-cell table:formula="of:=[.E8]-[.$F$2]" office:value-type="float" office:value="1217" calcext:value-type="float">
            <text:p>1217</text:p>
          </table:table-cell>
          <table:table-cell table:formula="of:=SQRT(([.$C$2]^2)+([.$C$2]^2))" office:value-type="float" office:value="0.707106781186548" calcext:value-type="float">
            <text:p>0,707106781186548</text:p>
          </table:table-cell>
          <table:table-cell table:formula="of:=[.F8]^2" office:value-type="float" office:value="1481089" calcext:value-type="float">
            <text:p>1481089</text:p>
          </table:table-cell>
          <table:table-cell table:formula="of:=2*[.F8]*[.G8]" office:value-type="float" office:value="1721.09790540806" calcext:value-type="float">
            <text:p>1721,09790540806</text:p>
          </table:table-cell>
          <table:table-cell table:formula="of:=[.D8]-[.C8]" office:value-type="float" office:value="875" calcext:value-type="float">
            <text:p>875</text:p>
          </table:table-cell>
          <table:table-cell table:formula="of:=SQRT(([.$C$2]^2)+([.$C$2]^2))" office:value-type="float" office:value="0.707106781186548" calcext:value-type="float">
            <text:p>0,707106781186548</text:p>
          </table:table-cell>
          <table:table-cell table:formula="of:=[.J8]^2" office:value-type="float" office:value="765625" calcext:value-type="float">
            <text:p>765625</text:p>
          </table:table-cell>
          <table:table-cell table:formula="of:=2*[.J8]*[.K8]" office:value-type="float" office:value="1237.43686707646" calcext:value-type="float">
            <text:p>1237,43686707646</text:p>
          </table:table-cell>
          <table:table-cell table:formula="of:=[.L8]/[.F8]" office:value-type="float" office:value="629.108463434675" calcext:value-type="float">
            <text:p>629,108463434675</text:p>
          </table:table-cell>
          <table:table-cell table:formula="of:=SQRT((([.K8]/[.F8])^2)+(((-[.J8]*[.G8])/([.F8]^2))^2))" office:value-type="float" office:value="0.000715612209097823" calcext:value-type="float">
            <text:p>0,000715612209098</text:p>
          </table:table-cell>
          <table:table-cell table:formula="of:=([.H8]-[.L8])/(4*[.F8])" office:value-type="float" office:value="146.972884141331" calcext:value-type="float">
            <text:p>146,972884141331</text:p>
          </table:table-cell>
          <table:table-cell table:formula="of:=(0.990323335751592*[.F8]-577.097809003517)-[.N8]" office:value-type="float" office:value="-0.982772828504949" calcext:value-type="float">
            <text:p>-0,982772828504949</text:p>
          </table:table-cell>
          <table:table-cell table:formula="of:=(([.N8]+577.097809003517)/0.990323335751592)-[.F8]" office:value-type="float" office:value="0.99237571510821" calcext:value-type="float">
            <text:p>0,99237571510821</text:p>
          </table:table-cell>
          <table:table-cell table:formula="of:=ABS(([.R8]*[.Q8])/(SQRT(([.R8]^2)+([.Q8]^2))))" office:value-type="float" office:value="0.698295704891797" calcext:value-type="float">
            <text:p>0,698295704891797</text:p>
          </table:table-cell>
          <table:table-cell table:number-columns-repeated="1005"/>
        </table:table-row>
        <table:table-row table:style-name="ro1">
          <table:covered-table-cell/>
          <table:table-cell office:value-type="string" calcext:value-type="string">
            <text:p>Nr 5</text:p>
          </table:table-cell>
          <table:table-cell office:value-type="float" office:value="350" calcext:value-type="float">
            <text:p>350</text:p>
          </table:table-cell>
          <table:table-cell office:value-type="float" office:value="1639" calcext:value-type="float">
            <text:p>1639</text:p>
          </table:table-cell>
          <table:table-cell office:value-type="float" office:value="1800" calcext:value-type="float">
            <text:p>1800</text:p>
          </table:table-cell>
          <table:table-cell table:formula="of:=[.E9]-[.$F$2]" office:value-type="float" office:value="1617" calcext:value-type="float">
            <text:p>1617</text:p>
          </table:table-cell>
          <table:table-cell table:formula="of:=SQRT(([.$C$2]^2)+([.$C$2]^2))" office:value-type="float" office:value="0.707106781186548" calcext:value-type="float">
            <text:p>0,707106781186548</text:p>
          </table:table-cell>
          <table:table-cell table:formula="of:=[.F9]^2" office:value-type="float" office:value="2614689" calcext:value-type="float">
            <text:p>2614689</text:p>
          </table:table-cell>
          <table:table-cell table:formula="of:=2*[.F9]*[.G9]" office:value-type="float" office:value="2286.78333035729" calcext:value-type="float">
            <text:p>2286,78333035729</text:p>
          </table:table-cell>
          <table:table-cell table:formula="of:=[.D9]-[.C9]" office:value-type="float" office:value="1289" calcext:value-type="float">
            <text:p>1289</text:p>
          </table:table-cell>
          <table:table-cell table:formula="of:=SQRT(([.$C$2]^2)+([.$C$2]^2))" office:value-type="float" office:value="0.707106781186548" calcext:value-type="float">
            <text:p>0,707106781186548</text:p>
          </table:table-cell>
          <table:table-cell table:formula="of:=[.J9]^2" office:value-type="float" office:value="1661521" calcext:value-type="float">
            <text:p>1661521</text:p>
          </table:table-cell>
          <table:table-cell table:formula="of:=2*[.J9]*[.K9]" office:value-type="float" office:value="1822.92128189892" calcext:value-type="float">
            <text:p>1822,92128189892</text:p>
          </table:table-cell>
          <table:table-cell table:formula="of:=[.L9]/[.F9]" office:value-type="float" office:value="1027.53308596166" calcext:value-type="float">
            <text:p>1027,53308596166</text:p>
          </table:table-cell>
          <table:table-cell table:formula="of:=SQRT((([.K9]/[.F9])^2)+(((-[.J9]*[.G9])/([.F9]^2))^2))" office:value-type="float" office:value="0.00055923516820435" calcext:value-type="float">
            <text:p>0,000559235168204</text:p>
          </table:table-cell>
          <table:table-cell table:formula="of:=([.H9]-[.L9])/(4*[.F9])" office:value-type="float" office:value="147.366728509586" calcext:value-type="float">
            <text:p>147,366728509586</text:p>
          </table:table-cell>
          <table:table-cell table:formula="of:=(0.990323335751592*[.F9]-577.097809003517)-[.N9]" office:value-type="float" office:value="-3.27806105485024" calcext:value-type="float">
            <text:p>-3,27806105485024</text:p>
          </table:table-cell>
          <table:table-cell table:formula="of:=(([.N9]+577.097809003517)/0.990323335751592)-[.F9]" office:value-type="float" office:value="3.31009170087077" calcext:value-type="float">
            <text:p>3,31009170087077</text:p>
          </table:table-cell>
          <table:table-cell table:formula="of:=ABS(([.R9]*[.Q9])/(SQRT(([.R9]^2)+([.Q9]^2))))" office:value-type="float" office:value="2.32918115823093" calcext:value-type="float">
            <text:p>2,32918115823093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9">
            <text:p>Aufgabe 3</text:p>
          </table:table-cell>
          <table:table-cell office:value-type="string" calcext:value-type="string">
            <text:p>P Fehler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P_Lamp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Brennweite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1,00921948559169x - 513,657293971307</text:p>
          </table:table-cell>
          <table:table-cell/>
          <table:table-cell office:value-type="string" calcext:value-type="string">
            <text:p>fges</text:p>
          </table:table-cell>
          <table:table-cell table:formula="of:=513.657293971307/4" office:value-type="float" office:value="128.414323492827" calcext:value-type="float">
            <text:p>128,414323492827</text:p>
          </table:table-cell>
          <table:table-cell/>
          <table:table-cell table:style-name="ce2" office:value-type="string" calcext:value-type="string">
            <text:p>Δfges</text:p>
          </table:table-cell>
          <table:table-cell table:formula="of:=MAX([.R15:.R20])" office:value-type="float" office:value="45.5464923370223" calcext:value-type="float">
            <text:p>45,5464923370223</text:p>
          </table:table-cell>
          <table:table-cell table:number-columns-repeated="1006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/>
          <table:table-cell office:value-type="string" calcext:value-type="string">
            <text:p>P_1</text:p>
          </table:table-cell>
          <table:table-cell office:value-type="string" calcext:value-type="string">
            <text:p>P_2</text:p>
          </table:table-cell>
          <table:table-cell office:value-type="string" calcext:value-type="string">
            <text:p>P_Schirm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Δd</text:p>
          </table:table-cell>
          <table:table-cell office:value-type="string" calcext:value-type="string">
            <text:p>d² </text:p>
          </table:table-cell>
          <table:table-cell table:style-name="ce2" office:value-type="string" calcext:value-type="string">
            <text:p>Δd²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Δe</text:p>
          </table:table-cell>
          <table:table-cell office:value-type="string" calcext:value-type="string">
            <text:p>e²</text:p>
          </table:table-cell>
          <table:table-cell table:style-name="ce2" office:value-type="string" calcext:value-type="string">
            <text:p>Δe²</text:p>
          </table:table-cell>
          <table:table-cell office:value-type="string" calcext:value-type="string">
            <text:p>e²/d</text:p>
          </table:table-cell>
          <table:table-cell table:style-name="ce2" office:value-type="string" calcext:value-type="string">
            <text:p>Δe²/d</text:p>
          </table:table-cell>
          <table:table-cell office:value-type="string" calcext:value-type="string">
            <text:p>Diff x</text:p>
          </table:table-cell>
          <table:table-cell office:value-type="string" calcext:value-type="string">
            <text:p>Diff y</text:p>
          </table:table-cell>
          <table:table-cell office:value-type="string" calcext:value-type="string">
            <text:p>diff xy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Nr 1</text:p>
          </table:table-cell>
          <table:table-cell office:value-type="float" office:value="300" calcext:value-type="float">
            <text:p>300</text:p>
          </table:table-cell>
          <table:table-cell office:value-type="float" office:value="1650" calcext:value-type="float">
            <text:p>1650</text:p>
          </table:table-cell>
          <table:table-cell office:value-type="float" office:value="1800" calcext:value-type="float">
            <text:p>1800</text:p>
          </table:table-cell>
          <table:table-cell table:formula="of:=[.E15]-[.$F$12]" office:value-type="float" office:value="1617" calcext:value-type="float">
            <text:p>1617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F15]^2" office:value-type="float" office:value="2614689" calcext:value-type="float">
            <text:p>2614689</text:p>
          </table:table-cell>
          <table:table-cell table:formula="of:=2*[.F15]*[.G15]" office:value-type="float" office:value="2286.78333035729" calcext:value-type="float">
            <text:p>2286,78333035729</text:p>
          </table:table-cell>
          <table:table-cell table:formula="of:=[.D15]-[.C15]" office:value-type="float" office:value="1350" calcext:value-type="float">
            <text:p>1350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J15]^2" office:value-type="float" office:value="1822500" calcext:value-type="float">
            <text:p>1822500</text:p>
          </table:table-cell>
          <table:table-cell table:formula="of:=2*[.J15]*[.K15]" office:value-type="float" office:value="1909.18830920368" calcext:value-type="float">
            <text:p>1909,18830920368</text:p>
          </table:table-cell>
          <table:table-cell table:formula="of:=[.L15]/[.F15]" office:value-type="float" office:value="1127.08719851577" calcext:value-type="float">
            <text:p>1127,08719851577</text:p>
          </table:table-cell>
          <table:table-cell table:formula="of:=SQRT((([.K15]/[.F15])^2)+(((-1*[.J15]*[.G15])/([.F15]^2))^2))" office:value-type="float" office:value="0.000569664198297218" calcext:value-type="float">
            <text:p>0,000569664198297</text:p>
          </table:table-cell>
          <table:table-cell table:formula="of:=(1.00921948559169*[.F15]-513.657293971307)-[.N15]" office:value-type="float" office:value="-8.83658428531385" calcext:value-type="float">
            <text:p>-8,83658428531385</text:p>
          </table:table-cell>
          <table:table-cell table:formula="of:=(([.N15]+513.657293971307)/1.00921948559169)-[.F15]" office:value-type="float" office:value="8.75585976239199" calcext:value-type="float">
            <text:p>8,75585976239199</text:p>
          </table:table-cell>
          <table:table-cell table:formula="of:=ABS(([.Q15]*[.P15])/(SQRT(([.Q15]^2)+([.P15]^2))))" office:value-type="float" office:value="6.21967180378782" calcext:value-type="float">
            <text:p>6,21967180378782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00" calcext:value-type="float">
            <text:p>300</text:p>
          </table:table-cell>
          <table:table-cell office:value-type="float" office:value="1445" calcext:value-type="float">
            <text:p>1445</text:p>
          </table:table-cell>
          <table:table-cell office:value-type="float" office:value="1600" calcext:value-type="float">
            <text:p>1600</text:p>
          </table:table-cell>
          <table:table-cell table:formula="of:=[.E16]-[.$F$12]" office:value-type="float" office:value="1417" calcext:value-type="float">
            <text:p>1417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F16]^2" office:value-type="float" office:value="2007889" calcext:value-type="float">
            <text:p>2007889</text:p>
          </table:table-cell>
          <table:table-cell table:formula="of:=2*[.F16]*[.G16]" office:value-type="float" office:value="2003.94061788268" calcext:value-type="float">
            <text:p>2003,94061788268</text:p>
          </table:table-cell>
          <table:table-cell table:formula="of:=[.D16]-[.C16]" office:value-type="float" office:value="1145" calcext:value-type="float">
            <text:p>1145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J16]^2" office:value-type="float" office:value="1311025" calcext:value-type="float">
            <text:p>1311025</text:p>
          </table:table-cell>
          <table:table-cell table:formula="of:=2*[.J16]*[.K16]" office:value-type="float" office:value="1619.27452891719" calcext:value-type="float">
            <text:p>1619,27452891719</text:p>
          </table:table-cell>
          <table:table-cell table:formula="of:=[.L16]/[.F16]" office:value-type="float" office:value="925.211714890614" calcext:value-type="float">
            <text:p>925,211714890614</text:p>
          </table:table-cell>
          <table:table-cell table:formula="of:=SQRT((([.K16]/[.F16])^2)+(((-1*[.J16]*[.G16])/([.F16]^2))^2))" office:value-type="float" office:value="0.000641568896771432" calcext:value-type="float">
            <text:p>0,000641568896771</text:p>
          </table:table-cell>
          <table:table-cell table:formula="of:=(1.00921948559169*[.F16]-513.657293971307)-[.N16]" office:value-type="float" office:value="-8.80499777849627" calcext:value-type="float">
            <text:p>-8,80499777849627</text:p>
          </table:table-cell>
          <table:table-cell table:formula="of:=(([.N16]+513.657293971307)/1.00921948559169)-[.F16]" office:value-type="float" office:value="8.72456180662607" calcext:value-type="float">
            <text:p>8,72456180662607</text:p>
          </table:table-cell>
          <table:table-cell table:formula="of:=ABS(([.Q16]*[.P16])/(SQRT(([.Q16]^2)+([.P16]^2))))" office:value-type="float" office:value="6.19743949099681" calcext:value-type="float">
            <text:p>6,19743949099681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03" calcext:value-type="float">
            <text:p>303</text:p>
          </table:table-cell>
          <table:table-cell office:value-type="float" office:value="1245" calcext:value-type="float">
            <text:p>1245</text:p>
          </table:table-cell>
          <table:table-cell office:value-type="float" office:value="1400" calcext:value-type="float">
            <text:p>1400</text:p>
          </table:table-cell>
          <table:table-cell table:formula="of:=[.E17]-[.$F$12]" office:value-type="float" office:value="1217" calcext:value-type="float">
            <text:p>1217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F17]^2" office:value-type="float" office:value="1481089" calcext:value-type="float">
            <text:p>1481089</text:p>
          </table:table-cell>
          <table:table-cell table:formula="of:=2*[.F17]*[.G17]" office:value-type="float" office:value="1721.09790540806" calcext:value-type="float">
            <text:p>1721,09790540806</text:p>
          </table:table-cell>
          <table:table-cell table:formula="of:=[.D17]-[.C17]" office:value-type="float" office:value="942" calcext:value-type="float">
            <text:p>942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J17]^2" office:value-type="float" office:value="887364" calcext:value-type="float">
            <text:p>887364</text:p>
          </table:table-cell>
          <table:table-cell table:formula="of:=2*[.J17]*[.K17]" office:value-type="float" office:value="1332.18917575546" calcext:value-type="float">
            <text:p>1332,18917575546</text:p>
          </table:table-cell>
          <table:table-cell table:formula="of:=[.L17]/[.F17]" office:value-type="float" office:value="729.140509449466" calcext:value-type="float">
            <text:p>729,140509449466</text:p>
          </table:table-cell>
          <table:table-cell table:formula="of:=SQRT((([.K17]/[.F17])^2)+(((-1*[.J17]*[.G17])/([.F17]^2))^2))" office:value-type="float" office:value="0.000734744309451805" calcext:value-type="float">
            <text:p>0,000734744309452</text:p>
          </table:table-cell>
          <table:table-cell table:formula="of:=(1.00921948559169*[.F17]-513.657293971307)-[.N17]" office:value-type="float" office:value="-14.5776894556861" calcext:value-type="float">
            <text:p>-14,5776894556861</text:p>
          </table:table-cell>
          <table:table-cell table:formula="of:=(([.N17]+513.657293971307)/1.00921948559169)-[.F17]" office:value-type="float" office:value="14.444518426177" calcext:value-type="float">
            <text:p>14,444518426177</text:p>
          </table:table-cell>
          <table:table-cell table:formula="of:=ABS(([.Q17]*[.P17])/(SQRT(([.Q17]^2)+([.P17]^2))))" office:value-type="float" office:value="10.2605759357258" calcext:value-type="float">
            <text:p>10,2605759357258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65" calcext:value-type="float">
            <text:p>365</text:p>
          </table:table-cell>
          <table:table-cell office:value-type="float" office:value="1040" calcext:value-type="float">
            <text:p>1040</text:p>
          </table:table-cell>
          <table:table-cell office:value-type="float" office:value="1200" calcext:value-type="float">
            <text:p>1200</text:p>
          </table:table-cell>
          <table:table-cell table:formula="of:=[.E18]-[.$F$12]" office:value-type="float" office:value="1017" calcext:value-type="float">
            <text:p>1017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F18]^2" office:value-type="float" office:value="1034289" calcext:value-type="float">
            <text:p>1034289</text:p>
          </table:table-cell>
          <table:table-cell table:formula="of:=2*[.F18]*[.G18]" office:value-type="float" office:value="1438.25519293344" calcext:value-type="float">
            <text:p>1438,25519293344</text:p>
          </table:table-cell>
          <table:table-cell table:formula="of:=[.D18]-[.C18]" office:value-type="float" office:value="675" calcext:value-type="float">
            <text:p>675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J18]^2" office:value-type="float" office:value="455625" calcext:value-type="float">
            <text:p>455625</text:p>
          </table:table-cell>
          <table:table-cell table:formula="of:=2*[.J18]*[.K18]" office:value-type="float" office:value="954.594154601839" calcext:value-type="float">
            <text:p>954,594154601839</text:p>
          </table:table-cell>
          <table:table-cell table:formula="of:=[.L18]/[.F18]" office:value-type="float" office:value="448.008849557522" calcext:value-type="float">
            <text:p>448,008849557522</text:p>
          </table:table-cell>
          <table:table-cell table:formula="of:=SQRT((([.K18]/[.F18])^2)+(((-1*[.J18]*[.G18])/([.F18]^2))^2))" office:value-type="float" office:value="0.000834494919206306" calcext:value-type="float">
            <text:p>0,000834494919206</text:p>
          </table:table-cell>
          <table:table-cell table:formula="of:=(1.00921948559169*[.F18]-513.657293971307)-[.N18]" office:value-type="float" office:value="64.7100733179196" calcext:value-type="float">
            <text:p>64,7100733179196</text:p>
          </table:table-cell>
          <table:table-cell table:formula="of:=(([.N18]+513.657293971307)/1.00921948559169)-[.F18]" office:value-type="float" office:value="-64.118929768762" calcext:value-type="float">
            <text:p>-64,118929768762</text:p>
          </table:table-cell>
          <table:table-cell table:formula="of:=ABS(([.Q18]*[.P18])/(SQRT(([.Q18]^2)+([.P18]^2))))" office:value-type="float" office:value="45.5464923370223" calcext:value-type="float">
            <text:p>45,5464923370223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16" calcext:value-type="float">
            <text:p>316</text:p>
          </table:table-cell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table:formula="of:=[.E19]-[.$F$12]" office:value-type="float" office:value="817" calcext:value-type="float">
            <text:p>817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F19]^2" office:value-type="float" office:value="667489" calcext:value-type="float">
            <text:p>667489</text:p>
          </table:table-cell>
          <table:table-cell table:formula="of:=2*[.F19]*[.G19]" office:value-type="float" office:value="1155.41248045882" calcext:value-type="float">
            <text:p>1155,41248045882</text:p>
          </table:table-cell>
          <table:table-cell table:formula="of:=[.D19]-[.C19]" office:value-type="float" office:value="516" calcext:value-type="float">
            <text:p>516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J19]^2" office:value-type="float" office:value="266256" calcext:value-type="float">
            <text:p>266256</text:p>
          </table:table-cell>
          <table:table-cell table:formula="of:=2*[.J19]*[.K19]" office:value-type="float" office:value="729.734198184517" calcext:value-type="float">
            <text:p>729,734198184517</text:p>
          </table:table-cell>
          <table:table-cell table:formula="of:=[.L19]/[.F19]" office:value-type="float" office:value="325.894736842105" calcext:value-type="float">
            <text:p>325,894736842105</text:p>
          </table:table-cell>
          <table:table-cell table:formula="of:=SQRT((([.K19]/[.F19])^2)+(((-1*[.J19]*[.G19])/([.F19]^2))^2))" office:value-type="float" office:value="0.00102365835096764" calcext:value-type="float">
            <text:p>0,001023658350968</text:p>
          </table:table-cell>
          <table:table-cell table:formula="of:=(1.00921948559169*[.F19]-513.657293971307)-[.N19]" office:value-type="float" office:value="-15.0197110850015" calcext:value-type="float">
            <text:p>-15,0197110850015</text:p>
          </table:table-cell>
          <table:table-cell table:formula="of:=(([.N19]+513.657293971307)/1.00921948559169)-[.F19]" office:value-type="float" office:value="14.8825020715843" calcext:value-type="float">
            <text:p>14,8825020715843</text:p>
          </table:table-cell>
          <table:table-cell table:formula="of:=ABS(([.Q19]*[.P19])/(SQRT(([.Q19]^2)+([.P19]^2))))" office:value-type="float" office:value="10.5716949581615" calcext:value-type="float">
            <text:p>10,5716949581615</text:p>
          </table:table-cell>
          <table:table-cell table:number-columns-repeated="1006"/>
        </table:table-row>
        <table:table-row table:style-name="ro1">
          <table:covered-table-cell/>
          <table:table-cell/>
          <table:table-cell office:value-type="float" office:value="365" calcext:value-type="float">
            <text:p>365</text:p>
          </table:table-cell>
          <table:table-cell office:value-type="float" office:value="480" calcext:value-type="float">
            <text:p>480</text:p>
          </table:table-cell>
          <table:table-cell office:value-type="float" office:value="700" calcext:value-type="float">
            <text:p>700</text:p>
          </table:table-cell>
          <table:table-cell table:formula="of:=[.E20]-[.$F$12]" office:value-type="float" office:value="517" calcext:value-type="float">
            <text:p>517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F20]^2" office:value-type="float" office:value="267289" calcext:value-type="float">
            <text:p>267289</text:p>
          </table:table-cell>
          <table:table-cell table:formula="of:=2*[.F20]*[.G20]" office:value-type="float" office:value="731.14841174689" calcext:value-type="float">
            <text:p>731,14841174689</text:p>
          </table:table-cell>
          <table:table-cell table:formula="of:=[.D20]-[.C20]" office:value-type="float" office:value="115" calcext:value-type="float">
            <text:p>115</text:p>
          </table:table-cell>
          <table:table-cell table:formula="of:=SQRT(([.$C$12]^2)+([.$C$12]^2))" office:value-type="float" office:value="0.707106781186548" calcext:value-type="float">
            <text:p>0,707106781186548</text:p>
          </table:table-cell>
          <table:table-cell table:formula="of:=[.J20]^2" office:value-type="float" office:value="13225" calcext:value-type="float">
            <text:p>13225</text:p>
          </table:table-cell>
          <table:table-cell table:formula="of:=2*[.J20]*[.K20]" office:value-type="float" office:value="162.634559672906" calcext:value-type="float">
            <text:p>162,634559672906</text:p>
          </table:table-cell>
          <table:table-cell table:formula="of:=[.L20]/[.F20]" office:value-type="float" office:value="25.5802707930367" calcext:value-type="float">
            <text:p>25,5802707930367</text:p>
          </table:table-cell>
          <table:table-cell table:formula="of:=SQRT((([.K20]/[.F20])^2)+(((-1*[.J20]*[.G20])/([.F20]^2))^2))" office:value-type="float" office:value="0.00140113888677645" calcext:value-type="float">
            <text:p>0,001401138886776</text:p>
          </table:table-cell>
          <table:table-cell table:formula="of:=(1.00921948559169*[.F20]-513.657293971307)-[.N20]" office:value-type="float" office:value="-17.47109071344" calcext:value-type="float">
            <text:p>-17,47109071344</text:p>
          </table:table-cell>
          <table:table-cell table:formula="of:=(([.N20]+513.657293971307)/1.00921948559169)-[.F20]" office:value-type="float" office:value="17.3114877020007" calcext:value-type="float">
            <text:p>17,3114877020007</text:p>
          </table:table-cell>
          <table:table-cell table:formula="of:=ABS(([.Q20]*[.P20])/(SQRT(([.Q20]^2)+([.P20]^2))))" office:value-type="float" office:value="12.2971101483632" calcext:value-type="float">
            <text:p>12,297110148363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7">
            <text:p>Aufgabe 4</text:p>
          </table:table-cell>
          <table:table-cell office:value-type="string" calcext:value-type="string">
            <text:p>P Fehler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P Lampe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/>
          <table:table-cell office:value-type="string" calcext:value-type="string">
            <text:p>P_1</text:p>
          </table:table-cell>
          <table:table-cell office:value-type="string" calcext:value-type="string">
            <text:p>P_2</text:p>
          </table:table-cell>
          <table:table-cell office:value-type="string" calcext:value-type="string">
            <text:p>Øf</text:p>
          </table:table-cell>
          <table:table-cell table:style-name="ce2" office:value-type="string" calcext:value-type="string">
            <text:p>Δøf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Sammel 7,5 &amp; Streulinse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table:formula="of:=SUM([.D25]-[.$F$22];[.C25]-[.$F$22])/2" office:value-type="float" office:value="92" calcext:value-type="float">
            <text:p>92</text:p>
          </table:table-cell>
          <table:table-cell table:style-name="ce10" table:formula="of:=SQRT(([.$C$22]^2)+([.$C$22]^2)+([.$C$22]^2)+([.$C$22]^2))*0.5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ammel 7,5 1</text:p>
          </table:table-cell>
          <table:table-cell office:value-type="float" office:value="257.5" calcext:value-type="float">
            <text:p>257,5</text:p>
          </table:table-cell>
          <table:table-cell office:value-type="float" office:value="255" calcext:value-type="float">
            <text:p>255</text:p>
          </table:table-cell>
          <table:table-cell table:style-name="ce10" table:formula="of:=SUM([.D26]-[.$F$22];[.C26]-[.$F$22])/2" office:value-type="float" office:value="73.25" calcext:value-type="float">
            <text:p>73,25</text:p>
          </table:table-cell>
          <table:table-cell table:style-name="ce10" table:formula="of:=SQRT(([.$C$22]^2)+([.$C$22]^2)+([.$C$22]^2)+([.$C$22]^2))*0.5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ammel 15 1</text:p>
          </table:table-cell>
          <table:table-cell office:value-type="float" office:value="319" calcext:value-type="float">
            <text:p>319</text:p>
          </table:table-cell>
          <table:table-cell office:value-type="float" office:value="234" calcext:value-type="float">
            <text:p>234</text:p>
          </table:table-cell>
          <table:table-cell table:style-name="ce10" table:formula="of:=SUM([.D27]-[.$F$22];[.C27]-[.$F$22])/2" office:value-type="float" office:value="93.5" calcext:value-type="float">
            <text:p>93,5</text:p>
          </table:table-cell>
          <table:table-cell table:style-name="ce10" table:formula="of:=SQRT(([.$C$22]^2)+([.$C$22]^2)+([.$C$22]^2)+([.$C$22]^2))*0.5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ammel 15 2</text:p>
          </table:table-cell>
          <table:table-cell office:value-type="float" office:value="336" calcext:value-type="float">
            <text:p>336</text:p>
          </table:table-cell>
          <table:table-cell office:value-type="float" office:value="221.5" calcext:value-type="float">
            <text:p>221,5</text:p>
          </table:table-cell>
          <table:table-cell table:style-name="ce10" table:formula="of:=SUM([.D28]-[.$F$22];[.C28]-[.$F$22])/2" office:value-type="float" office:value="95.75" calcext:value-type="float">
            <text:p>95,75</text:p>
          </table:table-cell>
          <table:table-cell table:style-name="ce10" table:formula="of:=SQRT(([.$C$22]^2)+([.$C$22]^2)+([.$C$22]^2)+([.$C$22]^2))*0.5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6" table:number-rows-spanned="1">
            <text:p>Teil 2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9">
            <text:p>Aufgabe 1</text:p>
          </table:table-cell>
          <table:table-cell office:value-type="string" calcext:value-type="string">
            <text:p>P Fehler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P Lamp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V Feh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ØK</text:p>
          </table:table-cell>
          <table:table-cell table:style-name="ce2" office:value-type="string" calcext:value-type="string">
            <text:p>ΔØK</text:p>
          </table:table-cell>
          <table:table-cell table:number-columns-repeated="1012"/>
        </table:table-row>
        <table:table-row table:style-name="ro1">
          <table:covered-table-cell/>
          <table:table-cell table:number-columns-repeated="9"/>
          <table:table-cell table:formula="of:=SUM([.F35:.F40])/6" office:value-type="float" office:value="12758.3333333333" calcext:value-type="float">
            <text:p>12758,3333333333</text:p>
          </table:table-cell>
          <table:table-cell table:formula="of:=SQRT(SUM([.G35]^2;[.G36]^2;[.G37]^2;[.G38]^2;[.G39]^2;[.G40]^2))/6" office:value-type="float" office:value="78.0115732154887" calcext:value-type="float">
            <text:p>78,0115732154887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Volumen</text:p>
          </table:table-cell>
          <table:table-cell office:value-type="string" calcext:value-type="string">
            <text:p>P Linse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Δf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ΔK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433" calcext:value-type="float">
            <text:p>433</text:p>
          </table:table-cell>
          <table:table-cell table:formula="of:=[.C35]-[.$F$32]" office:value-type="float" office:value="250" calcext:value-type="float">
            <text:p>250</text:p>
          </table:table-cell>
          <table:table-cell table:formula="of:=SQRT(([.$C$32]^2)+([.$C$32]^2))" office:value-type="float" office:value="0.707106781186548" calcext:value-type="float">
            <text:p>0,707106781186548</text:p>
          </table:table-cell>
          <table:table-cell table:formula="of:=[.D35]*[.B35]" office:value-type="float" office:value="12500" calcext:value-type="float">
            <text:p>12500</text:p>
          </table:table-cell>
          <table:table-cell table:formula="of:=SQRT((([.D35]*[.$I$32])^2)+(([.B35]*[.E35])^2))" office:value-type="float" office:value="252.487623459052" calcext:value-type="float">
            <text:p>252,487623459052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390" calcext:value-type="float">
            <text:p>390</text:p>
          </table:table-cell>
          <table:table-cell table:formula="of:=[.C36]-[.$F$32]" office:value-type="float" office:value="207" calcext:value-type="float">
            <text:p>207</text:p>
          </table:table-cell>
          <table:table-cell table:formula="of:=SQRT(([.$C$32]^2)+([.$C$32]^2))" office:value-type="float" office:value="0.707106781186548" calcext:value-type="float">
            <text:p>0,707106781186548</text:p>
          </table:table-cell>
          <table:table-cell table:formula="of:=[.D36]*[.B36]" office:value-type="float" office:value="12420" calcext:value-type="float">
            <text:p>12420</text:p>
          </table:table-cell>
          <table:table-cell table:formula="of:=SQRT((([.D36]*[.$I$32])^2)+(([.B36]*[.E36])^2))" office:value-type="float" office:value="211.303099835284" calcext:value-type="float">
            <text:p>211,303099835284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0" calcext:value-type="float">
            <text:p>70</text:p>
          </table:table-cell>
          <table:table-cell office:value-type="float" office:value="363" calcext:value-type="float">
            <text:p>363</text:p>
          </table:table-cell>
          <table:table-cell table:formula="of:=[.C37]-[.$F$32]" office:value-type="float" office:value="180" calcext:value-type="float">
            <text:p>180</text:p>
          </table:table-cell>
          <table:table-cell table:formula="of:=SQRT(([.$C$32]^2)+([.$C$32]^2))" office:value-type="float" office:value="0.707106781186548" calcext:value-type="float">
            <text:p>0,707106781186548</text:p>
          </table:table-cell>
          <table:table-cell table:formula="of:=[.D37]*[.B37]" office:value-type="float" office:value="12600" calcext:value-type="float">
            <text:p>12600</text:p>
          </table:table-cell>
          <table:table-cell table:formula="of:=SQRT((([.D37]*[.$I$32])^2)+(([.B37]*[.E37])^2))" office:value-type="float" office:value="186.681547025945" calcext:value-type="float">
            <text:p>186,68154702594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table:formula="of:=[.C38]-[.$F$32]" office:value-type="float" office:value="155" calcext:value-type="float">
            <text:p>155</text:p>
          </table:table-cell>
          <table:table-cell table:formula="of:=SQRT(([.$C$32]^2)+([.$C$32]^2))" office:value-type="float" office:value="0.707106781186548" calcext:value-type="float">
            <text:p>0,707106781186548</text:p>
          </table:table-cell>
          <table:table-cell table:formula="of:=[.D38]*[.B38]" office:value-type="float" office:value="12400" calcext:value-type="float">
            <text:p>12400</text:p>
          </table:table-cell>
          <table:table-cell table:formula="of:=SQRT((([.D38]*[.$I$32])^2)+(([.B38]*[.E38])^2)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office:value-type="float" office:value="330" calcext:value-type="float">
            <text:p>330</text:p>
          </table:table-cell>
          <table:table-cell table:formula="of:=[.C39]-[.$F$32]" office:value-type="float" office:value="147" calcext:value-type="float">
            <text:p>147</text:p>
          </table:table-cell>
          <table:table-cell table:formula="of:=SQRT(([.$C$32]^2)+([.$C$32]^2))" office:value-type="float" office:value="0.707106781186548" calcext:value-type="float">
            <text:p>0,707106781186548</text:p>
          </table:table-cell>
          <table:table-cell table:formula="of:=[.D39]*[.B39]" office:value-type="float" office:value="13230" calcext:value-type="float">
            <text:p>13230</text:p>
          </table:table-cell>
          <table:table-cell table:formula="of:=SQRT((([.D39]*[.$I$32])^2)+(([.B39]*[.E39])^2))" office:value-type="float" office:value="160.18426889055" calcext:value-type="float">
            <text:p>160,1842688905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table:formula="of:=[.C40]-[.$F$32]" office:value-type="float" office:value="134" calcext:value-type="float">
            <text:p>134</text:p>
          </table:table-cell>
          <table:table-cell table:formula="of:=SQRT(([.$C$32]^2)+([.$C$32]^2))" office:value-type="float" office:value="0.707106781186548" calcext:value-type="float">
            <text:p>0,707106781186548</text:p>
          </table:table-cell>
          <table:table-cell table:formula="of:=[.D40]*[.B40]" office:value-type="float" office:value="13400" calcext:value-type="float">
            <text:p>13400</text:p>
          </table:table-cell>
          <table:table-cell table:formula="of:=SQRT((([.D40]*[.$I$32])^2)+(([.B40]*[.E40])^2))" office:value-type="float" office:value="151.512375732149" calcext:value-type="float">
            <text:p>151,51237573214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12">
            <text:p>Aufgabe 2</text:p>
          </table:table-cell>
          <table:table-cell office:value-type="string" calcext:value-type="string">
            <text:p>P Lamp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-OFFSET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 Spritz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-OFFSE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 Fehler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P Schirm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P Linse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Iris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string" calcext:value-type="string">
            <text:p>b</text:p>
          </table:table-cell>
          <table:table-cell table:formula="of:=[.C44]-[.F44]" office:value-type="float" office:value="220" calcext:value-type="float">
            <text:p>220</text:p>
          </table:table-cell>
          <table:table-cell/>
          <table:table-cell office:value-type="string" calcext:value-type="string">
            <text:p>S Fehler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covered-table-cell/>
          <table:table-cell table:style-name="Default" table:number-columns-repeated="3"/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P Lampe</text:p>
          </table:table-cell>
          <table:table-cell office:value-type="string" calcext:value-type="string">
            <text:p>P Spritz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Δ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Δf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formula="of:=[.$I$43]-[.C47]+50" office:value-type="float" office:value="68" calcext:value-type="float">
            <text:p>68</text:p>
          </table:table-cell>
          <table:table-cell table:formula="of:=[.$F$44]-([.B47]+[.$F$43])" office:value-type="float" office:value="1672" calcext:value-type="float">
            <text:p>1672</text:p>
          </table:table-cell>
          <table:table-cell table:formula="of:=SQRT(([.$O$43]^2)+([.$O$43]^2)+([.$O$43]^2))" office:value-type="float" office:value="0.866025403784439" calcext:value-type="float">
            <text:p>0,866025403784439</text:p>
          </table:table-cell>
          <table:table-cell table:formula="of:=(([.E47]^(-1))+([.$L$44]^(-1)))^(-1)" office:value-type="float" office:value="194.418604651163" calcext:value-type="float">
            <text:p>194,418604651163</text:p>
          </table:table-cell>
          <table:table-cell table:formula="of:=SQRT((([.F47]*[.E47]^(-2))^2)+(([.$O$43]*[.$L$44]^(-2))^2))*[.G47]" office:value-type="float" office:value="0.00200935948083401" calcext:value-type="float">
            <text:p>0,002009359480834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table:formula="of:=[.$I$43]-[.C48]+50" office:value-type="float" office:value="74" calcext:value-type="float">
            <text:p>74</text:p>
          </table:table-cell>
          <table:table-cell table:formula="of:=[.$F$44]-([.B48]+[.$F$43])" office:value-type="float" office:value="1472" calcext:value-type="float">
            <text:p>1472</text:p>
          </table:table-cell>
          <table:table-cell table:formula="of:=SQRT(([.$O$43]^2)+([.$O$43]^2)+([.$O$43]^2))" office:value-type="float" office:value="0.866025403784439" calcext:value-type="float">
            <text:p>0,866025403784439</text:p>
          </table:table-cell>
          <table:table-cell table:formula="of:=(([.E48]^(-1))+([.$L$44]^(-1)))^(-1)" office:value-type="float" office:value="191.394799054374" calcext:value-type="float">
            <text:p>191,394799054374</text:p>
          </table:table-cell>
          <table:table-cell table:formula="of:=SQRT((([.F48]*[.E48]^(-2))^2)+(([.$O$43]*[.$L$44]^(-2))^2))*[.G48]" office:value-type="float" office:value="0.00197869825364225" calcext:value-type="float">
            <text:p>0,001978698253642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table:formula="of:=[.$I$43]-[.C49]+50" office:value-type="float" office:value="76" calcext:value-type="float">
            <text:p>76</text:p>
          </table:table-cell>
          <table:table-cell table:formula="of:=[.$F$44]-([.B49]+[.$F$43])" office:value-type="float" office:value="1272" calcext:value-type="float">
            <text:p>1272</text:p>
          </table:table-cell>
          <table:table-cell table:formula="of:=SQRT(([.$O$43]^2)+([.$O$43]^2)+([.$O$43]^2))" office:value-type="float" office:value="0.866025403784439" calcext:value-type="float">
            <text:p>0,866025403784439</text:p>
          </table:table-cell>
          <table:table-cell table:formula="of:=(([.E49]^(-1))+([.$L$44]^(-1)))^(-1)" office:value-type="float" office:value="187.560321715818" calcext:value-type="float">
            <text:p>187,560321715818</text:p>
          </table:table-cell>
          <table:table-cell table:formula="of:=SQRT((([.F49]*[.E49]^(-2))^2)+(([.$O$43]*[.$L$44]^(-2))^2))*[.G49]" office:value-type="float" office:value="0.00194020563944699" calcext:value-type="float">
            <text:p>0,001940205639447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620" calcext:value-type="float">
            <text:p>620</text:p>
          </table:table-cell>
          <table:table-cell office:value-type="float" office:value="62" calcext:value-type="float">
            <text:p>62</text:p>
          </table:table-cell>
          <table:table-cell table:formula="of:=[.$I$43]-[.C50]+50" office:value-type="float" office:value="78" calcext:value-type="float">
            <text:p>78</text:p>
          </table:table-cell>
          <table:table-cell table:formula="of:=[.$F$44]-([.B50]+[.$F$43])" office:value-type="float" office:value="1072" calcext:value-type="float">
            <text:p>1072</text:p>
          </table:table-cell>
          <table:table-cell table:formula="of:=SQRT(([.$O$43]^2)+([.$O$43]^2)+([.$O$43]^2))" office:value-type="float" office:value="0.866025403784439" calcext:value-type="float">
            <text:p>0,866025403784439</text:p>
          </table:table-cell>
          <table:table-cell table:formula="of:=(([.E50]^(-1))+([.$L$44]^(-1)))^(-1)" office:value-type="float" office:value="182.538699690402" calcext:value-type="float">
            <text:p>182,538699690402</text:p>
          </table:table-cell>
          <table:table-cell table:formula="of:=SQRT((([.F50]*[.E50]^(-2))^2)+(([.$O$43]*[.$L$44]^(-2))^2))*[.G50]" office:value-type="float" office:value="0.00189074115421192" calcext:value-type="float">
            <text:p>0,001890741154212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820" calcext:value-type="float">
            <text:p>820</text:p>
          </table:table-cell>
          <table:table-cell office:value-type="float" office:value="60" calcext:value-type="float">
            <text:p>60</text:p>
          </table:table-cell>
          <table:table-cell table:formula="of:=[.$I$43]-[.C51]+50" office:value-type="float" office:value="80" calcext:value-type="float">
            <text:p>80</text:p>
          </table:table-cell>
          <table:table-cell table:formula="of:=[.$F$44]-([.B51]+[.$F$43])" office:value-type="float" office:value="872" calcext:value-type="float">
            <text:p>872</text:p>
          </table:table-cell>
          <table:table-cell table:formula="of:=SQRT(([.$O$43]^2)+([.$O$43]^2)+([.$O$43]^2))" office:value-type="float" office:value="0.866025403784439" calcext:value-type="float">
            <text:p>0,866025403784439</text:p>
          </table:table-cell>
          <table:table-cell table:formula="of:=(([.E51]^(-1))+([.$L$44]^(-1)))^(-1)" office:value-type="float" office:value="175.677655677656" calcext:value-type="float">
            <text:p>175,677655677656</text:p>
          </table:table-cell>
          <table:table-cell table:formula="of:=SQRT((([.F51]*[.E51]^(-2))^2)+(([.$O$43]*[.$L$44]^(-2))^2))*[.G51]" office:value-type="float" office:value="0.00182584803693287" calcext:value-type="float">
            <text:p>0,001825848036933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1020" calcext:value-type="float">
            <text:p>1020</text:p>
          </table:table-cell>
          <table:table-cell office:value-type="float" office:value="52" calcext:value-type="float">
            <text:p>52</text:p>
          </table:table-cell>
          <table:table-cell table:formula="of:=[.$I$43]-[.C52]+50" office:value-type="float" office:value="88" calcext:value-type="float">
            <text:p>88</text:p>
          </table:table-cell>
          <table:table-cell table:formula="of:=[.$F$44]-([.B52]+[.$F$43])" office:value-type="float" office:value="672" calcext:value-type="float">
            <text:p>672</text:p>
          </table:table-cell>
          <table:table-cell table:formula="of:=SQRT(([.$O$43]^2)+([.$O$43]^2)+([.$O$43]^2))" office:value-type="float" office:value="0.866025403784439" calcext:value-type="float">
            <text:p>0,866025403784439</text:p>
          </table:table-cell>
          <table:table-cell table:formula="of:=(([.E52]^(-1))+([.$L$44]^(-1)))^(-1)" office:value-type="float" office:value="165.739910313901" calcext:value-type="float">
            <text:p>165,739910313901</text:p>
          </table:table-cell>
          <table:table-cell table:formula="of:=SQRT((([.F52]*[.E52]^(-2))^2)+(([.$O$43]*[.$L$44]^(-2))^2))*[.G52]" office:value-type="float" office:value="0.00174144162085959" calcext:value-type="float">
            <text:p>0,00174144162086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1220" calcext:value-type="float">
            <text:p>1220</text:p>
          </table:table-cell>
          <table:table-cell office:value-type="float" office:value="42" calcext:value-type="float">
            <text:p>42</text:p>
          </table:table-cell>
          <table:table-cell table:formula="of:=[.$I$43]-[.C53]+50" office:value-type="float" office:value="98" calcext:value-type="float">
            <text:p>98</text:p>
          </table:table-cell>
          <table:table-cell table:formula="of:=[.$F$44]-([.B53]+[.$F$43])" office:value-type="float" office:value="472" calcext:value-type="float">
            <text:p>472</text:p>
          </table:table-cell>
          <table:table-cell table:formula="of:=SQRT(([.$O$43]^2)+([.$O$43]^2)+([.$O$43]^2))" office:value-type="float" office:value="0.866025403784439" calcext:value-type="float">
            <text:p>0,866025403784439</text:p>
          </table:table-cell>
          <table:table-cell table:formula="of:=(([.E53]^(-1))+([.$L$44]^(-1)))^(-1)" office:value-type="float" office:value="150.057803468208" calcext:value-type="float">
            <text:p>150,057803468208</text:p>
          </table:table-cell>
          <table:table-cell table:formula="of:=SQRT((([.F53]*[.E53]^(-2))^2)+(([.$O$43]*[.$L$44]^(-2))^2))*[.G53]" office:value-type="float" office:value="0.00165630004128066" calcext:value-type="float">
            <text:p>0,001656300041281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1420" calcext:value-type="float">
            <text:p>1420</text:p>
          </table:table-cell>
          <table:table-cell office:value-type="float" office:value="20" calcext:value-type="float">
            <text:p>20</text:p>
          </table:table-cell>
          <table:table-cell table:formula="of:=[.$I$43]-[.C54]+50" office:value-type="float" office:value="120" calcext:value-type="float">
            <text:p>120</text:p>
          </table:table-cell>
          <table:table-cell table:formula="of:=[.$F$44]-([.B54]+[.$F$43])" office:value-type="float" office:value="272" calcext:value-type="float">
            <text:p>272</text:p>
          </table:table-cell>
          <table:table-cell table:formula="of:=SQRT(([.$O$43]^2)+([.$O$43]^2)+([.$O$43]^2))" office:value-type="float" office:value="0.866025403784439" calcext:value-type="float">
            <text:p>0,866025403784439</text:p>
          </table:table-cell>
          <table:table-cell table:formula="of:=(([.E54]^(-1))+([.$L$44]^(-1)))^(-1)" office:value-type="float" office:value="121.626016260163" calcext:value-type="float">
            <text:p>121,626016260163</text:p>
          </table:table-cell>
          <table:table-cell table:formula="of:=SQRT((([.F54]*[.E54]^(-2))^2)+(([.$O$43]*[.$L$44]^(-2))^2))*[.G54]" office:value-type="float" office:value="0.00189885200827232" calcext:value-type="float">
            <text:p>0,00189885200827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13">
            <text:p>Aufgabe 3</text:p>
          </table:table-cell>
          <table:table-cell office:value-type="string" calcext:value-type="string">
            <text:p>P Lamp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-OFFSET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 Spritz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-OFFSE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 Fehler</text:p>
          </table:table-cell>
          <table:table-cell office:value-type="float" office:value="0.5" calcext:value-type="float">
            <text:p>0,5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 Schirm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P Linse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string" calcext:value-type="string">
            <text:p>Iris</text:p>
          </table:table-cell>
          <table:table-cell office:value-type="float" office:value="1780" calcext:value-type="float">
            <text:p>1780</text:p>
          </table:table-cell>
          <table:table-cell/>
          <table:table-cell office:value-type="string" calcext:value-type="string">
            <text:p>b</text:p>
          </table:table-cell>
          <table:table-cell table:formula="of:=[.C57]-[.F57]" office:value-type="float" office:value="170" calcext:value-type="float">
            <text:p>170</text:p>
          </table:table-cell>
          <table:table-cell/>
          <table:table-cell office:value-type="string" calcext:value-type="string">
            <text:p>S Fehler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P Lampe</text:p>
          </table:table-cell>
          <table:table-cell office:value-type="string" calcext:value-type="string">
            <text:p>P Spritz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Δ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Δf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formula="of:=[.$I$56]-[.C60]+50" office:value-type="float" office:value="50" calcext:value-type="float">
            <text:p>50</text:p>
          </table:table-cell>
          <table:table-cell table:formula="of:=[.$F$57]-([.B60]+[.$F$56])" office:value-type="float" office:value="1722" calcext:value-type="float">
            <text:p>1722</text:p>
          </table:table-cell>
          <table:table-cell table:formula="of:=SQRT(([.$O$56]^2)+([.$O$56]^2)+([.$O$56]^2))" office:value-type="float" office:value="0.866025403784439" calcext:value-type="float">
            <text:p>0,866025403784439</text:p>
          </table:table-cell>
          <table:table-cell table:formula="of:=(([.E60]^(-1))+([.$L$57]^(-1)))^(-1)" office:value-type="float" office:value="154.725158562368" calcext:value-type="float">
            <text:p>154,725158562368</text:p>
          </table:table-cell>
          <table:table-cell table:formula="of:=SQRT((([.F60]*[.E60]^(-2))^2)+(([.$O$56]*[.$L$57]^(-2))^2))*[.G60]" office:value-type="float" office:value="0.00267728723625435" calcext:value-type="float">
            <text:p>0,002677287236254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220" calcext:value-type="float">
            <text:p>220</text:p>
          </table:table-cell>
          <table:table-cell office:value-type="float" office:value="78" calcext:value-type="float">
            <text:p>78</text:p>
          </table:table-cell>
          <table:table-cell table:formula="of:=[.$I$56]-[.C61]+50" office:value-type="float" office:value="62" calcext:value-type="float">
            <text:p>62</text:p>
          </table:table-cell>
          <table:table-cell table:formula="of:=[.$F$57]-([.B61]+[.$F$56])" office:value-type="float" office:value="1522" calcext:value-type="float">
            <text:p>1522</text:p>
          </table:table-cell>
          <table:table-cell table:formula="of:=SQRT(([.$O$56]^2)+([.$O$56]^2)+([.$O$56]^2))" office:value-type="float" office:value="0.866025403784439" calcext:value-type="float">
            <text:p>0,866025403784439</text:p>
          </table:table-cell>
          <table:table-cell table:formula="of:=(([.E61]^(-1))+([.$L$57]^(-1)))^(-1)" office:value-type="float" office:value="152.919621749409" calcext:value-type="float">
            <text:p>152,919621749409</text:p>
          </table:table-cell>
          <table:table-cell table:formula="of:=SQRT((([.F61]*[.E61]^(-2))^2)+(([.$O$56]*[.$L$57]^(-2))^2))*[.G61]" office:value-type="float" office:value="0.00264628580451367" calcext:value-type="float">
            <text:p>0,002646285804514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420" calcext:value-type="float">
            <text:p>420</text:p>
          </table:table-cell>
          <table:table-cell office:value-type="float" office:value="68" calcext:value-type="float">
            <text:p>68</text:p>
          </table:table-cell>
          <table:table-cell table:formula="of:=[.$I$56]-[.C62]+50" office:value-type="float" office:value="72" calcext:value-type="float">
            <text:p>72</text:p>
          </table:table-cell>
          <table:table-cell table:formula="of:=[.$F$57]-([.B62]+[.$F$56])" office:value-type="float" office:value="1322" calcext:value-type="float">
            <text:p>1322</text:p>
          </table:table-cell>
          <table:table-cell table:formula="of:=SQRT(([.$O$56]^2)+([.$O$56]^2)+([.$O$56]^2))" office:value-type="float" office:value="0.866025403784439" calcext:value-type="float">
            <text:p>0,866025403784439</text:p>
          </table:table-cell>
          <table:table-cell table:formula="of:=(([.E62]^(-1))+([.$L$57]^(-1)))^(-1)" office:value-type="float" office:value="150.630026809651" calcext:value-type="float">
            <text:p>150,630026809651</text:p>
          </table:table-cell>
          <table:table-cell table:formula="of:=SQRT((([.F62]*[.E62]^(-2))^2)+(([.$O$56]*[.$L$57]^(-2))^2))*[.G62]" office:value-type="float" office:value="0.00260712452713254" calcext:value-type="float">
            <text:p>0,002607124527133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620" calcext:value-type="float">
            <text:p>620</text:p>
          </table:table-cell>
          <table:table-cell office:value-type="float" office:value="66" calcext:value-type="float">
            <text:p>66</text:p>
          </table:table-cell>
          <table:table-cell table:formula="of:=[.$I$56]-[.C63]+50" office:value-type="float" office:value="74" calcext:value-type="float">
            <text:p>74</text:p>
          </table:table-cell>
          <table:table-cell table:formula="of:=[.$F$57]-([.B63]+[.$F$56])" office:value-type="float" office:value="1122" calcext:value-type="float">
            <text:p>1122</text:p>
          </table:table-cell>
          <table:table-cell table:formula="of:=SQRT(([.$O$56]^2)+([.$O$56]^2)+([.$O$56]^2))" office:value-type="float" office:value="0.866025403784439" calcext:value-type="float">
            <text:p>0,866025403784439</text:p>
          </table:table-cell>
          <table:table-cell table:formula="of:=(([.E63]^(-1))+([.$L$57]^(-1)))^(-1)" office:value-type="float" office:value="147.631578947368" calcext:value-type="float">
            <text:p>147,631578947368</text:p>
          </table:table-cell>
          <table:table-cell table:formula="of:=SQRT((([.F63]*[.E63]^(-2))^2)+(([.$O$56]*[.$L$57]^(-2))^2))*[.G63]" office:value-type="float" office:value="0.00255619791147695" calcext:value-type="float">
            <text:p>0,002556197911477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820" calcext:value-type="float">
            <text:p>820</text:p>
          </table:table-cell>
          <table:table-cell office:value-type="float" office:value="60" calcext:value-type="float">
            <text:p>60</text:p>
          </table:table-cell>
          <table:table-cell table:formula="of:=[.$I$56]-[.C64]+50" office:value-type="float" office:value="80" calcext:value-type="float">
            <text:p>80</text:p>
          </table:table-cell>
          <table:table-cell table:formula="of:=[.$F$57]-([.B64]+[.$F$56])" office:value-type="float" office:value="922" calcext:value-type="float">
            <text:p>922</text:p>
          </table:table-cell>
          <table:table-cell table:formula="of:=SQRT(([.$O$56]^2)+([.$O$56]^2)+([.$O$56]^2))" office:value-type="float" office:value="0.866025403784439" calcext:value-type="float">
            <text:p>0,866025403784439</text:p>
          </table:table-cell>
          <table:table-cell table:formula="of:=(([.E64]^(-1))+([.$L$57]^(-1)))^(-1)" office:value-type="float" office:value="143.534798534799" calcext:value-type="float">
            <text:p>143,534798534799</text:p>
          </table:table-cell>
          <table:table-cell table:formula="of:=SQRT((([.F64]*[.E64]^(-2))^2)+(([.$O$56]*[.$L$57]^(-2))^2))*[.G64]" office:value-type="float" office:value="0.00248760248030912" calcext:value-type="float">
            <text:p>0,002487602480309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1020" calcext:value-type="float">
            <text:p>1020</text:p>
          </table:table-cell>
          <table:table-cell office:value-type="float" office:value="54" calcext:value-type="float">
            <text:p>54</text:p>
          </table:table-cell>
          <table:table-cell table:formula="of:=[.$I$56]-[.C65]+50" office:value-type="float" office:value="86" calcext:value-type="float">
            <text:p>86</text:p>
          </table:table-cell>
          <table:table-cell table:formula="of:=[.$F$57]-([.B65]+[.$F$56])" office:value-type="float" office:value="722" calcext:value-type="float">
            <text:p>722</text:p>
          </table:table-cell>
          <table:table-cell table:formula="of:=SQRT(([.$O$56]^2)+([.$O$56]^2)+([.$O$56]^2))" office:value-type="float" office:value="0.866025403784439" calcext:value-type="float">
            <text:p>0,866025403784439</text:p>
          </table:table-cell>
          <table:table-cell table:formula="of:=(([.E65]^(-1))+([.$L$57]^(-1)))^(-1)" office:value-type="float" office:value="137.600896860987" calcext:value-type="float">
            <text:p>137,600896860987</text:p>
          </table:table-cell>
          <table:table-cell table:formula="of:=SQRT((([.F65]*[.E65]^(-2))^2)+(([.$O$56]*[.$L$57]^(-2))^2))*[.G65]" office:value-type="float" office:value="0.00239158885249392" calcext:value-type="float">
            <text:p>0,002391588852494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1220" calcext:value-type="float">
            <text:p>1220</text:p>
          </table:table-cell>
          <table:table-cell office:value-type="float" office:value="52" calcext:value-type="float">
            <text:p>52</text:p>
          </table:table-cell>
          <table:table-cell table:formula="of:=[.$I$56]-[.C66]+50" office:value-type="float" office:value="88" calcext:value-type="float">
            <text:p>88</text:p>
          </table:table-cell>
          <table:table-cell table:formula="of:=[.$F$57]-([.B66]+[.$F$56])" office:value-type="float" office:value="522" calcext:value-type="float">
            <text:p>522</text:p>
          </table:table-cell>
          <table:table-cell table:formula="of:=SQRT(([.$O$56]^2)+([.$O$56]^2)+([.$O$56]^2))" office:value-type="float" office:value="0.866025403784439" calcext:value-type="float">
            <text:p>0,866025403784439</text:p>
          </table:table-cell>
          <table:table-cell table:formula="of:=(([.E66]^(-1))+([.$L$57]^(-1)))^(-1)" office:value-type="float" office:value="128.236994219653" calcext:value-type="float">
            <text:p>128,236994219653</text:p>
          </table:table-cell>
          <table:table-cell table:formula="of:=SQRT((([.F66]*[.E66]^(-2))^2)+(([.$O$56]*[.$L$57]^(-2))^2))*[.G66]" office:value-type="float" office:value="0.00225575858370704" calcext:value-type="float">
            <text:p>0,002255758583707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1420" calcext:value-type="float">
            <text:p>1420</text:p>
          </table:table-cell>
          <table:table-cell office:value-type="float" office:value="46" calcext:value-type="float">
            <text:p>46</text:p>
          </table:table-cell>
          <table:table-cell table:formula="of:=[.$I$56]-[.C67]+50" office:value-type="float" office:value="94" calcext:value-type="float">
            <text:p>94</text:p>
          </table:table-cell>
          <table:table-cell table:formula="of:=[.$F$57]-([.B67]+[.$F$56])" office:value-type="float" office:value="322" calcext:value-type="float">
            <text:p>322</text:p>
          </table:table-cell>
          <table:table-cell table:formula="of:=SQRT(([.$O$56]^2)+([.$O$56]^2)+([.$O$56]^2))" office:value-type="float" office:value="0.866025403784439" calcext:value-type="float">
            <text:p>0,866025403784439</text:p>
          </table:table-cell>
          <table:table-cell table:formula="of:=(([.E67]^(-1))+([.$L$57]^(-1)))^(-1)" office:value-type="float" office:value="111.260162601626" calcext:value-type="float">
            <text:p>111,260162601626</text:p>
          </table:table-cell>
          <table:table-cell table:formula="of:=SQRT((([.F67]*[.E67]^(-2))^2)+(([.$O$56]*[.$L$57]^(-2))^2))*[.G67]" office:value-type="float" office:value="0.00213750129542757" calcext:value-type="float">
            <text:p>0,002137501295428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-</text:p>
          </table:table-cell>
          <table:table-cell table:formula="of:=[.$I$56]-[.C68]+50" office:value-type="string" office:string-value="" calcext:value-type="error">
            <text:p>#VALUE!</text:p>
          </table:table-cell>
          <table:table-cell table:formula="of:=[.$F$57]-([.B68]+[.$F$56])" office:value-type="float" office:value="122" calcext:value-type="float">
            <text:p>122</text:p>
          </table:table-cell>
          <table:table-cell table:formula="of:=SQRT(([.$O$56]^2)+([.$O$56]^2)+([.$O$56]^2))" office:value-type="float" office:value="0.866025403784439" calcext:value-type="float">
            <text:p>0,866025403784439</text:p>
          </table:table-cell>
          <table:table-cell table:formula="of:=(([.E68]^(-1))+([.$L$57]^(-1)))^(-1)" office:value-type="float" office:value="71.027397260274" calcext:value-type="float">
            <text:p>71,027397260274</text:p>
          </table:table-cell>
          <table:table-cell table:formula="of:=SQRT((([.F68]*[.E68]^(-2))^2)+(([.$O$56]*[.$L$57]^(-2))^2))*[.G68]" office:value-type="float" office:value="0.00431155554281349" calcext:value-type="float">
            <text:p>0,0043115555428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13">
            <text:p>Aufgabe 4</text:p>
          </table:table-cell>
          <table:table-cell office:value-type="string" calcext:value-type="string">
            <text:p>P Lamp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-OFFSET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 Spritz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-OFFSE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 Fehle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 Sehhilfe</text:p>
          </table:table-cell>
          <table:table-cell office:value-type="float" office:value="1750" calcext:value-type="float">
            <text:p>1750</text:p>
          </table:table-cell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P Schirm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P Linse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string" calcext:value-type="string">
            <text:p>Iris</text:p>
          </table:table-cell>
          <table:table-cell office:value-type="float" office:value="1780" calcext:value-type="float">
            <text:p>1780</text:p>
          </table:table-cell>
          <table:table-cell/>
          <table:table-cell office:value-type="string" calcext:value-type="string">
            <text:p>b</text:p>
          </table:table-cell>
          <table:table-cell table:formula="of:=[.C71]-[.F71]" office:value-type="float" office:value="170" calcext:value-type="float">
            <text:p>170</text:p>
          </table:table-cell>
          <table:table-cell/>
          <table:table-cell office:value-type="string" calcext:value-type="string">
            <text:p>S Feh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K33]" office:value-type="float" office:value="12758.3333333333" calcext:value-type="float">
            <text:p>12758,3333333333</text:p>
          </table:table-cell>
          <table:table-cell table:number-columns-repeated="1006"/>
        </table:table-row>
        <table:table-row table:style-name="ro1">
          <table:covered-table-cell/>
          <table:table-cell table:number-columns-repeated="15"/>
          <table:table-cell table:style-name="ce2" office:value-type="string" calcext:value-type="string">
            <text:p>ΔK</text:p>
          </table:table-cell>
          <table:table-cell table:formula="of:=[.L33]" office:value-type="float" office:value="78.0115732154887" calcext:value-type="float">
            <text:p>78,0115732154887</text:p>
          </table:table-cell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P Lampe</text:p>
          </table:table-cell>
          <table:table-cell office:value-type="string" calcext:value-type="string">
            <text:p>P Spritz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Δa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Δc</text:p>
          </table:table-cell>
          <table:table-cell office:value-type="string" calcext:value-type="string">
            <text:p>f Linse</text:p>
          </table:table-cell>
          <table:table-cell table:style-name="ce2" office:value-type="string" calcext:value-type="string">
            <text:p>Δf Linse</text:p>
          </table:table-cell>
          <table:table-cell office:value-type="string" calcext:value-type="string">
            <text:p>f Sehhilfe</text:p>
          </table:table-cell>
          <table:table-cell table:style-name="ce2" office:value-type="string" calcext:value-type="string">
            <text:p>fges</text:p>
          </table:table-cell>
          <table:table-cell table:style-name="ce2" office:value-type="string" calcext:value-type="string">
            <text:p>Δfges</text:p>
          </table:table-cell>
          <table:table-cell table:number-columns-repeated="1011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$I$56]-[.C74]+50" office:value-type="float" office:value="40" calcext:value-type="float">
            <text:p>40</text:p>
          </table:table-cell>
          <table:table-cell table:formula="of:=[.$F$71]-([.B74]+[.$F$70])" office:value-type="float" office:value="1722" calcext:value-type="float">
            <text:p>1722</text:p>
          </table:table-cell>
          <table:table-cell table:formula="of:=SQRT(([.$O$70]^2)+([.$O$70]^2)+([.$O$70]^2))" office:value-type="float" office:value="0.866025403784439" calcext:value-type="float">
            <text:p>0,866025403784439</text:p>
          </table:table-cell>
          <table:table-cell table:formula="of:=[.$F$71]-[.$R$70]" office:value-type="float" office:value="60" calcext:value-type="float">
            <text:p>60</text:p>
          </table:table-cell>
          <table:table-cell table:formula="of:=SQRT(([.$O$70]^2)+([.$O$70]^2))" office:value-type="float" office:value="0.707106781186548" calcext:value-type="float">
            <text:p>0,707106781186548</text:p>
          </table:table-cell>
          <table:table-cell table:formula="of:=[.$R$71]/[.D74]" office:value-type="float" office:value="318.958333333333" calcext:value-type="float">
            <text:p>318,958333333333</text:p>
          </table:table-cell>
          <table:table-cell table:formula="of:=SQRT((([.$R$72]/[.D74])^2)+(((-[.$R$71]*[.$O$71])/([.D74]^2))^2))" office:value-type="float" office:value="8.20899750115435" calcext:value-type="float">
            <text:p>8,20899750115435</text:p>
          </table:table-cell>
          <table:table-cell office:value-type="float" office:value="200" calcext:value-type="float">
            <text:p>200</text:p>
          </table:table-cell>
          <table:table-cell table:formula="of:=(SUM([.I74]^(-1);[.K74]^(-1);-[.G74]/([.I74]*[.K74])))^(-1)" office:value-type="float" office:value="138.992283250113" calcext:value-type="float">
            <text:p>138,992283250113</text:p>
          </table:table-cell>
          <table:table-cell table:formula="of:=[.J74]" office:value-type="float" office:value="8.20899750115435" calcext:value-type="float">
            <text:p>8,20899750115435</text:p>
          </table:table-cell>
          <table:table-cell table:number-columns-repeated="5"/>
          <table:table-cell table:formula="of:=ROUND([.I74];2)" office:value-type="float" office:value="318.96" calcext:value-type="float">
            <text:p>318,96</text:p>
          </table:table-cell>
          <table:table-cell table:formula="of:=ROUND([.J74];2)" office:value-type="float" office:value="8.21" calcext:value-type="float">
            <text:p>8,21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table:formula="of:=[.$I$56]-[.C75]+50" office:value-type="float" office:value="50" calcext:value-type="float">
            <text:p>50</text:p>
          </table:table-cell>
          <table:table-cell table:formula="of:=[.$F$71]-([.B75]+[.$F$70])" office:value-type="float" office:value="1522" calcext:value-type="float">
            <text:p>1522</text:p>
          </table:table-cell>
          <table:table-cell table:formula="of:=SQRT(([.$O$70]^2)+([.$O$70]^2)+([.$O$70]^2))" office:value-type="float" office:value="0.866025403784439" calcext:value-type="float">
            <text:p>0,866025403784439</text:p>
          </table:table-cell>
          <table:table-cell table:formula="of:=[.$F$71]-[.$R$70]" office:value-type="float" office:value="60" calcext:value-type="float">
            <text:p>60</text:p>
          </table:table-cell>
          <table:table-cell table:formula="of:=SQRT(([.$O$70]^2)+([.$O$70]^2))" office:value-type="float" office:value="0.707106781186548" calcext:value-type="float">
            <text:p>0,707106781186548</text:p>
          </table:table-cell>
          <table:table-cell table:formula="of:=[.$R$71]/[.D75]" office:value-type="float" office:value="255.166666666667" calcext:value-type="float">
            <text:p>255,166666666667</text:p>
          </table:table-cell>
          <table:table-cell table:formula="of:=SQRT((([.$R$72]/[.D75])^2)+(((-[.$R$71]*[.$O$71])/([.D75]^2))^2))" office:value-type="float" office:value="5.33650947093073" calcext:value-type="float">
            <text:p>5,33650947093073</text:p>
          </table:table-cell>
          <table:table-cell office:value-type="float" office:value="200" calcext:value-type="float">
            <text:p>200</text:p>
          </table:table-cell>
          <table:table-cell table:formula="of:=(SUM([.I75]^(-1);[.K75]^(-1);-[.G75]/([.I75]*[.K75])))^(-1)" office:value-type="float" office:value="129.143821172501" calcext:value-type="float">
            <text:p>129,143821172501</text:p>
          </table:table-cell>
          <table:table-cell table:formula="of:=[.J75]" office:value-type="float" office:value="5.33650947093073" calcext:value-type="float">
            <text:p>5,33650947093073</text:p>
          </table:table-cell>
          <table:table-cell table:number-columns-repeated="5"/>
          <table:table-cell table:formula="of:=ROUND([.I75];2)" office:value-type="float" office:value="255.17" calcext:value-type="float">
            <text:p>255,17</text:p>
          </table:table-cell>
          <table:table-cell table:formula="of:=ROUND([.J75];2)" office:value-type="float" office:value="5.34" calcext:value-type="float">
            <text:p>5,34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[.$I$56]-[.C76]+50" office:value-type="float" office:value="56" calcext:value-type="float">
            <text:p>56</text:p>
          </table:table-cell>
          <table:table-cell table:formula="of:=[.$F$71]-([.B76]+[.$F$70])" office:value-type="float" office:value="1322" calcext:value-type="float">
            <text:p>1322</text:p>
          </table:table-cell>
          <table:table-cell table:formula="of:=SQRT(([.$O$70]^2)+([.$O$70]^2)+([.$O$70]^2))" office:value-type="float" office:value="0.866025403784439" calcext:value-type="float">
            <text:p>0,866025403784439</text:p>
          </table:table-cell>
          <table:table-cell table:formula="of:=[.$F$71]-[.$R$70]" office:value-type="float" office:value="60" calcext:value-type="float">
            <text:p>60</text:p>
          </table:table-cell>
          <table:table-cell table:formula="of:=SQRT(([.$O$70]^2)+([.$O$70]^2))" office:value-type="float" office:value="0.707106781186548" calcext:value-type="float">
            <text:p>0,707106781186548</text:p>
          </table:table-cell>
          <table:table-cell table:formula="of:=[.$R$71]/[.D76]" office:value-type="float" office:value="227.827380952381" calcext:value-type="float">
            <text:p>227,827380952381</text:p>
          </table:table-cell>
          <table:table-cell table:formula="of:=SQRT((([.$R$72]/[.D76])^2)+(((-[.$R$71]*[.$O$71])/([.D76]^2))^2))" office:value-type="float" office:value="4.30024030338182" calcext:value-type="float">
            <text:p>4,30024030338182</text:p>
          </table:table-cell>
          <table:table-cell office:value-type="float" office:value="200" calcext:value-type="float">
            <text:p>200</text:p>
          </table:table-cell>
          <table:table-cell table:formula="of:=(SUM([.I76]^(-1);[.K76]^(-1);-[.G76]/([.I76]*[.K76])))^(-1)" office:value-type="float" office:value="123.877336354074" calcext:value-type="float">
            <text:p>123,877336354074</text:p>
          </table:table-cell>
          <table:table-cell table:formula="of:=[.J76]" office:value-type="float" office:value="4.30024030338182" calcext:value-type="float">
            <text:p>4,30024030338182</text:p>
          </table:table-cell>
          <table:table-cell table:number-columns-repeated="5"/>
          <table:table-cell table:formula="of:=ROUND([.I76];2)" office:value-type="float" office:value="227.83" calcext:value-type="float">
            <text:p>227,83</text:p>
          </table:table-cell>
          <table:table-cell table:formula="of:=ROUND([.J76];2)" office:value-type="float" office:value="4.3" calcext:value-type="float">
            <text:p>4,3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620" calcext:value-type="float">
            <text:p>620</text:p>
          </table:table-cell>
          <table:table-cell office:value-type="float" office:value="80" calcext:value-type="float">
            <text:p>80</text:p>
          </table:table-cell>
          <table:table-cell table:formula="of:=[.$I$56]-[.C77]+50" office:value-type="float" office:value="60" calcext:value-type="float">
            <text:p>60</text:p>
          </table:table-cell>
          <table:table-cell table:formula="of:=[.$F$71]-([.B77]+[.$F$70])" office:value-type="float" office:value="1122" calcext:value-type="float">
            <text:p>1122</text:p>
          </table:table-cell>
          <table:table-cell table:formula="of:=SQRT(([.$O$70]^2)+([.$O$70]^2)+([.$O$70]^2))" office:value-type="float" office:value="0.866025403784439" calcext:value-type="float">
            <text:p>0,866025403784439</text:p>
          </table:table-cell>
          <table:table-cell table:formula="of:=[.$F$71]-[.$R$70]" office:value-type="float" office:value="60" calcext:value-type="float">
            <text:p>60</text:p>
          </table:table-cell>
          <table:table-cell table:formula="of:=SQRT(([.$O$70]^2)+([.$O$70]^2))" office:value-type="float" office:value="0.707106781186548" calcext:value-type="float">
            <text:p>0,707106781186548</text:p>
          </table:table-cell>
          <table:table-cell table:formula="of:=[.$R$71]/[.D77]" office:value-type="float" office:value="212.638888888889" calcext:value-type="float">
            <text:p>212,638888888889</text:p>
          </table:table-cell>
          <table:table-cell table:formula="of:=SQRT((([.$R$72]/[.D77])^2)+(((-[.$R$71]*[.$O$71])/([.D77]^2))^2))" office:value-type="float" office:value="3.77495778576311" calcext:value-type="float">
            <text:p>3,77495778576311</text:p>
          </table:table-cell>
          <table:table-cell office:value-type="float" office:value="200" calcext:value-type="float">
            <text:p>200</text:p>
          </table:table-cell>
          <table:table-cell table:formula="of:=(SUM([.I77]^(-1);[.K77]^(-1);-[.G77]/([.I77]*[.K77])))^(-1)" office:value-type="float" office:value="120.598660890114" calcext:value-type="float">
            <text:p>120,598660890114</text:p>
          </table:table-cell>
          <table:table-cell table:formula="of:=[.J77]" office:value-type="float" office:value="3.77495778576311" calcext:value-type="float">
            <text:p>3,77495778576311</text:p>
          </table:table-cell>
          <table:table-cell table:number-columns-repeated="5"/>
          <table:table-cell table:formula="of:=ROUND([.I77];2)" office:value-type="float" office:value="212.64" calcext:value-type="float">
            <text:p>212,64</text:p>
          </table:table-cell>
          <table:table-cell table:formula="of:=ROUND([.J77];2)" office:value-type="float" office:value="3.77" calcext:value-type="float">
            <text:p>3,77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820" calcext:value-type="float">
            <text:p>820</text:p>
          </table:table-cell>
          <table:table-cell office:value-type="float" office:value="76" calcext:value-type="float">
            <text:p>76</text:p>
          </table:table-cell>
          <table:table-cell table:formula="of:=[.$I$56]-[.C78]+50" office:value-type="float" office:value="64" calcext:value-type="float">
            <text:p>64</text:p>
          </table:table-cell>
          <table:table-cell table:formula="of:=[.$F$71]-([.B78]+[.$F$70])" office:value-type="float" office:value="922" calcext:value-type="float">
            <text:p>922</text:p>
          </table:table-cell>
          <table:table-cell table:formula="of:=SQRT(([.$O$70]^2)+([.$O$70]^2)+([.$O$70]^2))" office:value-type="float" office:value="0.866025403784439" calcext:value-type="float">
            <text:p>0,866025403784439</text:p>
          </table:table-cell>
          <table:table-cell table:formula="of:=[.$F$71]-[.$R$70]" office:value-type="float" office:value="60" calcext:value-type="float">
            <text:p>60</text:p>
          </table:table-cell>
          <table:table-cell table:formula="of:=SQRT(([.$O$70]^2)+([.$O$70]^2))" office:value-type="float" office:value="0.707106781186548" calcext:value-type="float">
            <text:p>0,707106781186548</text:p>
          </table:table-cell>
          <table:table-cell table:formula="of:=[.$R$71]/[.D78]" office:value-type="float" office:value="199.348958333333" calcext:value-type="float">
            <text:p>199,348958333333</text:p>
          </table:table-cell>
          <table:table-cell table:formula="of:=SQRT((([.$R$72]/[.D78])^2)+(((-[.$R$71]*[.$O$71])/([.D78]^2))^2))" office:value-type="float" office:value="3.34483819705639" calcext:value-type="float">
            <text:p>3,34483819705639</text:p>
          </table:table-cell>
          <table:table-cell office:value-type="float" office:value="200" calcext:value-type="float">
            <text:p>200</text:p>
          </table:table-cell>
          <table:table-cell table:formula="of:=(SUM([.I78]^(-1);[.K78]^(-1);-[.G78]/([.I78]*[.K78])))^(-1)" office:value-type="float" office:value="117.489064538408" calcext:value-type="float">
            <text:p>117,489064538408</text:p>
          </table:table-cell>
          <table:table-cell table:formula="of:=[.J78]" office:value-type="float" office:value="3.34483819705639" calcext:value-type="float">
            <text:p>3,34483819705639</text:p>
          </table:table-cell>
          <table:table-cell table:number-columns-repeated="5"/>
          <table:table-cell table:formula="of:=ROUND([.I78];2)" office:value-type="float" office:value="199.35" calcext:value-type="float">
            <text:p>199,35</text:p>
          </table:table-cell>
          <table:table-cell table:formula="of:=ROUND([.J78];2)" office:value-type="float" office:value="3.34" calcext:value-type="float">
            <text:p>3,34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1020" calcext:value-type="float">
            <text:p>1020</text:p>
          </table:table-cell>
          <table:table-cell office:value-type="float" office:value="72" calcext:value-type="float">
            <text:p>72</text:p>
          </table:table-cell>
          <table:table-cell table:formula="of:=[.$I$56]-[.C79]+50" office:value-type="float" office:value="68" calcext:value-type="float">
            <text:p>68</text:p>
          </table:table-cell>
          <table:table-cell table:formula="of:=[.$F$71]-([.B79]+[.$F$70])" office:value-type="float" office:value="722" calcext:value-type="float">
            <text:p>722</text:p>
          </table:table-cell>
          <table:table-cell table:formula="of:=SQRT(([.$O$70]^2)+([.$O$70]^2)+([.$O$70]^2))" office:value-type="float" office:value="0.866025403784439" calcext:value-type="float">
            <text:p>0,866025403784439</text:p>
          </table:table-cell>
          <table:table-cell table:formula="of:=[.$F$71]-[.$R$70]" office:value-type="float" office:value="60" calcext:value-type="float">
            <text:p>60</text:p>
          </table:table-cell>
          <table:table-cell table:formula="of:=SQRT(([.$O$70]^2)+([.$O$70]^2))" office:value-type="float" office:value="0.707106781186548" calcext:value-type="float">
            <text:p>0,707106781186548</text:p>
          </table:table-cell>
          <table:table-cell table:formula="of:=[.$R$71]/[.D79]" office:value-type="float" office:value="187.622549019608" calcext:value-type="float">
            <text:p>187,622549019608</text:p>
          </table:table-cell>
          <table:table-cell table:formula="of:=SQRT((([.$R$72]/[.D79])^2)+(((-[.$R$71]*[.$O$71])/([.D79]^2))^2))" office:value-type="float" office:value="2.9881551943356" calcext:value-type="float">
            <text:p>2,9881551943356</text:p>
          </table:table-cell>
          <table:table-cell office:value-type="float" office:value="200" calcext:value-type="float">
            <text:p>200</text:p>
          </table:table-cell>
          <table:table-cell table:formula="of:=(SUM([.I79]^(-1);[.K79]^(-1);-[.G79]/([.I79]*[.K79])))^(-1)" office:value-type="float" office:value="114.535797112291" calcext:value-type="float">
            <text:p>114,535797112291</text:p>
          </table:table-cell>
          <table:table-cell table:formula="of:=[.J79]" office:value-type="float" office:value="2.9881551943356" calcext:value-type="float">
            <text:p>2,9881551943356</text:p>
          </table:table-cell>
          <table:table-cell table:number-columns-repeated="5"/>
          <table:table-cell table:formula="of:=ROUND([.I79];2)" office:value-type="float" office:value="187.62" calcext:value-type="float">
            <text:p>187,62</text:p>
          </table:table-cell>
          <table:table-cell table:formula="of:=ROUND([.J79];2)" office:value-type="float" office:value="2.99" calcext:value-type="float">
            <text:p>2,99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1220" calcext:value-type="float">
            <text:p>1220</text:p>
          </table:table-cell>
          <table:table-cell office:value-type="float" office:value="62" calcext:value-type="float">
            <text:p>62</text:p>
          </table:table-cell>
          <table:table-cell table:formula="of:=[.$I$56]-[.C80]+50" office:value-type="float" office:value="78" calcext:value-type="float">
            <text:p>78</text:p>
          </table:table-cell>
          <table:table-cell table:formula="of:=[.$F$71]-([.B80]+[.$F$70])" office:value-type="float" office:value="522" calcext:value-type="float">
            <text:p>522</text:p>
          </table:table-cell>
          <table:table-cell table:formula="of:=SQRT(([.$O$70]^2)+([.$O$70]^2)+([.$O$70]^2))" office:value-type="float" office:value="0.866025403784439" calcext:value-type="float">
            <text:p>0,866025403784439</text:p>
          </table:table-cell>
          <table:table-cell table:formula="of:=[.$F$71]-[.$R$70]" office:value-type="float" office:value="60" calcext:value-type="float">
            <text:p>60</text:p>
          </table:table-cell>
          <table:table-cell table:formula="of:=SQRT(([.$O$70]^2)+([.$O$70]^2))" office:value-type="float" office:value="0.707106781186548" calcext:value-type="float">
            <text:p>0,707106781186548</text:p>
          </table:table-cell>
          <table:table-cell table:formula="of:=[.$R$71]/[.D80]" office:value-type="float" office:value="163.568376068376" calcext:value-type="float">
            <text:p>163,568376068376</text:p>
          </table:table-cell>
          <table:table-cell table:formula="of:=SQRT((([.$R$72]/[.D80])^2)+(((-[.$R$71]*[.$O$71])/([.D80]^2))^2))" office:value-type="float" office:value="2.32332381114362" calcext:value-type="float">
            <text:p>2,32332381114362</text:p>
          </table:table-cell>
          <table:table-cell office:value-type="float" office:value="200" calcext:value-type="float">
            <text:p>200</text:p>
          </table:table-cell>
          <table:table-cell table:formula="of:=(SUM([.I80]^(-1);[.K80]^(-1);-[.G80]/([.I80]*[.K80])))^(-1)" office:value-type="float" office:value="107.763778419089" calcext:value-type="float">
            <text:p>107,763778419089</text:p>
          </table:table-cell>
          <table:table-cell table:formula="of:=[.J80]" office:value-type="float" office:value="2.32332381114362" calcext:value-type="float">
            <text:p>2,32332381114362</text:p>
          </table:table-cell>
          <table:table-cell table:number-columns-repeated="5"/>
          <table:table-cell table:formula="of:=ROUND([.I80];2)" office:value-type="float" office:value="163.57" calcext:value-type="float">
            <text:p>163,57</text:p>
          </table:table-cell>
          <table:table-cell table:formula="of:=ROUND([.J80];2)" office:value-type="float" office:value="2.32" calcext:value-type="float">
            <text:p>2,32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1420" calcext:value-type="float">
            <text:p>1420</text:p>
          </table:table-cell>
          <table:table-cell office:value-type="float" office:value="46" calcext:value-type="float">
            <text:p>46</text:p>
          </table:table-cell>
          <table:table-cell table:formula="of:=[.$I$56]-[.C81]+50" office:value-type="float" office:value="94" calcext:value-type="float">
            <text:p>94</text:p>
          </table:table-cell>
          <table:table-cell table:formula="of:=[.$F$71]-([.B81]+[.$F$70])" office:value-type="float" office:value="322" calcext:value-type="float">
            <text:p>322</text:p>
          </table:table-cell>
          <table:table-cell table:formula="of:=SQRT(([.$O$70]^2)+([.$O$70]^2)+([.$O$70]^2))" office:value-type="float" office:value="0.866025403784439" calcext:value-type="float">
            <text:p>0,866025403784439</text:p>
          </table:table-cell>
          <table:table-cell table:formula="of:=[.$F$71]-[.$R$70]" office:value-type="float" office:value="60" calcext:value-type="float">
            <text:p>60</text:p>
          </table:table-cell>
          <table:table-cell table:formula="of:=SQRT(([.$O$70]^2)+([.$O$70]^2))" office:value-type="float" office:value="0.707106781186548" calcext:value-type="float">
            <text:p>0,707106781186548</text:p>
          </table:table-cell>
          <table:table-cell table:formula="of:=[.$R$71]/[.D81]" office:value-type="float" office:value="135.72695035461" calcext:value-type="float">
            <text:p>135,72695035461</text:p>
          </table:table-cell>
          <table:table-cell table:formula="of:=SQRT((([.$R$72]/[.D81])^2)+(((-[.$R$71]*[.$O$71])/([.D81]^2))^2))" office:value-type="float" office:value="1.66541561418244" calcext:value-type="float">
            <text:p>1,66541561418244</text:p>
          </table:table-cell>
          <table:table-cell office:value-type="float" office:value="200" calcext:value-type="float">
            <text:p>200</text:p>
          </table:table-cell>
          <table:table-cell table:formula="of:=(SUM([.I81]^(-1);[.K81]^(-1);-[.G81]/([.I81]*[.K81])))^(-1)" office:value-type="float" office:value="98.4502604334126" calcext:value-type="float">
            <text:p>98,4502604334126</text:p>
          </table:table-cell>
          <table:table-cell table:formula="of:=[.J81]" office:value-type="float" office:value="1.66541561418244" calcext:value-type="float">
            <text:p>1,66541561418244</text:p>
          </table:table-cell>
          <table:table-cell table:number-columns-repeated="5"/>
          <table:table-cell table:formula="of:=ROUND([.I81];2)" office:value-type="float" office:value="135.73" calcext:value-type="float">
            <text:p>135,73</text:p>
          </table:table-cell>
          <table:table-cell table:formula="of:=ROUND([.J81];2)" office:value-type="float" office:value="1.67" calcext:value-type="float">
            <text:p>1,67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-</text:p>
          </table:table-cell>
          <table:table-cell table:formula="of:=[.$I$56]-[.C82]+50" office:value-type="string" office:string-value="" calcext:value-type="error">
            <text:p>#VALUE!</text:p>
          </table:table-cell>
          <table:table-cell table:formula="of:=[.$F$71]-([.B82]+[.$F$70])" office:value-type="float" office:value="122" calcext:value-type="float">
            <text:p>122</text:p>
          </table:table-cell>
          <table:table-cell table:formula="of:=SQRT(([.$O$70]^2)+([.$O$70]^2)+([.$O$70]^2))" office:value-type="float" office:value="0.866025403784439" calcext:value-type="float">
            <text:p>0,866025403784439</text:p>
          </table:table-cell>
          <table:table-cell table:formula="of:=[.$F$71]-[.$R$70]" office:value-type="float" office:value="60" calcext:value-type="float">
            <text:p>60</text:p>
          </table:table-cell>
          <table:table-cell table:formula="of:=SQRT(([.$O$70]^2)+([.$O$70]^2))" office:value-type="float" office:value="0.707106781186548" calcext:value-type="float">
            <text:p>0,707106781186548</text:p>
          </table:table-cell>
          <table:table-cell table:formula="of:=[.$R$71]/[.D82]" office:value-type="string" office:string-value="" calcext:value-type="error">
            <text:p>#VALUE!</text:p>
          </table:table-cell>
          <table:table-cell table:formula="of:=SQRT((([.$R$72]/[.D82])^2)+(((-[.$R$71]*[.$O$71])/([.D82]^2))^2))" office:value-type="string" office:string-value="" calcext:value-type="error">
            <text:p>#VALUE!</text:p>
          </table:table-cell>
          <table:table-cell office:value-type="float" office:value="200" calcext:value-type="float">
            <text:p>200</text:p>
          </table:table-cell>
          <table:table-cell table:formula="of:=(SUM([.I82]^(-1);[.K82]^(-1);-[.G82]/([.I82]*[.K82])))^(-1)" office:value-type="string" office:string-value="" calcext:value-type="error">
            <text:p>#VALUE!</text:p>
          </table:table-cell>
          <table:table-cell table:formula="of:=[.J82]" office:value-type="string" office:string-value="" calcext:value-type="error">
            <text:p>#VALUE!</text:p>
          </table:table-cell>
          <table:table-cell table:number-columns-repeated="5"/>
          <table:table-cell table:formula="of:=ROUND([.I82];2)" office:value-type="string" office:string-value="" calcext:value-type="error">
            <text:p>#VALUE!</text:p>
          </table:table-cell>
          <table:table-cell table:formula="of:=ROUND([.J82];2)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2" table:style-name="ta1">
        <table:shapes>
          <draw:frame draw:z-index="0" draw:style-name="gr1" draw:text-style-name="P1" svg:width="159.99mm" svg:height="89.99mm" svg:x="46.43mm" svg:y="5.25mm">
            <draw:object draw:notify-on-update-of-ranges="Messdaten.F5:Messdaten.F9 Messdaten.N5:Messdaten.N9 Messdaten.O5:Messdaten.O9 Messdaten.O5:Messdaten.O9 Messdaten.G5:Messdaten.G9 Messdaten.G5:Messdaten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1.3" table:style-name="ta1">
        <table:shapes>
          <draw:frame draw:z-index="0" draw:style-name="gr1" draw:text-style-name="P1" svg:width="159.99mm" svg:height="89.99mm" svg:x="23.58mm" svg:y="1mm">
            <draw:object draw:notify-on-update-of-ranges="Messdaten.F15:Messdaten.F20 Messdaten.N15:Messdaten.N20 Messdaten.O15:Messdaten.O20 Messdaten.O15:Messdaten.O20 Messdaten.G15:Messdaten.G20 Messdaten.G15:Messdaten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2.1" table:style-name="ta1">
        <table:shapes>
          <draw:frame draw:z-index="0" draw:style-name="gr1" draw:text-style-name="P1" svg:width="159.99mm" svg:height="89.99mm" svg:x="23.58mm" svg:y="1mm">
            <draw:object draw:notify-on-update-of-ranges="Messdaten.D35:Messdaten.D40 Messdaten.B35:Messdaten.B40 Messdaten.E35:Messdaten.E40 Messdaten.E35:Messdaten.E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2.2" table:style-name="ta1">
        <table:shapes>
          <draw:frame draw:z-index="0" draw:style-name="gr1" draw:text-style-name="P1" svg:width="159.99mm" svg:height="89.99mm" svg:x="23.58mm" svg:y="1mm">
            <draw:object draw:notify-on-update-of-ranges="Messdaten.G47:Messdaten.G54 Messdaten.E47:Messdaten.E54 Messdaten.H47:Messdaten.H54 Messdaten.H47:Messdaten.H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2.3" table:style-name="ta1">
        <table:shapes>
          <draw:frame draw:z-index="0" draw:style-name="gr1" draw:text-style-name="P1" svg:width="159.99mm" svg:height="89.99mm" svg:x="21.93mm" svg:y="25.7mm">
            <draw:object draw:notify-on-update-of-ranges="Messdaten.G60:Messdaten.G67 Messdaten.E60:Messdaten.E67 Messdaten.H60:Messdaten.H68 Messdaten.H60:Messdaten.H68 Messdaten.F60:Messdaten.F68 Messdaten.F60:Messdaten.F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ERG" table:style-name="ta1">
        <table:table-column table:style-name="co3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5" calcext:value-type="float">
            <text:p>15</text:p>
          </table:table-cell>
          <table:table-cell office:value-type="float" office:value="7.5" calcext:value-type="float">
            <text:p>7,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table:style-name="ce2" office:value-type="string" calcext:value-type="string">
            <text:p>Δ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formula="of:=[$Messdaten.L2]" office:value-type="float" office:value="144.274452250879" calcext:value-type="float">
            <text:p>144,274452250879</text:p>
          </table:table-cell>
          <table:table-cell table:formula="of:=[$Messdaten.O2]" office:value-type="float" office:value="3.99846815063194" calcext:value-type="float">
            <text:p>3,99846815063194</text:p>
          </table:table-cell>
          <table:table-cell table:number-columns-repeated="2"/>
          <table:table-cell table:formula="of:=ROUND([.D5];2)" office:value-type="float" office:value="144.27" calcext:value-type="float">
            <text:p>144,27</text:p>
          </table:table-cell>
          <table:table-cell table:formula="of:=ROUND([.E5];2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formula="of:=[$Messdaten.O12]" office:value-type="float" office:value="128.414323492827" calcext:value-type="float">
            <text:p>128,414323492827</text:p>
          </table:table-cell>
          <table:table-cell table:formula="of:=[$Messdaten.R12]" office:value-type="float" office:value="45.5464923370223" calcext:value-type="float">
            <text:p>45,5464923370223</text:p>
          </table:table-cell>
          <table:table-cell table:number-columns-repeated="2"/>
          <table:table-cell table:formula="of:=ROUND([.D6];2)" office:value-type="float" office:value="128.41" calcext:value-type="float">
            <text:p>128,41</text:p>
          </table:table-cell>
          <table:table-cell table:formula="of:=ROUND([.E6];2)" office:value-type="float" office:value="45.55" calcext:value-type="float">
            <text:p>45,55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ammel 7,5 &amp; Streulinse</text:p>
          </table:table-cell>
          <table:table-cell table:style-name="ce11" table:formula="of:=[$Messdaten.E25]" office:value-type="float" office:value="92" calcext:value-type="float">
            <text:p>92</text:p>
          </table:table-cell>
          <table:table-cell table:style-name="ce11" table:formula="of:=[$Messdaten.F25]" office:value-type="float" office:value="0.5" calcext:value-type="float">
            <text:p>0,5</text:p>
          </table:table-cell>
          <table:table-cell table:number-columns-repeated="2"/>
          <table:table-cell table:formula="of:=ROUND([.D7];2)" office:value-type="float" office:value="92" calcext:value-type="float">
            <text:p>92</text:p>
          </table:table-cell>
          <table:table-cell table:formula="of:=ROUND([.E7];2)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ammel 7,5 1</text:p>
          </table:table-cell>
          <table:table-cell table:style-name="ce11" table:formula="of:=[$Messdaten.E26]" office:value-type="float" office:value="73.25" calcext:value-type="float">
            <text:p>73,25</text:p>
          </table:table-cell>
          <table:table-cell table:style-name="ce11" table:formula="of:=[$Messdaten.F26]" office:value-type="float" office:value="0.5" calcext:value-type="float">
            <text:p>0,5</text:p>
          </table:table-cell>
          <table:table-cell table:number-columns-repeated="2"/>
          <table:table-cell table:formula="of:=ROUND([.D8];2)" office:value-type="float" office:value="73.25" calcext:value-type="float">
            <text:p>73,25</text:p>
          </table:table-cell>
          <table:table-cell table:formula="of:=ROUND([.E8];2)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ammel 15 1</text:p>
          </table:table-cell>
          <table:table-cell table:style-name="ce11" table:formula="of:=[$Messdaten.E27]" office:value-type="float" office:value="93.5" calcext:value-type="float">
            <text:p>93,5</text:p>
          </table:table-cell>
          <table:table-cell table:style-name="ce11" table:formula="of:=[$Messdaten.F27]" office:value-type="float" office:value="0.5" calcext:value-type="float">
            <text:p>0,5</text:p>
          </table:table-cell>
          <table:table-cell table:number-columns-repeated="2"/>
          <table:table-cell table:formula="of:=ROUND([.D9];2)" office:value-type="float" office:value="93.5" calcext:value-type="float">
            <text:p>93,5</text:p>
          </table:table-cell>
          <table:table-cell table:formula="of:=ROUND([.E9];2)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ammel 15 2</text:p>
          </table:table-cell>
          <table:table-cell table:style-name="ce11" table:formula="of:=[$Messdaten.E28]" office:value-type="float" office:value="95.75" calcext:value-type="float">
            <text:p>95,75</text:p>
          </table:table-cell>
          <table:table-cell table:style-name="ce11" table:formula="of:=[$Messdaten.F28]" office:value-type="float" office:value="0.5" calcext:value-type="float">
            <text:p>0,5</text:p>
          </table:table-cell>
          <table:table-cell table:number-columns-repeated="2"/>
          <table:table-cell table:formula="of:=ROUND([.D10];2)" office:value-type="float" office:value="95.75" calcext:value-type="float">
            <text:p>95,75</text:p>
          </table:table-cell>
          <table:table-cell table:formula="of:=ROUND([.E10];2)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K</text:p>
          </table:table-cell>
          <table:table-cell table:style-name="ce2" office:value-type="string" calcext:value-type="string">
            <text:p>ΔK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formula="of:=[$Messdaten.K33]" office:value-type="float" office:value="12758.3333333333" calcext:value-type="float">
            <text:p>12758,3333333333</text:p>
          </table:table-cell>
          <table:table-cell table:formula="of:=[$Messdaten.L33]" office:value-type="float" office:value="78.0115732154887" calcext:value-type="float">
            <text:p>78,0115732154887</text:p>
          </table:table-cell>
          <table:table-cell table:number-columns-repeated="2"/>
          <table:table-cell table:formula="of:=ROUND([.D12];2)" office:value-type="float" office:value="12758.33" calcext:value-type="float">
            <text:p>12758,33</text:p>
          </table:table-cell>
          <table:table-cell table:formula="of:=ROUND([.E12];2)" office:value-type="float" office:value="78.01" calcext:value-type="float">
            <text:p>78,01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Messdaten.A2:Messdaten.M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.00.0000</text:date>, <text:time style:data-style-name="N2" text:time-value="12:01:35.366627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4:08:58.215650291</meta:creation-date>
    <dc:date>2019-07-04T17:57:08.930489690</dc:date>
    <meta:editing-duration>PT1H45M12S</meta:editing-duration>
    <meta:editing-cycles>9</meta:editing-cycles>
    <meta:generator>LibreOffice/6.0.7.3$Linux_X86_64 LibreOffice_project/00m0$Build-3</meta:generator>
    <meta:document-statistic meta:table-count="8" meta:cell-count="19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essdaten.O5:Messdaten.O9" chart:error-lower-range="Messdaten.O5:Messdaten.O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05cm" chart:symbol-height="0.05cm" chart:link-data-style-to-source="true" chart:error-category="cell-range" chart:error-upper-range="Messdaten.O5:Messdaten.O9" chart:error-lower-range="Messdaten.O5:Messdaten.O9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2bf44"/>
    </style:style>
    <style:style style:name="ch10" style:family="chart">
      <style:chart-properties chart:error-upper-indicator="true" chart:error-lower-indicator="true" chart:error-category="cell-range" chart:error-upper-range="Messdaten.G5:Messdaten.G9" chart:error-lower-range="Messdaten.G5:Messdaten.G9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Messdaten.O5:Messdaten.O9" chart:error-lower-range="Messdaten.O5:Messdaten.O9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5cm" svg:y="0.316cm" chart:style-name="ch2">
          <text:p>e²/d über d</text:p>
        </chart:title>
        <chart:plot-area chart:style-name="ch3" table:cell-range-address="Messdaten.F5:Messdaten.F9 Messdaten.N5:Messdaten.N9" chart:data-source-has-labels="row" svg:x="1.331cm" svg:y="1.275cm" svg:width="14.349cm" svg:height="6.564cm">
          <chartooo:coordinate-region svg:x="2.138cm" svg:y="1.474cm" svg:width="12.985cm" svg:height="5.718cm"/>
          <chart:axis chart:dimension="x" chart:name="primary-x" chart:style-name="ch4">
            <chart:title svg:x="13.218cm" svg:y="8.019cm" chart:style-name="ch5">
              <text:p>d in mm</text:p>
            </chart:title>
          </chart:axis>
          <chart:axis chart:dimension="y" chart:name="primary-y" chart:style-name="ch4">
            <chart:title svg:x="0.451cm" svg:y="5.368cm" chart:style-name="ch6">
              <text:p>e²/d in mm</text:p>
            </chart:title>
            <chart:grid chart:style-name="ch7" chart:class="major"/>
          </chart:axis>
          <chart:series chart:style-name="ch8" chart:values-cell-range-address="Messdaten.N5:Messdaten.N9" loext:label-string="e_2_über_d" chart:class="chart:scatter">
            <chart:domain table:cell-range-address="Messdaten.F5:Messdaten.F9"/>
            <chart:regression-curve chart:style-name="ch9">
              <chart:equation chart:display-equation="true" chart:display-r-square="true" svg:x="2.393cm" svg:y="1.496cm"/>
            </chart:regression-curve>
            <chart:error-indicator chart:style-name="ch10" chart:dimension="x"/>
            <chart:error-indicator chart:style-name="ch11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_2_über_d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4">
                <text:p>1434</text:p>
                <draw:g>
                  <svg:desc>Messdaten.F5:Messdaten.F9</svg:desc>
                </draw:g>
              </table:table-cell>
              <table:table-cell office:value-type="float" office:value="839.962517433752">
                <text:p>839.962517433752</text:p>
                <draw:g>
                  <svg:desc>Messdaten.N5:Messdaten.N9</svg:desc>
                </draw:g>
              </table:table-cell>
              <table:table-cell office:value-type="float" office:value="0.707106781186548">
                <text:p>0.707106781186548</text:p>
                <draw:g>
                  <svg:desc>Messdaten.G5:Messdaten.G9</svg:desc>
                </draw:g>
              </table:table-cell>
              <table:table-cell office:value-type="float" office:value="0.707106781186548">
                <text:p>0.707106781186548</text:p>
                <draw:g>
                  <svg:desc>Messdaten.G5:Messdaten.G9</svg:desc>
                </draw:g>
              </table:table-cell>
              <table:table-cell office:value-type="float" office:value="0.000620944702132416">
                <text:p>0.000620944702132416</text:p>
                <draw:g>
                  <svg:desc>Messdaten.O5:Messdaten.O9</svg:desc>
                </draw:g>
              </table:table-cell>
              <table:table-cell office:value-type="float" office:value="0.000620944702132416">
                <text:p>0.000620944702132416</text:p>
                <draw:g>
                  <svg:desc>Messdaten.O5:Messdaten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7">
                <text:p>817</text:p>
              </table:table-cell>
              <table:table-cell office:value-type="float" office:value="236.426254589963">
                <text:p>236.426254589963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0982774742315146">
                <text:p>0.000982774742315146</text:p>
              </table:table-cell>
              <table:table-cell office:value-type="float" office:value="0.000982774742315146">
                <text:p>0.000982774742315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7">
                <text:p>1017</text:p>
              </table:table-cell>
              <table:table-cell office:value-type="float" office:value="424.433628318584">
                <text:p>424.433628318584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0827753255920953">
                <text:p>0.000827753255920953</text:p>
              </table:table-cell>
              <table:table-cell office:value-type="float" office:value="0.000827753255920953">
                <text:p>0.000827753255920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7">
                <text:p>1217</text:p>
              </table:table-cell>
              <table:table-cell office:value-type="float" office:value="629.108463434675">
                <text:p>629.10846343467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0715612209097823">
                <text:p>0.000715612209097823</text:p>
              </table:table-cell>
              <table:table-cell office:value-type="float" office:value="0.000715612209097823">
                <text:p>0.000715612209097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7">
                <text:p>1617</text:p>
              </table:table-cell>
              <table:table-cell office:value-type="float" office:value="1027.53308596166">
                <text:p>1027.53308596166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055923516820435">
                <text:p>0.00055923516820435</text:p>
              </table:table-cell>
              <table:table-cell office:value-type="float" office:value="0.00055923516820435">
                <text:p>0.00055923516820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essdaten.O15:Messdaten.O20" chart:error-lower-range="Messdaten.O15:Messdaten.O2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05cm" chart:symbol-height="0.05cm" chart:link-data-style-to-source="true" chart:error-category="cell-range" chart:error-upper-range="Messdaten.O15:Messdaten.O20" chart:error-lower-range="Messdaten.O15:Messdaten.O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2bf44"/>
    </style:style>
    <style:style style:name="ch10" style:family="chart">
      <style:chart-properties chart:error-upper-indicator="true" chart:error-lower-indicator="true" chart:error-category="cell-range" chart:error-upper-range="Messdaten.G15:Messdaten.G20" chart:error-lower-range="Messdaten.G15:Messdaten.G20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Messdaten.O15:Messdaten.O20" chart:error-lower-range="Messdaten.O15:Messdaten.O20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5cm" svg:y="0.316cm" chart:style-name="ch2">
          <text:p>e²/d über d</text:p>
        </chart:title>
        <chart:plot-area chart:style-name="ch3" table:cell-range-address="Messdaten.F15:Messdaten.F20 Messdaten.N15:Messdaten.N20" chart:data-source-has-labels="row" svg:x="1.331cm" svg:y="1.275cm" svg:width="14.349cm" svg:height="6.564cm">
          <chartooo:coordinate-region svg:x="2.138cm" svg:y="1.474cm" svg:width="12.984cm" svg:height="5.718cm"/>
          <chart:axis chart:dimension="x" chart:name="primary-x" chart:style-name="ch4">
            <chart:title svg:x="7.879cm" svg:y="8.019cm" chart:style-name="ch5">
              <text:p>d in mm</text:p>
            </chart:title>
          </chart:axis>
          <chart:axis chart:dimension="y" chart:name="primary-y" chart:style-name="ch4">
            <chart:title svg:x="0.451cm" svg:y="5.368cm" chart:style-name="ch6">
              <text:p>e²/d in mm</text:p>
            </chart:title>
            <chart:grid chart:style-name="ch7" chart:class="major"/>
          </chart:axis>
          <chart:series chart:style-name="ch8" chart:values-cell-range-address="Messdaten.N15:Messdaten.N20" loext:label-string="e_2_über_d" chart:class="chart:scatter">
            <chart:domain table:cell-range-address="Messdaten.F15:Messdaten.F20"/>
            <chart:regression-curve chart:style-name="ch9">
              <chart:equation chart:display-equation="true" chart:display-r-square="true" svg:x="2.838cm" svg:y="1.517cm"/>
            </chart:regression-curve>
            <chart:error-indicator chart:style-name="ch10" chart:dimension="x"/>
            <chart:error-indicator chart:style-name="ch11" chart:dimension="y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_2_über_d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17">
                <text:p>1617</text:p>
                <draw:g>
                  <svg:desc>Messdaten.F15:Messdaten.F20</svg:desc>
                </draw:g>
              </table:table-cell>
              <table:table-cell office:value-type="float" office:value="1127.08719851577">
                <text:p>1127.08719851577</text:p>
                <draw:g>
                  <svg:desc>Messdaten.N15:Messdaten.N20</svg:desc>
                </draw:g>
              </table:table-cell>
              <table:table-cell office:value-type="float" office:value="0.707106781186548">
                <text:p>0.707106781186548</text:p>
                <draw:g>
                  <svg:desc>Messdaten.G15:Messdaten.G20</svg:desc>
                </draw:g>
              </table:table-cell>
              <table:table-cell office:value-type="float" office:value="0.707106781186548">
                <text:p>0.707106781186548</text:p>
                <draw:g>
                  <svg:desc>Messdaten.G15:Messdaten.G20</svg:desc>
                </draw:g>
              </table:table-cell>
              <table:table-cell office:value-type="float" office:value="0.000569664198297218">
                <text:p>0.000569664198297218</text:p>
                <draw:g>
                  <svg:desc>Messdaten.O15:Messdaten.O20</svg:desc>
                </draw:g>
              </table:table-cell>
              <table:table-cell office:value-type="float" office:value="0.000569664198297218">
                <text:p>0.000569664198297218</text:p>
                <draw:g>
                  <svg:desc>Messdaten.O15:Messdaten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7">
                <text:p>1417</text:p>
              </table:table-cell>
              <table:table-cell office:value-type="float" office:value="925.211714890614">
                <text:p>925.211714890614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0641568896771432">
                <text:p>0.000641568896771432</text:p>
              </table:table-cell>
              <table:table-cell office:value-type="float" office:value="0.000641568896771432">
                <text:p>0.000641568896771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7">
                <text:p>1217</text:p>
              </table:table-cell>
              <table:table-cell office:value-type="float" office:value="729.140509449466">
                <text:p>729.140509449466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0734744309451805">
                <text:p>0.000734744309451805</text:p>
              </table:table-cell>
              <table:table-cell office:value-type="float" office:value="0.000734744309451805">
                <text:p>0.000734744309451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7">
                <text:p>1017</text:p>
              </table:table-cell>
              <table:table-cell office:value-type="float" office:value="448.008849557522">
                <text:p>448.00884955752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0834494919206306">
                <text:p>0.000834494919206306</text:p>
              </table:table-cell>
              <table:table-cell office:value-type="float" office:value="0.000834494919206306">
                <text:p>0.000834494919206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7">
                <text:p>817</text:p>
              </table:table-cell>
              <table:table-cell office:value-type="float" office:value="325.894736842105">
                <text:p>325.89473684210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102365835096764">
                <text:p>0.00102365835096764</text:p>
              </table:table-cell>
              <table:table-cell office:value-type="float" office:value="0.00102365835096764">
                <text:p>0.00102365835096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7">
                <text:p>517</text:p>
              </table:table-cell>
              <table:table-cell office:value-type="float" office:value="25.5802707930367">
                <text:p>25.580270793036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140113888677645">
                <text:p>0.00140113888677645</text:p>
              </table:table-cell>
              <table:table-cell office:value-type="float" office:value="0.00140113888677645">
                <text:p>0.00140113888677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essdaten.E35:Messdaten.E40" chart:error-lower-range="Messdaten.E35:Messdaten.E40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05cm" chart:symbol-height="0.05cm" chart:link-data-style-to-source="true" chart:error-category="cell-range" chart:error-upper-range="Messdaten.E35:Messdaten.E40" chart:error-lower-range="Messdaten.E35:Messdaten.E4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2bf44"/>
    </style:style>
    <style:style style:name="ch11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Messdaten.E35:Messdaten.E40" chart:error-lower-range="Messdaten.E35:Messdaten.E40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63cm" svg:y="0.316cm" chart:style-name="ch2">
          <text:p>f über v</text:p>
        </chart:title>
        <chart:plot-area chart:style-name="ch3" table:cell-range-address="Messdaten.B35:Messdaten.B40 Messdaten.D35:Messdaten.D40" chart:data-source-has-labels="row" svg:x="1.331cm" svg:y="1.275cm" svg:width="14.349cm" svg:height="6.564cm">
          <chartooo:coordinate-region svg:x="2.138cm" svg:y="1.474cm" svg:width="13.262cm" svg:height="5.718cm"/>
          <chart:axis chart:dimension="x" chart:name="primary-x" chart:style-name="ch4">
            <chart:title svg:x="7.985cm" svg:y="8.019cm" chart:style-name="ch5">
              <text:p>v in ml</text:p>
            </chart:title>
          </chart:axis>
          <chart:axis chart:dimension="y" chart:name="primary-y" chart:style-name="ch6">
            <chart:title svg:x="0.451cm" svg:y="5.13cm" chart:style-name="ch7">
              <text:p>f in mm</text:p>
            </chart:title>
            <chart:grid chart:style-name="ch8" chart:class="major"/>
          </chart:axis>
          <chart:series chart:style-name="ch9" chart:values-cell-range-address="Messdaten.D35:Messdaten.D40" loext:label-string="k_bestimmung" chart:class="chart:scatter">
            <chart:domain table:cell-range-address="Messdaten.B35:Messdaten.B40"/>
            <chart:regression-curve chart:style-name="ch10">
              <chart:equation chart:display-equation="true" chart:display-r-square="true" svg:x="6.451cm" svg:y="1.521cm"/>
            </chart:regression-curve>
            <chart:error-indicator chart:style-name="ch11" chart:dimension="x"/>
            <chart:error-indicator chart:style-name="ch12" chart:dimension="y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_bestimmung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essdaten.B35:Messdaten.B40</svg:desc>
                </draw:g>
              </table:table-cell>
              <table:table-cell office:value-type="float" office:value="250">
                <text:p>250</text:p>
                <draw:g>
                  <svg:desc>Messdaten.D35:Messdaten.D40</svg:desc>
                </draw:g>
              </table:table-cell>
              <table:table-cell office:value-type="float" office:value="0.707106781186548">
                <text:p>0.707106781186548</text:p>
                <draw:g>
                  <svg:desc>Messdaten.E35:Messdaten.E40</svg:desc>
                </draw:g>
              </table:table-cell>
              <table:table-cell office:value-type="float" office:value="0.707106781186548">
                <text:p>0.707106781186548</text:p>
                <draw:g>
                  <svg:desc>Messdaten.E35:Messdaten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207">
                <text:p>20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80">
                <text:p>18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47">
                <text:p>1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34">
                <text:p>134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essdaten.H47:Messdaten.H54" chart:error-lower-range="Messdaten.H47:Messdaten.H54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05cm" chart:symbol-height="0.05cm" chart:link-data-style-to-source="true" chart:error-category="cell-range" chart:error-upper-range="Messdaten.H47:Messdaten.H54" chart:error-lower-range="Messdaten.H47:Messdaten.H54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2bf44"/>
    </style:style>
    <style:style style:name="ch10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Messdaten.H47:Messdaten.H54" chart:error-lower-range="Messdaten.H47:Messdaten.H5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x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63cm" svg:y="0.316cm" chart:style-name="ch2">
          <text:p>f über a</text:p>
        </chart:title>
        <chart:plot-area chart:style-name="ch3" table:cell-range-address="Messdaten.E47:Messdaten.E54 Messdaten.G47:Messdaten.G54" chart:data-source-has-labels="row" svg:x="1.331cm" svg:y="1.275cm" svg:width="14.349cm" svg:height="6.564cm">
          <chartooo:coordinate-region svg:x="2.138cm" svg:y="1.474cm" svg:width="13.17cm" svg:height="5.718cm"/>
          <chart:axis chart:dimension="x" chart:name="primary-x" chart:style-name="ch4">
            <chart:title svg:x="7.879cm" svg:y="8.019cm" chart:style-name="ch5">
              <text:p>a in mm</text:p>
            </chart:title>
          </chart:axis>
          <chart:axis chart:dimension="y" chart:name="primary-y" chart:style-name="ch4">
            <chart:title svg:x="0.451cm" svg:y="5.13cm" chart:style-name="ch6">
              <text:p>f in mm</text:p>
            </chart:title>
            <chart:grid chart:style-name="ch7" chart:class="major"/>
          </chart:axis>
          <chart:series chart:style-name="ch8" chart:values-cell-range-address="Messdaten.G47:Messdaten.G54" loext:label-string="f_über_a" chart:class="chart:scatter">
            <chart:domain table:cell-range-address="Messdaten.E47:Messdaten.E54"/>
            <chart:regression-curve chart:style-name="ch9">
              <chart:equation chart:display-equation="true" chart:display-r-square="true" svg:x="2.397cm" svg:y="1.6cm"/>
            </chart:regression-curve>
            <chart:error-indicator chart:style-name="ch10" chart:dimension="x"/>
            <chart:error-indicator chart:style-name="ch11" chart:dimension="y"/>
            <chart:data-point chart:repeated="4"/>
            <chart:data-point chart:style-name="ch12" chart:repeated="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_über_a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2">
                <text:p>1672</text:p>
                <draw:g>
                  <svg:desc>Messdaten.E47:Messdaten.E54</svg:desc>
                </draw:g>
              </table:table-cell>
              <table:table-cell office:value-type="float" office:value="194.418604651163">
                <text:p>194.418604651163</text:p>
                <draw:g>
                  <svg:desc>Messdaten.G47:Messdaten.G54</svg:desc>
                </draw:g>
              </table:table-cell>
              <table:table-cell office:value-type="float" office:value="0.00200935948083401">
                <text:p>0.00200935948083401</text:p>
                <draw:g>
                  <svg:desc>Messdaten.H47:Messdaten.H54</svg:desc>
                </draw:g>
              </table:table-cell>
              <table:table-cell office:value-type="float" office:value="0.00200935948083401">
                <text:p>0.00200935948083401</text:p>
                <draw:g>
                  <svg:desc>Messdaten.H47:Messdaten.H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2">
                <text:p>1472</text:p>
              </table:table-cell>
              <table:table-cell office:value-type="float" office:value="191.394799054374">
                <text:p>191.394799054374</text:p>
              </table:table-cell>
              <table:table-cell office:value-type="float" office:value="0.00197869825364225">
                <text:p>0.00197869825364225</text:p>
              </table:table-cell>
              <table:table-cell office:value-type="float" office:value="0.00197869825364225">
                <text:p>0.00197869825364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2">
                <text:p>1272</text:p>
              </table:table-cell>
              <table:table-cell office:value-type="float" office:value="187.560321715818">
                <text:p>187.560321715818</text:p>
              </table:table-cell>
              <table:table-cell office:value-type="float" office:value="0.00194020563944699">
                <text:p>0.00194020563944699</text:p>
              </table:table-cell>
              <table:table-cell office:value-type="float" office:value="0.00194020563944699">
                <text:p>0.00194020563944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2">
                <text:p>1072</text:p>
              </table:table-cell>
              <table:table-cell office:value-type="float" office:value="182.538699690402">
                <text:p>182.538699690402</text:p>
              </table:table-cell>
              <table:table-cell office:value-type="float" office:value="0.00189074115421192">
                <text:p>0.00189074115421192</text:p>
              </table:table-cell>
              <table:table-cell office:value-type="float" office:value="0.00189074115421192">
                <text:p>0.00189074115421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2">
                <text:p>872</text:p>
              </table:table-cell>
              <table:table-cell office:value-type="float" office:value="175.677655677656">
                <text:p>175.677655677656</text:p>
              </table:table-cell>
              <table:table-cell office:value-type="float" office:value="0.00182584803693287">
                <text:p>0.00182584803693287</text:p>
              </table:table-cell>
              <table:table-cell office:value-type="float" office:value="0.00182584803693287">
                <text:p>0.00182584803693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">
                <text:p>672</text:p>
              </table:table-cell>
              <table:table-cell office:value-type="float" office:value="165.739910313901">
                <text:p>165.739910313901</text:p>
              </table:table-cell>
              <table:table-cell office:value-type="float" office:value="0.00174144162085959">
                <text:p>0.00174144162085959</text:p>
              </table:table-cell>
              <table:table-cell office:value-type="float" office:value="0.00174144162085959">
                <text:p>0.00174144162085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2">
                <text:p>472</text:p>
              </table:table-cell>
              <table:table-cell office:value-type="float" office:value="150.057803468208">
                <text:p>150.057803468208</text:p>
              </table:table-cell>
              <table:table-cell office:value-type="float" office:value="0.00165630004128066">
                <text:p>0.00165630004128066</text:p>
              </table:table-cell>
              <table:table-cell office:value-type="float" office:value="0.00165630004128066">
                <text:p>0.00165630004128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">
                <text:p>272</text:p>
              </table:table-cell>
              <table:table-cell office:value-type="float" office:value="121.626016260163">
                <text:p>121.626016260163</text:p>
              </table:table-cell>
              <table:table-cell office:value-type="float" office:value="0.00189885200827232">
                <text:p>0.00189885200827232</text:p>
              </table:table-cell>
              <table:table-cell office:value-type="float" office:value="0.00189885200827232">
                <text:p>0.001898852008272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Messdaten.H60:Messdaten.H68" chart:error-lower-range="Messdaten.H60:Messdaten.H68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05cm" chart:symbol-height="0.05cm" chart:link-data-style-to-source="true" chart:error-category="cell-range" chart:error-upper-range="Messdaten.H60:Messdaten.H68" chart:error-lower-range="Messdaten.H60:Messdaten.H68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2bf44"/>
    </style:style>
    <style:style style:name="ch10" style:family="chart">
      <style:chart-properties chart:error-upper-indicator="true" chart:error-lower-indicator="true" chart:error-category="cell-range" chart:error-upper-range="Messdaten.F60:Messdaten.F68" chart:error-lower-range="Messdaten.F60:Messdaten.F68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Messdaten.H60:Messdaten.H68" chart:error-lower-range="Messdaten.H60:Messdaten.H68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63cm" svg:y="0.316cm" chart:style-name="ch2">
          <text:p>f über a</text:p>
        </chart:title>
        <chart:plot-area chart:style-name="ch3" table:cell-range-address="Messdaten.E60:Messdaten.E67 Messdaten.G60:Messdaten.G67" chart:data-source-has-labels="row" svg:x="1.172cm" svg:y="1.247cm" svg:width="14.348cm" svg:height="6.563cm">
          <chartooo:coordinate-region svg:x="1.979cm" svg:y="1.446cm" svg:width="13.169cm" svg:height="5.717cm"/>
          <chart:axis chart:dimension="x" chart:name="primary-x" chart:style-name="ch4">
            <chart:title svg:x="7.72cm" svg:y="7.99cm" chart:style-name="ch5">
              <text:p>a in mm</text:p>
            </chart:title>
          </chart:axis>
          <chart:axis chart:dimension="y" chart:name="primary-y" chart:style-name="ch4">
            <chart:title svg:x="0.292cm" svg:y="5.101cm" chart:style-name="ch6">
              <text:p>f in mm</text:p>
            </chart:title>
            <chart:grid chart:style-name="ch7" chart:class="major"/>
          </chart:axis>
          <chart:series chart:style-name="ch8" chart:values-cell-range-address="Messdaten.G60:Messdaten.G67" loext:label-string="f_über_a" chart:class="chart:scatter">
            <chart:domain table:cell-range-address="Messdaten.E60:Messdaten.E67"/>
            <chart:regression-curve chart:style-name="ch9">
              <chart:equation chart:display-equation="true" chart:display-r-square="true" svg:x="2.241cm" svg:y="1.591cm"/>
            </chart:regression-curve>
            <chart:error-indicator chart:style-name="ch10" chart:dimension="x"/>
            <chart:error-indicator chart:style-name="ch11" chart:dimension="y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_über_a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2">
                <text:p>1722</text:p>
                <draw:g>
                  <svg:desc>Messdaten.E60:Messdaten.E67</svg:desc>
                </draw:g>
              </table:table-cell>
              <table:table-cell office:value-type="float" office:value="154.725158562368">
                <text:p>154.725158562368</text:p>
                <draw:g>
                  <svg:desc>Messdaten.G60:Messdaten.G67</svg:desc>
                </draw:g>
              </table:table-cell>
              <table:table-cell office:value-type="float" office:value="0.866025403784439">
                <text:p>0.866025403784439</text:p>
                <draw:g>
                  <svg:desc>Messdaten.F60:Messdaten.F68</svg:desc>
                </draw:g>
              </table:table-cell>
              <table:table-cell office:value-type="float" office:value="0.866025403784439">
                <text:p>0.866025403784439</text:p>
                <draw:g>
                  <svg:desc>Messdaten.F60:Messdaten.F68</svg:desc>
                </draw:g>
              </table:table-cell>
              <table:table-cell office:value-type="float" office:value="0.00267728723625435">
                <text:p>0.00267728723625435</text:p>
                <draw:g>
                  <svg:desc>Messdaten.H60:Messdaten.H68</svg:desc>
                </draw:g>
              </table:table-cell>
              <table:table-cell office:value-type="float" office:value="0.00267728723625435">
                <text:p>0.00267728723625435</text:p>
                <draw:g>
                  <svg:desc>Messdaten.H60:Messdaten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2">
                <text:p>1522</text:p>
              </table:table-cell>
              <table:table-cell office:value-type="float" office:value="152.919621749409">
                <text:p>152.91962174940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00264628580451367">
                <text:p>0.00264628580451367</text:p>
              </table:table-cell>
              <table:table-cell office:value-type="float" office:value="0.00264628580451367">
                <text:p>0.00264628580451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2">
                <text:p>1322</text:p>
              </table:table-cell>
              <table:table-cell office:value-type="float" office:value="150.630026809651">
                <text:p>150.630026809651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00260712452713254">
                <text:p>0.00260712452713254</text:p>
              </table:table-cell>
              <table:table-cell office:value-type="float" office:value="0.00260712452713254">
                <text:p>0.00260712452713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2">
                <text:p>1122</text:p>
              </table:table-cell>
              <table:table-cell office:value-type="float" office:value="147.631578947368">
                <text:p>147.63157894736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00255619791147695">
                <text:p>0.00255619791147695</text:p>
              </table:table-cell>
              <table:table-cell office:value-type="float" office:value="0.00255619791147695">
                <text:p>0.00255619791147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2">
                <text:p>922</text:p>
              </table:table-cell>
              <table:table-cell office:value-type="float" office:value="143.534798534799">
                <text:p>143.53479853479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00248760248030912">
                <text:p>0.00248760248030912</text:p>
              </table:table-cell>
              <table:table-cell office:value-type="float" office:value="0.00248760248030912">
                <text:p>0.00248760248030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2">
                <text:p>722</text:p>
              </table:table-cell>
              <table:table-cell office:value-type="float" office:value="137.600896860987">
                <text:p>137.60089686098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00239158885249392">
                <text:p>0.00239158885249392</text:p>
              </table:table-cell>
              <table:table-cell office:value-type="float" office:value="0.00239158885249392">
                <text:p>0.00239158885249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2">
                <text:p>522</text:p>
              </table:table-cell>
              <table:table-cell office:value-type="float" office:value="128.236994219653">
                <text:p>128.23699421965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00225575858370704">
                <text:p>0.00225575858370704</text:p>
              </table:table-cell>
              <table:table-cell office:value-type="float" office:value="0.00225575858370704">
                <text:p>0.0022557585837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">
                <text:p>322</text:p>
              </table:table-cell>
              <table:table-cell office:value-type="float" office:value="111.260162601626">
                <text:p>111.26016260162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00213750129542757">
                <text:p>0.00213750129542757</text:p>
              </table:table-cell>
              <table:table-cell office:value-type="float" office:value="0.00213750129542757">
                <text:p>0.00213750129542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00431155554281349">
                <text:p>0.00431155554281349</text:p>
              </table:table-cell>
              <table:table-cell office:value-type="float" office:value="0.00431155554281349">
                <text:p>0.004311555542813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